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4mm"/>
    </style:style>
    <style:style style:name="co2" style:family="table-column">
      <style:table-column-properties fo:break-before="auto" style:column-width="18.34mm"/>
    </style:style>
    <style:style style:name="co3" style:family="table-column">
      <style:table-column-properties fo:break-before="auto" style:column-width="7.4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7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3" table:default-cell-style-name="Default"/>
        <table:table-column table:style-name="co1" table:default-cell-style-name="ce3"/>
        <table:table-column table:style-name="co4" table:default-cell-style-name="Default"/>
        <table:table-column table:style-name="co1" table:default-cell-style-name="ce3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1];[.B1];[.C1];[.D1];[.E1];[.F1];[.H1];[.I1];[.J1];[.K1];[.L1];[.M1];)" office:value-type="string" office:string-value="{“humedad“:30,”temperatura26,”radiación”:18}" calcext:value-type="string">
            <text:p>{“humedad“:30,”temperatura26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2];[.B2];[.C2];[.D2];[.E2];[.F2];[.H2];[.I2];[.J2];[.K2];[.L2];[.M2];)" office:value-type="string" office:string-value="{“humedad“:23,”temperatura18,”radiación”:19}" calcext:value-type="string">
            <text:p>{“humedad“:23,”temperatura18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3];[.B3];[.C3];[.D3];[.E3];[.F3];[.H3];[.I3];[.J3];[.K3];[.L3];[.M3];)" office:value-type="string" office:string-value="{“humedad“:16,”temperatura13,”radiación”:13}" calcext:value-type="string">
            <text:p>{“humedad“:16,”temperatura13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4];[.B4];[.C4];[.D4];[.E4];[.F4];[.H4];[.I4];[.J4];[.K4];[.L4];[.M4];)" office:value-type="string" office:string-value="{“humedad“:11,”temperatura15,”radiación”:10}" calcext:value-type="string">
            <text:p>{“humedad“:11,”temperatura15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5];[.B5];[.C5];[.D5];[.E5];[.F5];[.H5];[.I5];[.J5];[.K5];[.L5];[.M5];)" office:value-type="string" office:string-value="{“humedad“:15,”temperatura12,”radiación”:11}" calcext:value-type="string">
            <text:p>{“humedad“:15,”temperatura12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6];[.B6];[.C6];[.D6];[.E6];[.F6];[.H6];[.I6];[.J6];[.K6];[.L6];[.M6];)" office:value-type="string" office:string-value="{“humedad“:22,”temperatura28,”radiación”:16}" calcext:value-type="string">
            <text:p>{“humedad“:22,”temperatura28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7];[.B7];[.C7];[.D7];[.E7];[.F7];[.H7];[.I7];[.J7];[.K7];[.L7];[.M7];)" office:value-type="string" office:string-value="{“humedad“:13,”temperatura28,”radiación”:18}" calcext:value-type="string">
            <text:p>{“humedad“:13,”temperatura28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8];[.B8];[.C8];[.D8];[.E8];[.F8];[.H8];[.I8];[.J8];[.K8];[.L8];[.M8];)" office:value-type="string" office:string-value="{“humedad“:25,”temperatura13,”radiación”:12}" calcext:value-type="string">
            <text:p>{“humedad“:25,”temperatura13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9];[.B9];[.C9];[.D9];[.E9];[.F9];[.H9];[.I9];[.J9];[.K9];[.L9];[.M9];)" office:value-type="string" office:string-value="{“humedad“:24,”temperatura23,”radiación”:18}" calcext:value-type="string">
            <text:p>{“humedad“:24,”temperatura23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10];[.B10];[.C10];[.D10];[.E10];[.F10];[.H10];[.I10];[.J10];[.K10];[.L10];[.M10];)" office:value-type="string" office:string-value="{“humedad“:18,”temperatura26,”radiación”:20}" calcext:value-type="string">
            <text:p>{“humedad“:18,”temperatura26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11];[.B11];[.C11];[.D11];[.E11];[.F11];[.H11];[.I11];[.J11];[.K11];[.L11];[.M11];)" office:value-type="string" office:string-value="{“humedad“:20,”temperatura29,”radiación”:10}" calcext:value-type="string">
            <text:p>{“humedad“:20,”temperatura29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12];[.B12];[.C12];[.D12];[.E12];[.F12];[.H12];[.I12];[.J12];[.K12];[.L12];[.M12];)" office:value-type="string" office:string-value="{“humedad“:12,”temperatura24,”radiación”:11}" calcext:value-type="string">
            <text:p>{“humedad“:12,”temperatura24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13];[.B13];[.C13];[.D13];[.E13];[.F13];[.H13];[.I13];[.J13];[.K13];[.L13];[.M13];)" office:value-type="string" office:string-value="{“humedad“:16,”temperatura29,”radiación”:15}" calcext:value-type="string">
            <text:p>{“humedad“:16,”temperatura29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14];[.B14];[.C14];[.D14];[.E14];[.F14];[.H14];[.I14];[.J14];[.K14];[.L14];[.M14];)" office:value-type="string" office:string-value="{“humedad“:28,”temperatura18,”radiación”:18}" calcext:value-type="string">
            <text:p>{“humedad“:28,”temperatura18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15];[.B15];[.C15];[.D15];[.E15];[.F15];[.H15];[.I15];[.J15];[.K15];[.L15];[.M15];)" office:value-type="string" office:string-value="{“humedad“:24,”temperatura14,”radiación”:15}" calcext:value-type="string">
            <text:p>{“humedad“:24,”temperatura14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16];[.B16];[.C16];[.D16];[.E16];[.F16];[.H16];[.I16];[.J16];[.K16];[.L16];[.M16];)" office:value-type="string" office:string-value="{“humedad“:24,”temperatura11,”radiación”:20}" calcext:value-type="string">
            <text:p>{“humedad“:24,”temperatura11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17];[.B17];[.C17];[.D17];[.E17];[.F17];[.H17];[.I17];[.J17];[.K17];[.L17];[.M17];)" office:value-type="string" office:string-value="{“humedad“:28,”temperatura20,”radiación”:13}" calcext:value-type="string">
            <text:p>{“humedad“:28,”temperatura20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18];[.B18];[.C18];[.D18];[.E18];[.F18];[.H18];[.I18];[.J18];[.K18];[.L18];[.M18];)" office:value-type="string" office:string-value="{“humedad“:28,”temperatura16,”radiación”:20}" calcext:value-type="string">
            <text:p>{“humedad“:28,”temperatura16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19];[.B19];[.C19];[.D19];[.E19];[.F19];[.H19];[.I19];[.J19];[.K19];[.L19];[.M19];)" office:value-type="string" office:string-value="{“humedad“:16,”temperatura30,”radiación”:18}" calcext:value-type="string">
            <text:p>{“humedad“:16,”temperatura30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20];[.B20];[.C20];[.D20];[.E20];[.F20];[.H20];[.I20];[.J20];[.K20];[.L20];[.M20];)" office:value-type="string" office:string-value="{“humedad“:12,”temperatura11,”radiación”:17}" calcext:value-type="string">
            <text:p>{“humedad“:12,”temperatura11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21];[.B21];[.C21];[.D21];[.E21];[.F21];[.H21];[.I21];[.J21];[.K21];[.L21];[.M21];)" office:value-type="string" office:string-value="{“humedad“:27,”temperatura30,”radiación”:10}" calcext:value-type="string">
            <text:p>{“humedad“:27,”temperatura30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22];[.B22];[.C22];[.D22];[.E22];[.F22];[.H22];[.I22];[.J22];[.K22];[.L22];[.M22];)" office:value-type="string" office:string-value="{“humedad“:29,”temperatura25,”radiación”:16}" calcext:value-type="string">
            <text:p>{“humedad“:29,”temperatura25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23];[.B23];[.C23];[.D23];[.E23];[.F23];[.H23];[.I23];[.J23];[.K23];[.L23];[.M23];)" office:value-type="string" office:string-value="{“humedad“:24,”temperatura30,”radiación”:14}" calcext:value-type="string">
            <text:p>{“humedad“:24,”temperatura30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24];[.B24];[.C24];[.D24];[.E24];[.F24];[.H24];[.I24];[.J24];[.K24];[.L24];[.M24];)" office:value-type="string" office:string-value="{“humedad“:24,”temperatura12,”radiación”:15}" calcext:value-type="string">
            <text:p>{“humedad“:24,”temperatura12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25];[.B25];[.C25];[.D25];[.E25];[.F25];[.H25];[.I25];[.J25];[.K25];[.L25];[.M25];)" office:value-type="string" office:string-value="{“humedad“:12,”temperatura30,”radiación”:15}" calcext:value-type="string">
            <text:p>{“humedad“:12,”temperatura30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26];[.B26];[.C26];[.D26];[.E26];[.F26];[.H26];[.I26];[.J26];[.K26];[.L26];[.M26];)" office:value-type="string" office:string-value="{“humedad“:23,”temperatura22,”radiación”:11}" calcext:value-type="string">
            <text:p>{“humedad“:23,”temperatura22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27];[.B27];[.C27];[.D27];[.E27];[.F27];[.H27];[.I27];[.J27];[.K27];[.L27];[.M27];)" office:value-type="string" office:string-value="{“humedad“:11,”temperatura21,”radiación”:16}" calcext:value-type="string">
            <text:p>{“humedad“:11,”temperatura21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28];[.B28];[.C28];[.D28];[.E28];[.F28];[.H28];[.I28];[.J28];[.K28];[.L28];[.M28];)" office:value-type="string" office:string-value="{“humedad“:17,”temperatura29,”radiación”:20}" calcext:value-type="string">
            <text:p>{“humedad“:17,”temperatura29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29];[.B29];[.C29];[.D29];[.E29];[.F29];[.H29];[.I29];[.J29];[.K29];[.L29];[.M29];)" office:value-type="string" office:string-value="{“humedad“:11,”temperatura19,”radiación”:10}" calcext:value-type="string">
            <text:p>{“humedad“:11,”temperatura19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30];[.B30];[.C30];[.D30];[.E30];[.F30];[.H30];[.I30];[.J30];[.K30];[.L30];[.M30];)" office:value-type="string" office:string-value="{“humedad“:22,”temperatura24,”radiación”:11}" calcext:value-type="string">
            <text:p>{“humedad“:22,”temperatura24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31];[.B31];[.C31];[.D31];[.E31];[.F31];[.H31];[.I31];[.J31];[.K31];[.L31];[.M31];)" office:value-type="string" office:string-value="{“humedad“:30,”temperatura24,”radiación”:17}" calcext:value-type="string">
            <text:p>{“humedad“:30,”temperatura24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32];[.B32];[.C32];[.D32];[.E32];[.F32];[.H32];[.I32];[.J32];[.K32];[.L32];[.M32];)" office:value-type="string" office:string-value="{“humedad“:26,”temperatura29,”radiación”:12}" calcext:value-type="string">
            <text:p>{“humedad“:26,”temperatura29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33];[.B33];[.C33];[.D33];[.E33];[.F33];[.H33];[.I33];[.J33];[.K33];[.L33];[.M33];)" office:value-type="string" office:string-value="{“humedad“:29,”temperatura15,”radiación”:17}" calcext:value-type="string">
            <text:p>{“humedad“:29,”temperatura15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34];[.B34];[.C34];[.D34];[.E34];[.F34];[.H34];[.I34];[.J34];[.K34];[.L34];[.M34];)" office:value-type="string" office:string-value="{“humedad“:12,”temperatura26,”radiación”:19}" calcext:value-type="string">
            <text:p>{“humedad“:12,”temperatura26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35];[.B35];[.C35];[.D35];[.E35];[.F35];[.H35];[.I35];[.J35];[.K35];[.L35];[.M35];)" office:value-type="string" office:string-value="{“humedad“:18,”temperatura18,”radiación”:15}" calcext:value-type="string">
            <text:p>{“humedad“:18,”temperatura18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36];[.B36];[.C36];[.D36];[.E36];[.F36];[.H36];[.I36];[.J36];[.K36];[.L36];[.M36];)" office:value-type="string" office:string-value="{“humedad“:27,”temperatura24,”radiación”:15}" calcext:value-type="string">
            <text:p>{“humedad“:27,”temperatura24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37];[.B37];[.C37];[.D37];[.E37];[.F37];[.H37];[.I37];[.J37];[.K37];[.L37];[.M37];)" office:value-type="string" office:string-value="{“humedad“:10,”temperatura29,”radiación”:15}" calcext:value-type="string">
            <text:p>{“humedad“:10,”temperatura29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38];[.B38];[.C38];[.D38];[.E38];[.F38];[.H38];[.I38];[.J38];[.K38];[.L38];[.M38];)" office:value-type="string" office:string-value="{“humedad“:26,”temperatura28,”radiación”:12}" calcext:value-type="string">
            <text:p>{“humedad“:26,”temperatura28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39];[.B39];[.C39];[.D39];[.E39];[.F39];[.H39];[.I39];[.J39];[.K39];[.L39];[.M39];)" office:value-type="string" office:string-value="{“humedad“:20,”temperatura29,”radiación”:20}" calcext:value-type="string">
            <text:p>{“humedad“:20,”temperatura29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40];[.B40];[.C40];[.D40];[.E40];[.F40];[.H40];[.I40];[.J40];[.K40];[.L40];[.M40];)" office:value-type="string" office:string-value="{“humedad“:13,”temperatura22,”radiación”:20}" calcext:value-type="string">
            <text:p>{“humedad“:13,”temperatura22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41];[.B41];[.C41];[.D41];[.E41];[.F41];[.H41];[.I41];[.J41];[.K41];[.L41];[.M41];)" office:value-type="string" office:string-value="{“humedad“:21,”temperatura29,”radiación”:16}" calcext:value-type="string">
            <text:p>{“humedad“:21,”temperatura29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42];[.B42];[.C42];[.D42];[.E42];[.F42];[.H42];[.I42];[.J42];[.K42];[.L42];[.M42];)" office:value-type="string" office:string-value="{“humedad“:11,”temperatura29,”radiación”:11}" calcext:value-type="string">
            <text:p>{“humedad“:11,”temperatura29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43];[.B43];[.C43];[.D43];[.E43];[.F43];[.H43];[.I43];[.J43];[.K43];[.L43];[.M43];)" office:value-type="string" office:string-value="{“humedad“:28,”temperatura26,”radiación”:11}" calcext:value-type="string">
            <text:p>{“humedad“:28,”temperatura26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44];[.B44];[.C44];[.D44];[.E44];[.F44];[.H44];[.I44];[.J44];[.K44];[.L44];[.M44];)" office:value-type="string" office:string-value="{“humedad“:13,”temperatura29,”radiación”:19}" calcext:value-type="string">
            <text:p>{“humedad“:13,”temperatura29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45];[.B45];[.C45];[.D45];[.E45];[.F45];[.H45];[.I45];[.J45];[.K45];[.L45];[.M45];)" office:value-type="string" office:string-value="{“humedad“:19,”temperatura12,”radiación”:20}" calcext:value-type="string">
            <text:p>{“humedad“:19,”temperatura12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46];[.B46];[.C46];[.D46];[.E46];[.F46];[.H46];[.I46];[.J46];[.K46];[.L46];[.M46];)" office:value-type="string" office:string-value="{“humedad“:22,”temperatura16,”radiación”:12}" calcext:value-type="string">
            <text:p>{“humedad“:22,”temperatura16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47];[.B47];[.C47];[.D47];[.E47];[.F47];[.H47];[.I47];[.J47];[.K47];[.L47];[.M47];)" office:value-type="string" office:string-value="{“humedad“:14,”temperatura12,”radiación”:10}" calcext:value-type="string">
            <text:p>{“humedad“:14,”temperatura12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48];[.B48];[.C48];[.D48];[.E48];[.F48];[.H48];[.I48];[.J48];[.K48];[.L48];[.M48];)" office:value-type="string" office:string-value="{“humedad“:10,”temperatura28,”radiación”:17}" calcext:value-type="string">
            <text:p>{“humedad“:10,”temperatura28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49];[.B49];[.C49];[.D49];[.E49];[.F49];[.H49];[.I49];[.J49];[.K49];[.L49];[.M49];)" office:value-type="string" office:string-value="{“humedad“:19,”temperatura20,”radiación”:18}" calcext:value-type="string">
            <text:p>{“humedad“:19,”temperatura20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50];[.B50];[.C50];[.D50];[.E50];[.F50];[.H50];[.I50];[.J50];[.K50];[.L50];[.M50];)" office:value-type="string" office:string-value="{“humedad“:26,”temperatura26,”radiación”:20}" calcext:value-type="string">
            <text:p>{“humedad“:26,”temperatura26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51];[.B51];[.C51];[.D51];[.E51];[.F51];[.H51];[.I51];[.J51];[.K51];[.L51];[.M51];)" office:value-type="string" office:string-value="{“humedad“:25,”temperatura19,”radiación”:10}" calcext:value-type="string">
            <text:p>{“humedad“:25,”temperatura19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52];[.B52];[.C52];[.D52];[.E52];[.F52];[.H52];[.I52];[.J52];[.K52];[.L52];[.M52];)" office:value-type="string" office:string-value="{“humedad“:28,”temperatura18,”radiación”:18}" calcext:value-type="string">
            <text:p>{“humedad“:28,”temperatura18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53];[.B53];[.C53];[.D53];[.E53];[.F53];[.H53];[.I53];[.J53];[.K53];[.L53];[.M53];)" office:value-type="string" office:string-value="{“humedad“:27,”temperatura10,”radiación”:13}" calcext:value-type="string">
            <text:p>{“humedad“:27,”temperatura10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54];[.B54];[.C54];[.D54];[.E54];[.F54];[.H54];[.I54];[.J54];[.K54];[.L54];[.M54];)" office:value-type="string" office:string-value="{“humedad“:30,”temperatura23,”radiación”:13}" calcext:value-type="string">
            <text:p>{“humedad“:30,”temperatura23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55];[.B55];[.C55];[.D55];[.E55];[.F55];[.H55];[.I55];[.J55];[.K55];[.L55];[.M55];)" office:value-type="string" office:string-value="{“humedad“:17,”temperatura14,”radiación”:14}" calcext:value-type="string">
            <text:p>{“humedad“:17,”temperatura14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56];[.B56];[.C56];[.D56];[.E56];[.F56];[.H56];[.I56];[.J56];[.K56];[.L56];[.M56];)" office:value-type="string" office:string-value="{“humedad“:11,”temperatura28,”radiación”:20}" calcext:value-type="string">
            <text:p>{“humedad“:11,”temperatura28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57];[.B57];[.C57];[.D57];[.E57];[.F57];[.H57];[.I57];[.J57];[.K57];[.L57];[.M57];)" office:value-type="string" office:string-value="{“humedad“:18,”temperatura18,”radiación”:12}" calcext:value-type="string">
            <text:p>{“humedad“:18,”temperatura18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58];[.B58];[.C58];[.D58];[.E58];[.F58];[.H58];[.I58];[.J58];[.K58];[.L58];[.M58];)" office:value-type="string" office:string-value="{“humedad“:26,”temperatura16,”radiación”:10}" calcext:value-type="string">
            <text:p>{“humedad“:26,”temperatura16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59];[.B59];[.C59];[.D59];[.E59];[.F59];[.H59];[.I59];[.J59];[.K59];[.L59];[.M59];)" office:value-type="string" office:string-value="{“humedad“:20,”temperatura18,”radiación”:17}" calcext:value-type="string">
            <text:p>{“humedad“:20,”temperatura18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60];[.B60];[.C60];[.D60];[.E60];[.F60];[.H60];[.I60];[.J60];[.K60];[.L60];[.M60];)" office:value-type="string" office:string-value="{“humedad“:17,”temperatura11,”radiación”:17}" calcext:value-type="string">
            <text:p>{“humedad“:17,”temperatura11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61];[.B61];[.C61];[.D61];[.E61];[.F61];[.H61];[.I61];[.J61];[.K61];[.L61];[.M61];)" office:value-type="string" office:string-value="{“humedad“:27,”temperatura12,”radiación”:10}" calcext:value-type="string">
            <text:p>{“humedad“:27,”temperatura12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62];[.B62];[.C62];[.D62];[.E62];[.F62];[.H62];[.I62];[.J62];[.K62];[.L62];[.M62];)" office:value-type="string" office:string-value="{“humedad“:17,”temperatura14,”radiación”:18}" calcext:value-type="string">
            <text:p>{“humedad“:17,”temperatura14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63];[.B63];[.C63];[.D63];[.E63];[.F63];[.H63];[.I63];[.J63];[.K63];[.L63];[.M63];)" office:value-type="string" office:string-value="{“humedad“:19,”temperatura17,”radiación”:15}" calcext:value-type="string">
            <text:p>{“humedad“:19,”temperatura17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64];[.B64];[.C64];[.D64];[.E64];[.F64];[.H64];[.I64];[.J64];[.K64];[.L64];[.M64];)" office:value-type="string" office:string-value="{“humedad“:18,”temperatura19,”radiación”:19}" calcext:value-type="string">
            <text:p>{“humedad“:18,”temperatura19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65];[.B65];[.C65];[.D65];[.E65];[.F65];[.H65];[.I65];[.J65];[.K65];[.L65];[.M65];)" office:value-type="string" office:string-value="{“humedad“:21,”temperatura22,”radiación”:15}" calcext:value-type="string">
            <text:p>{“humedad“:21,”temperatura22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66];[.B66];[.C66];[.D66];[.E66];[.F66];[.H66];[.I66];[.J66];[.K66];[.L66];[.M66];)" office:value-type="string" office:string-value="{“humedad“:13,”temperatura30,”radiación”:12}" calcext:value-type="string">
            <text:p>{“humedad“:13,”temperatura30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67];[.B67];[.C67];[.D67];[.E67];[.F67];[.H67];[.I67];[.J67];[.K67];[.L67];[.M67];)" office:value-type="string" office:string-value="{“humedad“:12,”temperatura12,”radiación”:19}" calcext:value-type="string">
            <text:p>{“humedad“:12,”temperatura12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68];[.B68];[.C68];[.D68];[.E68];[.F68];[.H68];[.I68];[.J68];[.K68];[.L68];[.M68];)" office:value-type="string" office:string-value="{“humedad“:17,”temperatura17,”radiación”:13}" calcext:value-type="string">
            <text:p>{“humedad“:17,”temperatura17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69];[.B69];[.C69];[.D69];[.E69];[.F69];[.H69];[.I69];[.J69];[.K69];[.L69];[.M69];)" office:value-type="string" office:string-value="{“humedad“:30,”temperatura29,”radiación”:12}" calcext:value-type="string">
            <text:p>{“humedad“:30,”temperatura29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70];[.B70];[.C70];[.D70];[.E70];[.F70];[.H70];[.I70];[.J70];[.K70];[.L70];[.M70];)" office:value-type="string" office:string-value="{“humedad“:14,”temperatura18,”radiación”:17}" calcext:value-type="string">
            <text:p>{“humedad“:14,”temperatura18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71];[.B71];[.C71];[.D71];[.E71];[.F71];[.H71];[.I71];[.J71];[.K71];[.L71];[.M71];)" office:value-type="string" office:string-value="{“humedad“:17,”temperatura25,”radiación”:11}" calcext:value-type="string">
            <text:p>{“humedad“:17,”temperatura25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72];[.B72];[.C72];[.D72];[.E72];[.F72];[.H72];[.I72];[.J72];[.K72];[.L72];[.M72];)" office:value-type="string" office:string-value="{“humedad“:27,”temperatura27,”radiación”:10}" calcext:value-type="string">
            <text:p>{“humedad“:27,”temperatura27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73];[.B73];[.C73];[.D73];[.E73];[.F73];[.H73];[.I73];[.J73];[.K73];[.L73];[.M73];)" office:value-type="string" office:string-value="{“humedad“:18,”temperatura22,”radiación”:15}" calcext:value-type="string">
            <text:p>{“humedad“:18,”temperatura22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74];[.B74];[.C74];[.D74];[.E74];[.F74];[.H74];[.I74];[.J74];[.K74];[.L74];[.M74];)" office:value-type="string" office:string-value="{“humedad“:25,”temperatura21,”radiación”:19}" calcext:value-type="string">
            <text:p>{“humedad“:25,”temperatura21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75];[.B75];[.C75];[.D75];[.E75];[.F75];[.H75];[.I75];[.J75];[.K75];[.L75];[.M75];)" office:value-type="string" office:string-value="{“humedad“:17,”temperatura22,”radiación”:14}" calcext:value-type="string">
            <text:p>{“humedad“:17,”temperatura22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76];[.B76];[.C76];[.D76];[.E76];[.F76];[.H76];[.I76];[.J76];[.K76];[.L76];[.M76];)" office:value-type="string" office:string-value="{“humedad“:21,”temperatura27,”radiación”:20}" calcext:value-type="string">
            <text:p>{“humedad“:21,”temperatura27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77];[.B77];[.C77];[.D77];[.E77];[.F77];[.H77];[.I77];[.J77];[.K77];[.L77];[.M77];)" office:value-type="string" office:string-value="{“humedad“:16,”temperatura16,”radiación”:14}" calcext:value-type="string">
            <text:p>{“humedad“:16,”temperatura16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78];[.B78];[.C78];[.D78];[.E78];[.F78];[.H78];[.I78];[.J78];[.K78];[.L78];[.M78];)" office:value-type="string" office:string-value="{“humedad“:15,”temperatura30,”radiación”:10}" calcext:value-type="string">
            <text:p>{“humedad“:15,”temperatura30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79];[.B79];[.C79];[.D79];[.E79];[.F79];[.H79];[.I79];[.J79];[.K79];[.L79];[.M79];)" office:value-type="string" office:string-value="{“humedad“:26,”temperatura15,”radiación”:20}" calcext:value-type="string">
            <text:p>{“humedad“:26,”temperatura15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80];[.B80];[.C80];[.D80];[.E80];[.F80];[.H80];[.I80];[.J80];[.K80];[.L80];[.M80];)" office:value-type="string" office:string-value="{“humedad“:18,”temperatura22,”radiación”:12}" calcext:value-type="string">
            <text:p>{“humedad“:18,”temperatura22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81];[.B81];[.C81];[.D81];[.E81];[.F81];[.H81];[.I81];[.J81];[.K81];[.L81];[.M81];)" office:value-type="string" office:string-value="{“humedad“:16,”temperatura12,”radiación”:15}" calcext:value-type="string">
            <text:p>{“humedad“:16,”temperatura12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82];[.B82];[.C82];[.D82];[.E82];[.F82];[.H82];[.I82];[.J82];[.K82];[.L82];[.M82];)" office:value-type="string" office:string-value="{“humedad“:18,”temperatura19,”radiación”:12}" calcext:value-type="string">
            <text:p>{“humedad“:18,”temperatura19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83];[.B83];[.C83];[.D83];[.E83];[.F83];[.H83];[.I83];[.J83];[.K83];[.L83];[.M83];)" office:value-type="string" office:string-value="{“humedad“:29,”temperatura10,”radiación”:19}" calcext:value-type="string">
            <text:p>{“humedad“:29,”temperatura10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84];[.B84];[.C84];[.D84];[.E84];[.F84];[.H84];[.I84];[.J84];[.K84];[.L84];[.M84];)" office:value-type="string" office:string-value="{“humedad“:24,”temperatura14,”radiación”:20}" calcext:value-type="string">
            <text:p>{“humedad“:24,”temperatura14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85];[.B85];[.C85];[.D85];[.E85];[.F85];[.H85];[.I85];[.J85];[.K85];[.L85];[.M85];)" office:value-type="string" office:string-value="{“humedad“:24,”temperatura15,”radiación”:10}" calcext:value-type="string">
            <text:p>{“humedad“:24,”temperatura15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86];[.B86];[.C86];[.D86];[.E86];[.F86];[.H86];[.I86];[.J86];[.K86];[.L86];[.M86];)" office:value-type="string" office:string-value="{“humedad“:30,”temperatura26,”radiación”:11}" calcext:value-type="string">
            <text:p>{“humedad“:30,”temperatura26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87];[.B87];[.C87];[.D87];[.E87];[.F87];[.H87];[.I87];[.J87];[.K87];[.L87];[.M87];)" office:value-type="string" office:string-value="{“humedad“:15,”temperatura18,”radiación”:12}" calcext:value-type="string">
            <text:p>{“humedad“:15,”temperatura18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88];[.B88];[.C88];[.D88];[.E88];[.F88];[.H88];[.I88];[.J88];[.K88];[.L88];[.M88];)" office:value-type="string" office:string-value="{“humedad“:12,”temperatura26,”radiación”:19}" calcext:value-type="string">
            <text:p>{“humedad“:12,”temperatura26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89];[.B89];[.C89];[.D89];[.E89];[.F89];[.H89];[.I89];[.J89];[.K89];[.L89];[.M89];)" office:value-type="string" office:string-value="{“humedad“:22,”temperatura27,”radiación”:15}" calcext:value-type="string">
            <text:p>{“humedad“:22,”temperatura27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90];[.B90];[.C90];[.D90];[.E90];[.F90];[.H90];[.I90];[.J90];[.K90];[.L90];[.M90];)" office:value-type="string" office:string-value="{“humedad“:19,”temperatura10,”radiación”:11}" calcext:value-type="string">
            <text:p>{“humedad“:19,”temperatura10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91];[.B91];[.C91];[.D91];[.E91];[.F91];[.H91];[.I91];[.J91];[.K91];[.L91];[.M91];)" office:value-type="string" office:string-value="{“humedad“:15,”temperatura14,”radiación”:20}" calcext:value-type="string">
            <text:p>{“humedad“:15,”temperatura14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92];[.B92];[.C92];[.D92];[.E92];[.F92];[.H92];[.I92];[.J92];[.K92];[.L92];[.M92];)" office:value-type="string" office:string-value="{“humedad“:23,”temperatura11,”radiación”:20}" calcext:value-type="string">
            <text:p>{“humedad“:23,”temperatura11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93];[.B93];[.C93];[.D93];[.E93];[.F93];[.H93];[.I93];[.J93];[.K93];[.L93];[.M93];)" office:value-type="string" office:string-value="{“humedad“:20,”temperatura28,”radiación”:11}" calcext:value-type="string">
            <text:p>{“humedad“:20,”temperatura28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94];[.B94];[.C94];[.D94];[.E94];[.F94];[.H94];[.I94];[.J94];[.K94];[.L94];[.M94];)" office:value-type="string" office:string-value="{“humedad“:20,”temperatura20,”radiación”:10}" calcext:value-type="string">
            <text:p>{“humedad“:20,”temperatura20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95];[.B95];[.C95];[.D95];[.E95];[.F95];[.H95];[.I95];[.J95];[.K95];[.L95];[.M95];)" office:value-type="string" office:string-value="{“humedad“:30,”temperatura26,”radiación”:11}" calcext:value-type="string">
            <text:p>{“humedad“:30,”temperatura26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96];[.B96];[.C96];[.D96];[.E96];[.F96];[.H96];[.I96];[.J96];[.K96];[.L96];[.M96];)" office:value-type="string" office:string-value="{“humedad“:13,”temperatura25,”radiación”:11}" calcext:value-type="string">
            <text:p>{“humedad“:13,”temperatura25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97];[.B97];[.C97];[.D97];[.E97];[.F97];[.H97];[.I97];[.J97];[.K97];[.L97];[.M97];)" office:value-type="string" office:string-value="{“humedad“:19,”temperatura29,”radiación”:17}" calcext:value-type="string">
            <text:p>{“humedad“:19,”temperatura29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98];[.B98];[.C98];[.D98];[.E98];[.F98];[.H98];[.I98];[.J98];[.K98];[.L98];[.M98];)" office:value-type="string" office:string-value="{“humedad“:14,”temperatura29,”radiación”:20}" calcext:value-type="string">
            <text:p>{“humedad“:14,”temperatura29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99];[.B99];[.C99];[.D99];[.E99];[.F99];[.H99];[.I99];[.J99];[.K99];[.L99];[.M99];)" office:value-type="string" office:string-value="{“humedad“:22,”temperatura15,”radiación”:12}" calcext:value-type="string">
            <text:p>{“humedad“:22,”temperatura15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100];[.B100];[.C100];[.D100];[.E100];[.F100];[.H100];[.I100];[.J100];[.K100];[.L100];[.M100];)" office:value-type="string" office:string-value="{“humedad“:29,”temperatura30,”radiación”:11}" calcext:value-type="string">
            <text:p>{“humedad“:29,”temperatura30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101];[.B101];[.C101];[.D101];[.E101];[.F101];[.H101];[.I101];[.J101];[.K101];[.L101];[.M101];)" office:value-type="string" office:string-value="{“humedad“:17,”temperatura11,”radiación”:14}" calcext:value-type="string">
            <text:p>{“humedad“:17,”temperatura11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102];[.B102];[.C102];[.D102];[.E102];[.F102];[.H102];[.I102];[.J102];[.K102];[.L102];[.M102];)" office:value-type="string" office:string-value="{“humedad“:18,”temperatura24,”radiación”:19}" calcext:value-type="string">
            <text:p>{“humedad“:18,”temperatura24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103];[.B103];[.C103];[.D103];[.E103];[.F103];[.H103];[.I103];[.J103];[.K103];[.L103];[.M103];)" office:value-type="string" office:string-value="{“humedad“:18,”temperatura28,”radiación”:17}" calcext:value-type="string">
            <text:p>{“humedad“:18,”temperatura28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104];[.B104];[.C104];[.D104];[.E104];[.F104];[.H104];[.I104];[.J104];[.K104];[.L104];[.M104];)" office:value-type="string" office:string-value="{“humedad“:30,”temperatura29,”radiación”:13}" calcext:value-type="string">
            <text:p>{“humedad“:30,”temperatura29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105];[.B105];[.C105];[.D105];[.E105];[.F105];[.H105];[.I105];[.J105];[.K105];[.L105];[.M105];)" office:value-type="string" office:string-value="{“humedad“:13,”temperatura16,”radiación”:10}" calcext:value-type="string">
            <text:p>{“humedad“:13,”temperatura16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106];[.B106];[.C106];[.D106];[.E106];[.F106];[.H106];[.I106];[.J106];[.K106];[.L106];[.M106];)" office:value-type="string" office:string-value="{“humedad“:29,”temperatura30,”radiación”:12}" calcext:value-type="string">
            <text:p>{“humedad“:29,”temperatura30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107];[.B107];[.C107];[.D107];[.E107];[.F107];[.H107];[.I107];[.J107];[.K107];[.L107];[.M107];)" office:value-type="string" office:string-value="{“humedad“:23,”temperatura22,”radiación”:19}" calcext:value-type="string">
            <text:p>{“humedad“:23,”temperatura22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108];[.B108];[.C108];[.D108];[.E108];[.F108];[.H108];[.I108];[.J108];[.K108];[.L108];[.M108];)" office:value-type="string" office:string-value="{“humedad“:16,”temperatura30,”radiación”:14}" calcext:value-type="string">
            <text:p>{“humedad“:16,”temperatura30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109];[.B109];[.C109];[.D109];[.E109];[.F109];[.H109];[.I109];[.J109];[.K109];[.L109];[.M109];)" office:value-type="string" office:string-value="{“humedad“:29,”temperatura23,”radiación”:16}" calcext:value-type="string">
            <text:p>{“humedad“:29,”temperatura23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110];[.B110];[.C110];[.D110];[.E110];[.F110];[.H110];[.I110];[.J110];[.K110];[.L110];[.M110];)" office:value-type="string" office:string-value="{“humedad“:28,”temperatura14,”radiación”:11}" calcext:value-type="string">
            <text:p>{“humedad“:28,”temperatura14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111];[.B111];[.C111];[.D111];[.E111];[.F111];[.H111];[.I111];[.J111];[.K111];[.L111];[.M111];)" office:value-type="string" office:string-value="{“humedad“:20,”temperatura29,”radiación”:20}" calcext:value-type="string">
            <text:p>{“humedad“:20,”temperatura29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112];[.B112];[.C112];[.D112];[.E112];[.F112];[.H112];[.I112];[.J112];[.K112];[.L112];[.M112];)" office:value-type="string" office:string-value="{“humedad“:24,”temperatura18,”radiación”:11}" calcext:value-type="string">
            <text:p>{“humedad“:24,”temperatura18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113];[.B113];[.C113];[.D113];[.E113];[.F113];[.H113];[.I113];[.J113];[.K113];[.L113];[.M113];)" office:value-type="string" office:string-value="{“humedad“:10,”temperatura22,”radiación”:18}" calcext:value-type="string">
            <text:p>{“humedad“:10,”temperatura22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114];[.B114];[.C114];[.D114];[.E114];[.F114];[.H114];[.I114];[.J114];[.K114];[.L114];[.M114];)" office:value-type="string" office:string-value="{“humedad“:26,”temperatura22,”radiación”:17}" calcext:value-type="string">
            <text:p>{“humedad“:26,”temperatura22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115];[.B115];[.C115];[.D115];[.E115];[.F115];[.H115];[.I115];[.J115];[.K115];[.L115];[.M115];)" office:value-type="string" office:string-value="{“humedad“:11,”temperatura24,”radiación”:16}" calcext:value-type="string">
            <text:p>{“humedad“:11,”temperatura24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116];[.B116];[.C116];[.D116];[.E116];[.F116];[.H116];[.I116];[.J116];[.K116];[.L116];[.M116];)" office:value-type="string" office:string-value="{“humedad“:27,”temperatura25,”radiación”:16}" calcext:value-type="string">
            <text:p>{“humedad“:27,”temperatura25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117];[.B117];[.C117];[.D117];[.E117];[.F117];[.H117];[.I117];[.J117];[.K117];[.L117];[.M117];)" office:value-type="string" office:string-value="{“humedad“:19,”temperatura14,”radiación”:16}" calcext:value-type="string">
            <text:p>{“humedad“:19,”temperatura14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118];[.B118];[.C118];[.D118];[.E118];[.F118];[.H118];[.I118];[.J118];[.K118];[.L118];[.M118];)" office:value-type="string" office:string-value="{“humedad“:20,”temperatura26,”radiación”:20}" calcext:value-type="string">
            <text:p>{“humedad“:20,”temperatura26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119];[.B119];[.C119];[.D119];[.E119];[.F119];[.H119];[.I119];[.J119];[.K119];[.L119];[.M119];)" office:value-type="string" office:string-value="{“humedad“:23,”temperatura25,”radiación”:10}" calcext:value-type="string">
            <text:p>{“humedad“:23,”temperatura25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120];[.B120];[.C120];[.D120];[.E120];[.F120];[.H120];[.I120];[.J120];[.K120];[.L120];[.M120];)" office:value-type="string" office:string-value="{“humedad“:22,”temperatura21,”radiación”:12}" calcext:value-type="string">
            <text:p>{“humedad“:22,”temperatura21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121];[.B121];[.C121];[.D121];[.E121];[.F121];[.H121];[.I121];[.J121];[.K121];[.L121];[.M121];)" office:value-type="string" office:string-value="{“humedad“:11,”temperatura19,”radiación”:17}" calcext:value-type="string">
            <text:p>{“humedad“:11,”temperatura19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122];[.B122];[.C122];[.D122];[.E122];[.F122];[.H122];[.I122];[.J122];[.K122];[.L122];[.M122];)" office:value-type="string" office:string-value="{“humedad“:19,”temperatura24,”radiación”:17}" calcext:value-type="string">
            <text:p>{“humedad“:19,”temperatura24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123];[.B123];[.C123];[.D123];[.E123];[.F123];[.H123];[.I123];[.J123];[.K123];[.L123];[.M123];)" office:value-type="string" office:string-value="{“humedad“:18,”temperatura28,”radiación”:16}" calcext:value-type="string">
            <text:p>{“humedad“:18,”temperatura28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124];[.B124];[.C124];[.D124];[.E124];[.F124];[.H124];[.I124];[.J124];[.K124];[.L124];[.M124];)" office:value-type="string" office:string-value="{“humedad“:15,”temperatura19,”radiación”:14}" calcext:value-type="string">
            <text:p>{“humedad“:15,”temperatura19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125];[.B125];[.C125];[.D125];[.E125];[.F125];[.H125];[.I125];[.J125];[.K125];[.L125];[.M125];)" office:value-type="string" office:string-value="{“humedad“:29,”temperatura12,”radiación”:15}" calcext:value-type="string">
            <text:p>{“humedad“:29,”temperatura12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126];[.B126];[.C126];[.D126];[.E126];[.F126];[.H126];[.I126];[.J126];[.K126];[.L126];[.M126];)" office:value-type="string" office:string-value="{“humedad“:20,”temperatura16,”radiación”:10}" calcext:value-type="string">
            <text:p>{“humedad“:20,”temperatura16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127];[.B127];[.C127];[.D127];[.E127];[.F127];[.H127];[.I127];[.J127];[.K127];[.L127];[.M127];)" office:value-type="string" office:string-value="{“humedad“:14,”temperatura11,”radiación”:13}" calcext:value-type="string">
            <text:p>{“humedad“:14,”temperatura11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128];[.B128];[.C128];[.D128];[.E128];[.F128];[.H128];[.I128];[.J128];[.K128];[.L128];[.M128];)" office:value-type="string" office:string-value="{“humedad“:28,”temperatura22,”radiación”:17}" calcext:value-type="string">
            <text:p>{“humedad“:28,”temperatura22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129];[.B129];[.C129];[.D129];[.E129];[.F129];[.H129];[.I129];[.J129];[.K129];[.L129];[.M129];)" office:value-type="string" office:string-value="{“humedad“:10,”temperatura28,”radiación”:16}" calcext:value-type="string">
            <text:p>{“humedad“:10,”temperatura28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130];[.B130];[.C130];[.D130];[.E130];[.F130];[.H130];[.I130];[.J130];[.K130];[.L130];[.M130];)" office:value-type="string" office:string-value="{“humedad“:24,”temperatura20,”radiación”:14}" calcext:value-type="string">
            <text:p>{“humedad“:24,”temperatura20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131];[.B131];[.C131];[.D131];[.E131];[.F131];[.H131];[.I131];[.J131];[.K131];[.L131];[.M131];)" office:value-type="string" office:string-value="{“humedad“:29,”temperatura24,”radiación”:18}" calcext:value-type="string">
            <text:p>{“humedad“:29,”temperatura24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132];[.B132];[.C132];[.D132];[.E132];[.F132];[.H132];[.I132];[.J132];[.K132];[.L132];[.M132];)" office:value-type="string" office:string-value="{“humedad“:28,”temperatura23,”radiación”:14}" calcext:value-type="string">
            <text:p>{“humedad“:28,”temperatura23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133];[.B133];[.C133];[.D133];[.E133];[.F133];[.H133];[.I133];[.J133];[.K133];[.L133];[.M133];)" office:value-type="string" office:string-value="{“humedad“:18,”temperatura14,”radiación”:17}" calcext:value-type="string">
            <text:p>{“humedad“:18,”temperatura14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134];[.B134];[.C134];[.D134];[.E134];[.F134];[.H134];[.I134];[.J134];[.K134];[.L134];[.M134];)" office:value-type="string" office:string-value="{“humedad“:19,”temperatura30,”radiación”:10}" calcext:value-type="string">
            <text:p>{“humedad“:19,”temperatura30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135];[.B135];[.C135];[.D135];[.E135];[.F135];[.H135];[.I135];[.J135];[.K135];[.L135];[.M135];)" office:value-type="string" office:string-value="{“humedad“:11,”temperatura28,”radiación”:13}" calcext:value-type="string">
            <text:p>{“humedad“:11,”temperatura28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136];[.B136];[.C136];[.D136];[.E136];[.F136];[.H136];[.I136];[.J136];[.K136];[.L136];[.M136];)" office:value-type="string" office:string-value="{“humedad“:13,”temperatura17,”radiación”:18}" calcext:value-type="string">
            <text:p>{“humedad“:13,”temperatura17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137];[.B137];[.C137];[.D137];[.E137];[.F137];[.H137];[.I137];[.J137];[.K137];[.L137];[.M137];)" office:value-type="string" office:string-value="{“humedad“:15,”temperatura20,”radiación”:15}" calcext:value-type="string">
            <text:p>{“humedad“:15,”temperatura20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138];[.B138];[.C138];[.D138];[.E138];[.F138];[.H138];[.I138];[.J138];[.K138];[.L138];[.M138];)" office:value-type="string" office:string-value="{“humedad“:12,”temperatura23,”radiación”:13}" calcext:value-type="string">
            <text:p>{“humedad“:12,”temperatura23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139];[.B139];[.C139];[.D139];[.E139];[.F139];[.H139];[.I139];[.J139];[.K139];[.L139];[.M139];)" office:value-type="string" office:string-value="{“humedad“:24,”temperatura16,”radiación”:20}" calcext:value-type="string">
            <text:p>{“humedad“:24,”temperatura16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140];[.B140];[.C140];[.D140];[.E140];[.F140];[.H140];[.I140];[.J140];[.K140];[.L140];[.M140];)" office:value-type="string" office:string-value="{“humedad“:24,”temperatura18,”radiación”:14}" calcext:value-type="string">
            <text:p>{“humedad“:24,”temperatura18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141];[.B141];[.C141];[.D141];[.E141];[.F141];[.H141];[.I141];[.J141];[.K141];[.L141];[.M141];)" office:value-type="string" office:string-value="{“humedad“:14,”temperatura23,”radiación”:10}" calcext:value-type="string">
            <text:p>{“humedad“:14,”temperatura23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142];[.B142];[.C142];[.D142];[.E142];[.F142];[.H142];[.I142];[.J142];[.K142];[.L142];[.M142];)" office:value-type="string" office:string-value="{“humedad“:27,”temperatura14,”radiación”:18}" calcext:value-type="string">
            <text:p>{“humedad“:27,”temperatura14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143];[.B143];[.C143];[.D143];[.E143];[.F143];[.H143];[.I143];[.J143];[.K143];[.L143];[.M143];)" office:value-type="string" office:string-value="{“humedad“:15,”temperatura22,”radiación”:10}" calcext:value-type="string">
            <text:p>{“humedad“:15,”temperatura22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144];[.B144];[.C144];[.D144];[.E144];[.F144];[.H144];[.I144];[.J144];[.K144];[.L144];[.M144];)" office:value-type="string" office:string-value="{“humedad“:20,”temperatura13,”radiación”:10}" calcext:value-type="string">
            <text:p>{“humedad“:20,”temperatura13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145];[.B145];[.C145];[.D145];[.E145];[.F145];[.H145];[.I145];[.J145];[.K145];[.L145];[.M145];)" office:value-type="string" office:string-value="{“humedad“:29,”temperatura19,”radiación”:17}" calcext:value-type="string">
            <text:p>{“humedad“:29,”temperatura19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146];[.B146];[.C146];[.D146];[.E146];[.F146];[.H146];[.I146];[.J146];[.K146];[.L146];[.M146];)" office:value-type="string" office:string-value="{“humedad“:29,”temperatura13,”radiación”:19}" calcext:value-type="string">
            <text:p>{“humedad“:29,”temperatura13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147];[.B147];[.C147];[.D147];[.E147];[.F147];[.H147];[.I147];[.J147];[.K147];[.L147];[.M147];)" office:value-type="string" office:string-value="{“humedad“:29,”temperatura11,”radiación”:14}" calcext:value-type="string">
            <text:p>{“humedad“:29,”temperatura11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148];[.B148];[.C148];[.D148];[.E148];[.F148];[.H148];[.I148];[.J148];[.K148];[.L148];[.M148];)" office:value-type="string" office:string-value="{“humedad“:26,”temperatura16,”radiación”:15}" calcext:value-type="string">
            <text:p>{“humedad“:26,”temperatura16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149];[.B149];[.C149];[.D149];[.E149];[.F149];[.H149];[.I149];[.J149];[.K149];[.L149];[.M149];)" office:value-type="string" office:string-value="{“humedad“:21,”temperatura24,”radiación”:16}" calcext:value-type="string">
            <text:p>{“humedad“:21,”temperatura24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150];[.B150];[.C150];[.D150];[.E150];[.F150];[.H150];[.I150];[.J150];[.K150];[.L150];[.M150];)" office:value-type="string" office:string-value="{“humedad“:10,”temperatura13,”radiación”:20}" calcext:value-type="string">
            <text:p>{“humedad“:10,”temperatura13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151];[.B151];[.C151];[.D151];[.E151];[.F151];[.H151];[.I151];[.J151];[.K151];[.L151];[.M151];)" office:value-type="string" office:string-value="{“humedad“:18,”temperatura17,”radiación”:12}" calcext:value-type="string">
            <text:p>{“humedad“:18,”temperatura17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152];[.B152];[.C152];[.D152];[.E152];[.F152];[.H152];[.I152];[.J152];[.K152];[.L152];[.M152];)" office:value-type="string" office:string-value="{“humedad“:28,”temperatura21,”radiación”:14}" calcext:value-type="string">
            <text:p>{“humedad“:28,”temperatura21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153];[.B153];[.C153];[.D153];[.E153];[.F153];[.H153];[.I153];[.J153];[.K153];[.L153];[.M153];)" office:value-type="string" office:string-value="{“humedad“:28,”temperatura17,”radiación”:14}" calcext:value-type="string">
            <text:p>{“humedad“:28,”temperatura17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154];[.B154];[.C154];[.D154];[.E154];[.F154];[.H154];[.I154];[.J154];[.K154];[.L154];[.M154];)" office:value-type="string" office:string-value="{“humedad“:27,”temperatura25,”radiación”:12}" calcext:value-type="string">
            <text:p>{“humedad“:27,”temperatura25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155];[.B155];[.C155];[.D155];[.E155];[.F155];[.H155];[.I155];[.J155];[.K155];[.L155];[.M155];)" office:value-type="string" office:string-value="{“humedad“:14,”temperatura14,”radiación”:16}" calcext:value-type="string">
            <text:p>{“humedad“:14,”temperatura14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156];[.B156];[.C156];[.D156];[.E156];[.F156];[.H156];[.I156];[.J156];[.K156];[.L156];[.M156];)" office:value-type="string" office:string-value="{“humedad“:23,”temperatura15,”radiación”:11}" calcext:value-type="string">
            <text:p>{“humedad“:23,”temperatura15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157];[.B157];[.C157];[.D157];[.E157];[.F157];[.H157];[.I157];[.J157];[.K157];[.L157];[.M157];)" office:value-type="string" office:string-value="{“humedad“:22,”temperatura15,”radiación”:10}" calcext:value-type="string">
            <text:p>{“humedad“:22,”temperatura15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158];[.B158];[.C158];[.D158];[.E158];[.F158];[.H158];[.I158];[.J158];[.K158];[.L158];[.M158];)" office:value-type="string" office:string-value="{“humedad“:13,”temperatura26,”radiación”:20}" calcext:value-type="string">
            <text:p>{“humedad“:13,”temperatura26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159];[.B159];[.C159];[.D159];[.E159];[.F159];[.H159];[.I159];[.J159];[.K159];[.L159];[.M159];)" office:value-type="string" office:string-value="{“humedad“:15,”temperatura18,”radiación”:15}" calcext:value-type="string">
            <text:p>{“humedad“:15,”temperatura18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160];[.B160];[.C160];[.D160];[.E160];[.F160];[.H160];[.I160];[.J160];[.K160];[.L160];[.M160];)" office:value-type="string" office:string-value="{“humedad“:18,”temperatura27,”radiación”:14}" calcext:value-type="string">
            <text:p>{“humedad“:18,”temperatura27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161];[.B161];[.C161];[.D161];[.E161];[.F161];[.H161];[.I161];[.J161];[.K161];[.L161];[.M161];)" office:value-type="string" office:string-value="{“humedad“:19,”temperatura15,”radiación”:12}" calcext:value-type="string">
            <text:p>{“humedad“:19,”temperatura15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162];[.B162];[.C162];[.D162];[.E162];[.F162];[.H162];[.I162];[.J162];[.K162];[.L162];[.M162];)" office:value-type="string" office:string-value="{“humedad“:16,”temperatura25,”radiación”:15}" calcext:value-type="string">
            <text:p>{“humedad“:16,”temperatura25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163];[.B163];[.C163];[.D163];[.E163];[.F163];[.H163];[.I163];[.J163];[.K163];[.L163];[.M163];)" office:value-type="string" office:string-value="{“humedad“:13,”temperatura27,”radiación”:10}" calcext:value-type="string">
            <text:p>{“humedad“:13,”temperatura27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164];[.B164];[.C164];[.D164];[.E164];[.F164];[.H164];[.I164];[.J164];[.K164];[.L164];[.M164];)" office:value-type="string" office:string-value="{“humedad“:12,”temperatura17,”radiación”:17}" calcext:value-type="string">
            <text:p>{“humedad“:12,”temperatura17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165];[.B165];[.C165];[.D165];[.E165];[.F165];[.H165];[.I165];[.J165];[.K165];[.L165];[.M165];)" office:value-type="string" office:string-value="{“humedad“:25,”temperatura13,”radiación”:13}" calcext:value-type="string">
            <text:p>{“humedad“:25,”temperatura13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166];[.B166];[.C166];[.D166];[.E166];[.F166];[.H166];[.I166];[.J166];[.K166];[.L166];[.M166];)" office:value-type="string" office:string-value="{“humedad“:24,”temperatura19,”radiación”:17}" calcext:value-type="string">
            <text:p>{“humedad“:24,”temperatura19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167];[.B167];[.C167];[.D167];[.E167];[.F167];[.H167];[.I167];[.J167];[.K167];[.L167];[.M167];)" office:value-type="string" office:string-value="{“humedad“:28,”temperatura17,”radiación”:18}" calcext:value-type="string">
            <text:p>{“humedad“:28,”temperatura17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168];[.B168];[.C168];[.D168];[.E168];[.F168];[.H168];[.I168];[.J168];[.K168];[.L168];[.M168];)" office:value-type="string" office:string-value="{“humedad“:30,”temperatura21,”radiación”:12}" calcext:value-type="string">
            <text:p>{“humedad“:30,”temperatura21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169];[.B169];[.C169];[.D169];[.E169];[.F169];[.H169];[.I169];[.J169];[.K169];[.L169];[.M169];)" office:value-type="string" office:string-value="{“humedad“:10,”temperatura27,”radiación”:17}" calcext:value-type="string">
            <text:p>{“humedad“:10,”temperatura27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170];[.B170];[.C170];[.D170];[.E170];[.F170];[.H170];[.I170];[.J170];[.K170];[.L170];[.M170];)" office:value-type="string" office:string-value="{“humedad“:21,”temperatura27,”radiación”:12}" calcext:value-type="string">
            <text:p>{“humedad“:21,”temperatura27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171];[.B171];[.C171];[.D171];[.E171];[.F171];[.H171];[.I171];[.J171];[.K171];[.L171];[.M171];)" office:value-type="string" office:string-value="{“humedad“:27,”temperatura21,”radiación”:11}" calcext:value-type="string">
            <text:p>{“humedad“:27,”temperatura21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172];[.B172];[.C172];[.D172];[.E172];[.F172];[.H172];[.I172];[.J172];[.K172];[.L172];[.M172];)" office:value-type="string" office:string-value="{“humedad“:24,”temperatura23,”radiación”:20}" calcext:value-type="string">
            <text:p>{“humedad“:24,”temperatura23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173];[.B173];[.C173];[.D173];[.E173];[.F173];[.H173];[.I173];[.J173];[.K173];[.L173];[.M173];)" office:value-type="string" office:string-value="{“humedad“:12,”temperatura30,”radiación”:16}" calcext:value-type="string">
            <text:p>{“humedad“:12,”temperatura30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174];[.B174];[.C174];[.D174];[.E174];[.F174];[.H174];[.I174];[.J174];[.K174];[.L174];[.M174];)" office:value-type="string" office:string-value="{“humedad“:12,”temperatura23,”radiación”:17}" calcext:value-type="string">
            <text:p>{“humedad“:12,”temperatura23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175];[.B175];[.C175];[.D175];[.E175];[.F175];[.H175];[.I175];[.J175];[.K175];[.L175];[.M175];)" office:value-type="string" office:string-value="{“humedad“:12,”temperatura21,”radiación”:14}" calcext:value-type="string">
            <text:p>{“humedad“:12,”temperatura21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176];[.B176];[.C176];[.D176];[.E176];[.F176];[.H176];[.I176];[.J176];[.K176];[.L176];[.M176];)" office:value-type="string" office:string-value="{“humedad“:10,”temperatura16,”radiación”:13}" calcext:value-type="string">
            <text:p>{“humedad“:10,”temperatura16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177];[.B177];[.C177];[.D177];[.E177];[.F177];[.H177];[.I177];[.J177];[.K177];[.L177];[.M177];)" office:value-type="string" office:string-value="{“humedad“:16,”temperatura24,”radiación”:13}" calcext:value-type="string">
            <text:p>{“humedad“:16,”temperatura24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178];[.B178];[.C178];[.D178];[.E178];[.F178];[.H178];[.I178];[.J178];[.K178];[.L178];[.M178];)" office:value-type="string" office:string-value="{“humedad“:18,”temperatura24,”radiación”:10}" calcext:value-type="string">
            <text:p>{“humedad“:18,”temperatura24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179];[.B179];[.C179];[.D179];[.E179];[.F179];[.H179];[.I179];[.J179];[.K179];[.L179];[.M179];)" office:value-type="string" office:string-value="{“humedad“:24,”temperatura24,”radiación”:18}" calcext:value-type="string">
            <text:p>{“humedad“:24,”temperatura24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180];[.B180];[.C180];[.D180];[.E180];[.F180];[.H180];[.I180];[.J180];[.K180];[.L180];[.M180];)" office:value-type="string" office:string-value="{“humedad“:17,”temperatura16,”radiación”:13}" calcext:value-type="string">
            <text:p>{“humedad“:17,”temperatura16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181];[.B181];[.C181];[.D181];[.E181];[.F181];[.H181];[.I181];[.J181];[.K181];[.L181];[.M181];)" office:value-type="string" office:string-value="{“humedad“:13,”temperatura19,”radiación”:13}" calcext:value-type="string">
            <text:p>{“humedad“:13,”temperatura19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182];[.B182];[.C182];[.D182];[.E182];[.F182];[.H182];[.I182];[.J182];[.K182];[.L182];[.M182];)" office:value-type="string" office:string-value="{“humedad“:25,”temperatura18,”radiación”:15}" calcext:value-type="string">
            <text:p>{“humedad“:25,”temperatura18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183];[.B183];[.C183];[.D183];[.E183];[.F183];[.H183];[.I183];[.J183];[.K183];[.L183];[.M183];)" office:value-type="string" office:string-value="{“humedad“:14,”temperatura20,”radiación”:11}" calcext:value-type="string">
            <text:p>{“humedad“:14,”temperatura20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184];[.B184];[.C184];[.D184];[.E184];[.F184];[.H184];[.I184];[.J184];[.K184];[.L184];[.M184];)" office:value-type="string" office:string-value="{“humedad“:22,”temperatura29,”radiación”:12}" calcext:value-type="string">
            <text:p>{“humedad“:22,”temperatura29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185];[.B185];[.C185];[.D185];[.E185];[.F185];[.H185];[.I185];[.J185];[.K185];[.L185];[.M185];)" office:value-type="string" office:string-value="{“humedad“:11,”temperatura14,”radiación”:20}" calcext:value-type="string">
            <text:p>{“humedad“:11,”temperatura14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186];[.B186];[.C186];[.D186];[.E186];[.F186];[.H186];[.I186];[.J186];[.K186];[.L186];[.M186];)" office:value-type="string" office:string-value="{“humedad“:20,”temperatura18,”radiación”:15}" calcext:value-type="string">
            <text:p>{“humedad“:20,”temperatura18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187];[.B187];[.C187];[.D187];[.E187];[.F187];[.H187];[.I187];[.J187];[.K187];[.L187];[.M187];)" office:value-type="string" office:string-value="{“humedad“:28,”temperatura15,”radiación”:11}" calcext:value-type="string">
            <text:p>{“humedad“:28,”temperatura15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188];[.B188];[.C188];[.D188];[.E188];[.F188];[.H188];[.I188];[.J188];[.K188];[.L188];[.M188];)" office:value-type="string" office:string-value="{“humedad“:26,”temperatura24,”radiación”:18}" calcext:value-type="string">
            <text:p>{“humedad“:26,”temperatura24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189];[.B189];[.C189];[.D189];[.E189];[.F189];[.H189];[.I189];[.J189];[.K189];[.L189];[.M189];)" office:value-type="string" office:string-value="{“humedad“:30,”temperatura21,”radiación”:16}" calcext:value-type="string">
            <text:p>{“humedad“:30,”temperatura21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190];[.B190];[.C190];[.D190];[.E190];[.F190];[.H190];[.I190];[.J190];[.K190];[.L190];[.M190];)" office:value-type="string" office:string-value="{“humedad“:27,”temperatura19,”radiación”:11}" calcext:value-type="string">
            <text:p>{“humedad“:27,”temperatura19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191];[.B191];[.C191];[.D191];[.E191];[.F191];[.H191];[.I191];[.J191];[.K191];[.L191];[.M191];)" office:value-type="string" office:string-value="{“humedad“:16,”temperatura21,”radiación”:18}" calcext:value-type="string">
            <text:p>{“humedad“:16,”temperatura21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192];[.B192];[.C192];[.D192];[.E192];[.F192];[.H192];[.I192];[.J192];[.K192];[.L192];[.M192];)" office:value-type="string" office:string-value="{“humedad“:20,”temperatura24,”radiación”:13}" calcext:value-type="string">
            <text:p>{“humedad“:20,”temperatura24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193];[.B193];[.C193];[.D193];[.E193];[.F193];[.H193];[.I193];[.J193];[.K193];[.L193];[.M193];)" office:value-type="string" office:string-value="{“humedad“:21,”temperatura11,”radiación”:18}" calcext:value-type="string">
            <text:p>{“humedad“:21,”temperatura11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194];[.B194];[.C194];[.D194];[.E194];[.F194];[.H194];[.I194];[.J194];[.K194];[.L194];[.M194];)" office:value-type="string" office:string-value="{“humedad“:18,”temperatura25,”radiación”:15}" calcext:value-type="string">
            <text:p>{“humedad“:18,”temperatura25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195];[.B195];[.C195];[.D195];[.E195];[.F195];[.H195];[.I195];[.J195];[.K195];[.L195];[.M195];)" office:value-type="string" office:string-value="{“humedad“:25,”temperatura16,”radiación”:17}" calcext:value-type="string">
            <text:p>{“humedad“:25,”temperatura16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196];[.B196];[.C196];[.D196];[.E196];[.F196];[.H196];[.I196];[.J196];[.K196];[.L196];[.M196];)" office:value-type="string" office:string-value="{“humedad“:24,”temperatura28,”radiación”:17}" calcext:value-type="string">
            <text:p>{“humedad“:24,”temperatura28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197];[.B197];[.C197];[.D197];[.E197];[.F197];[.H197];[.I197];[.J197];[.K197];[.L197];[.M197];)" office:value-type="string" office:string-value="{“humedad“:15,”temperatura24,”radiación”:19}" calcext:value-type="string">
            <text:p>{“humedad“:15,”temperatura24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198];[.B198];[.C198];[.D198];[.E198];[.F198];[.H198];[.I198];[.J198];[.K198];[.L198];[.M198];)" office:value-type="string" office:string-value="{“humedad“:19,”temperatura18,”radiación”:18}" calcext:value-type="string">
            <text:p>{“humedad“:19,”temperatura18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199];[.B199];[.C199];[.D199];[.E199];[.F199];[.H199];[.I199];[.J199];[.K199];[.L199];[.M199];)" office:value-type="string" office:string-value="{“humedad“:29,”temperatura13,”radiación”:16}" calcext:value-type="string">
            <text:p>{“humedad“:29,”temperatura13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200];[.B200];[.C200];[.D200];[.E200];[.F200];[.H200];[.I200];[.J200];[.K200];[.L200];[.M200];)" office:value-type="string" office:string-value="{“humedad“:11,”temperatura18,”radiación”:18}" calcext:value-type="string">
            <text:p>{“humedad“:11,”temperatura18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201];[.B201];[.C201];[.D201];[.E201];[.F201];[.H201];[.I201];[.J201];[.K201];[.L201];[.M201];)" office:value-type="string" office:string-value="{“humedad“:13,”temperatura12,”radiación”:11}" calcext:value-type="string">
            <text:p>{“humedad“:13,”temperatura12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202];[.B202];[.C202];[.D202];[.E202];[.F202];[.H202];[.I202];[.J202];[.K202];[.L202];[.M202];)" office:value-type="string" office:string-value="{“humedad“:11,”temperatura10,”radiación”:20}" calcext:value-type="string">
            <text:p>{“humedad“:11,”temperatura10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203];[.B203];[.C203];[.D203];[.E203];[.F203];[.H203];[.I203];[.J203];[.K203];[.L203];[.M203];)" office:value-type="string" office:string-value="{“humedad“:23,”temperatura23,”radiación”:18}" calcext:value-type="string">
            <text:p>{“humedad“:23,”temperatura23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204];[.B204];[.C204];[.D204];[.E204];[.F204];[.H204];[.I204];[.J204];[.K204];[.L204];[.M204];)" office:value-type="string" office:string-value="{“humedad“:29,”temperatura28,”radiación”:10}" calcext:value-type="string">
            <text:p>{“humedad“:29,”temperatura28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205];[.B205];[.C205];[.D205];[.E205];[.F205];[.H205];[.I205];[.J205];[.K205];[.L205];[.M205];)" office:value-type="string" office:string-value="{“humedad“:23,”temperatura14,”radiación”:16}" calcext:value-type="string">
            <text:p>{“humedad“:23,”temperatura14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206];[.B206];[.C206];[.D206];[.E206];[.F206];[.H206];[.I206];[.J206];[.K206];[.L206];[.M206];)" office:value-type="string" office:string-value="{“humedad“:26,”temperatura25,”radiación”:16}" calcext:value-type="string">
            <text:p>{“humedad“:26,”temperatura25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207];[.B207];[.C207];[.D207];[.E207];[.F207];[.H207];[.I207];[.J207];[.K207];[.L207];[.M207];)" office:value-type="string" office:string-value="{“humedad“:23,”temperatura18,”radiación”:14}" calcext:value-type="string">
            <text:p>{“humedad“:23,”temperatura18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208];[.B208];[.C208];[.D208];[.E208];[.F208];[.H208];[.I208];[.J208];[.K208];[.L208];[.M208];)" office:value-type="string" office:string-value="{“humedad“:18,”temperatura12,”radiación”:12}" calcext:value-type="string">
            <text:p>{“humedad“:18,”temperatura12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209];[.B209];[.C209];[.D209];[.E209];[.F209];[.H209];[.I209];[.J209];[.K209];[.L209];[.M209];)" office:value-type="string" office:string-value="{“humedad“:28,”temperatura13,”radiación”:13}" calcext:value-type="string">
            <text:p>{“humedad“:28,”temperatura13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210];[.B210];[.C210];[.D210];[.E210];[.F210];[.H210];[.I210];[.J210];[.K210];[.L210];[.M210];)" office:value-type="string" office:string-value="{“humedad“:22,”temperatura27,”radiación”:14}" calcext:value-type="string">
            <text:p>{“humedad“:22,”temperatura27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211];[.B211];[.C211];[.D211];[.E211];[.F211];[.H211];[.I211];[.J211];[.K211];[.L211];[.M211];)" office:value-type="string" office:string-value="{“humedad“:20,”temperatura11,”radiación”:16}" calcext:value-type="string">
            <text:p>{“humedad“:20,”temperatura11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212];[.B212];[.C212];[.D212];[.E212];[.F212];[.H212];[.I212];[.J212];[.K212];[.L212];[.M212];)" office:value-type="string" office:string-value="{“humedad“:27,”temperatura17,”radiación”:15}" calcext:value-type="string">
            <text:p>{“humedad“:27,”temperatura17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213];[.B213];[.C213];[.D213];[.E213];[.F213];[.H213];[.I213];[.J213];[.K213];[.L213];[.M213];)" office:value-type="string" office:string-value="{“humedad“:30,”temperatura19,”radiación”:20}" calcext:value-type="string">
            <text:p>{“humedad“:30,”temperatura19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214];[.B214];[.C214];[.D214];[.E214];[.F214];[.H214];[.I214];[.J214];[.K214];[.L214];[.M214];)" office:value-type="string" office:string-value="{“humedad“:25,”temperatura25,”radiación”:15}" calcext:value-type="string">
            <text:p>{“humedad“:25,”temperatura25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215];[.B215];[.C215];[.D215];[.E215];[.F215];[.H215];[.I215];[.J215];[.K215];[.L215];[.M215];)" office:value-type="string" office:string-value="{“humedad“:19,”temperatura16,”radiación”:13}" calcext:value-type="string">
            <text:p>{“humedad“:19,”temperatura16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216];[.B216];[.C216];[.D216];[.E216];[.F216];[.H216];[.I216];[.J216];[.K216];[.L216];[.M216];)" office:value-type="string" office:string-value="{“humedad“:14,”temperatura21,”radiación”:17}" calcext:value-type="string">
            <text:p>{“humedad“:14,”temperatura21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217];[.B217];[.C217];[.D217];[.E217];[.F217];[.H217];[.I217];[.J217];[.K217];[.L217];[.M217];)" office:value-type="string" office:string-value="{“humedad“:15,”temperatura10,”radiación”:15}" calcext:value-type="string">
            <text:p>{“humedad“:15,”temperatura10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218];[.B218];[.C218];[.D218];[.E218];[.F218];[.H218];[.I218];[.J218];[.K218];[.L218];[.M218];)" office:value-type="string" office:string-value="{“humedad“:30,”temperatura19,”radiación”:19}" calcext:value-type="string">
            <text:p>{“humedad“:30,”temperatura19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219];[.B219];[.C219];[.D219];[.E219];[.F219];[.H219];[.I219];[.J219];[.K219];[.L219];[.M219];)" office:value-type="string" office:string-value="{“humedad“:22,”temperatura11,”radiación”:19}" calcext:value-type="string">
            <text:p>{“humedad“:22,”temperatura11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220];[.B220];[.C220];[.D220];[.E220];[.F220];[.H220];[.I220];[.J220];[.K220];[.L220];[.M220];)" office:value-type="string" office:string-value="{“humedad“:14,”temperatura16,”radiación”:15}" calcext:value-type="string">
            <text:p>{“humedad“:14,”temperatura16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221];[.B221];[.C221];[.D221];[.E221];[.F221];[.H221];[.I221];[.J221];[.K221];[.L221];[.M221];)" office:value-type="string" office:string-value="{“humedad“:29,”temperatura27,”radiación”:15}" calcext:value-type="string">
            <text:p>{“humedad“:29,”temperatura27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222];[.B222];[.C222];[.D222];[.E222];[.F222];[.H222];[.I222];[.J222];[.K222];[.L222];[.M222];)" office:value-type="string" office:string-value="{“humedad“:19,”temperatura10,”radiación”:13}" calcext:value-type="string">
            <text:p>{“humedad“:19,”temperatura10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223];[.B223];[.C223];[.D223];[.E223];[.F223];[.H223];[.I223];[.J223];[.K223];[.L223];[.M223];)" office:value-type="string" office:string-value="{“humedad“:28,”temperatura26,”radiación”:10}" calcext:value-type="string">
            <text:p>{“humedad“:28,”temperatura26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224];[.B224];[.C224];[.D224];[.E224];[.F224];[.H224];[.I224];[.J224];[.K224];[.L224];[.M224];)" office:value-type="string" office:string-value="{“humedad“:21,”temperatura23,”radiación”:17}" calcext:value-type="string">
            <text:p>{“humedad“:21,”temperatura23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225];[.B225];[.C225];[.D225];[.E225];[.F225];[.H225];[.I225];[.J225];[.K225];[.L225];[.M225];)" office:value-type="string" office:string-value="{“humedad“:15,”temperatura26,”radiación”:10}" calcext:value-type="string">
            <text:p>{“humedad“:15,”temperatura26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226];[.B226];[.C226];[.D226];[.E226];[.F226];[.H226];[.I226];[.J226];[.K226];[.L226];[.M226];)" office:value-type="string" office:string-value="{“humedad“:25,”temperatura17,”radiación”:19}" calcext:value-type="string">
            <text:p>{“humedad“:25,”temperatura17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227];[.B227];[.C227];[.D227];[.E227];[.F227];[.H227];[.I227];[.J227];[.K227];[.L227];[.M227];)" office:value-type="string" office:string-value="{“humedad“:29,”temperatura17,”radiación”:19}" calcext:value-type="string">
            <text:p>{“humedad“:29,”temperatura17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228];[.B228];[.C228];[.D228];[.E228];[.F228];[.H228];[.I228];[.J228];[.K228];[.L228];[.M228];)" office:value-type="string" office:string-value="{“humedad“:10,”temperatura22,”radiación”:15}" calcext:value-type="string">
            <text:p>{“humedad“:10,”temperatura22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229];[.B229];[.C229];[.D229];[.E229];[.F229];[.H229];[.I229];[.J229];[.K229];[.L229];[.M229];)" office:value-type="string" office:string-value="{“humedad“:11,”temperatura17,”radiación”:18}" calcext:value-type="string">
            <text:p>{“humedad“:11,”temperatura17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230];[.B230];[.C230];[.D230];[.E230];[.F230];[.H230];[.I230];[.J230];[.K230];[.L230];[.M230];)" office:value-type="string" office:string-value="{“humedad“:13,”temperatura13,”radiación”:12}" calcext:value-type="string">
            <text:p>{“humedad“:13,”temperatura13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231];[.B231];[.C231];[.D231];[.E231];[.F231];[.H231];[.I231];[.J231];[.K231];[.L231];[.M231];)" office:value-type="string" office:string-value="{“humedad“:30,”temperatura17,”radiación”:20}" calcext:value-type="string">
            <text:p>{“humedad“:30,”temperatura17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232];[.B232];[.C232];[.D232];[.E232];[.F232];[.H232];[.I232];[.J232];[.K232];[.L232];[.M232];)" office:value-type="string" office:string-value="{“humedad“:18,”temperatura11,”radiación”:10}" calcext:value-type="string">
            <text:p>{“humedad“:18,”temperatura11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233];[.B233];[.C233];[.D233];[.E233];[.F233];[.H233];[.I233];[.J233];[.K233];[.L233];[.M233];)" office:value-type="string" office:string-value="{“humedad“:26,”temperatura11,”radiación”:19}" calcext:value-type="string">
            <text:p>{“humedad“:26,”temperatura11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234];[.B234];[.C234];[.D234];[.E234];[.F234];[.H234];[.I234];[.J234];[.K234];[.L234];[.M234];)" office:value-type="string" office:string-value="{“humedad“:27,”temperatura28,”radiación”:19}" calcext:value-type="string">
            <text:p>{“humedad“:27,”temperatura28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235];[.B235];[.C235];[.D235];[.E235];[.F235];[.H235];[.I235];[.J235];[.K235];[.L235];[.M235];)" office:value-type="string" office:string-value="{“humedad“:23,”temperatura16,”radiación”:14}" calcext:value-type="string">
            <text:p>{“humedad“:23,”temperatura16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236];[.B236];[.C236];[.D236];[.E236];[.F236];[.H236];[.I236];[.J236];[.K236];[.L236];[.M236];)" office:value-type="string" office:string-value="{“humedad“:12,”temperatura28,”radiación”:20}" calcext:value-type="string">
            <text:p>{“humedad“:12,”temperatura28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237];[.B237];[.C237];[.D237];[.E237];[.F237];[.H237];[.I237];[.J237];[.K237];[.L237];[.M237];)" office:value-type="string" office:string-value="{“humedad“:25,”temperatura30,”radiación”:14}" calcext:value-type="string">
            <text:p>{“humedad“:25,”temperatura30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238];[.B238];[.C238];[.D238];[.E238];[.F238];[.H238];[.I238];[.J238];[.K238];[.L238];[.M238];)" office:value-type="string" office:string-value="{“humedad“:17,”temperatura23,”radiación”:13}" calcext:value-type="string">
            <text:p>{“humedad“:17,”temperatura23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239];[.B239];[.C239];[.D239];[.E239];[.F239];[.H239];[.I239];[.J239];[.K239];[.L239];[.M239];)" office:value-type="string" office:string-value="{“humedad“:30,”temperatura21,”radiación”:11}" calcext:value-type="string">
            <text:p>{“humedad“:30,”temperatura21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240];[.B240];[.C240];[.D240];[.E240];[.F240];[.H240];[.I240];[.J240];[.K240];[.L240];[.M240];)" office:value-type="string" office:string-value="{“humedad“:20,”temperatura19,”radiación”:17}" calcext:value-type="string">
            <text:p>{“humedad“:20,”temperatura19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241];[.B241];[.C241];[.D241];[.E241];[.F241];[.H241];[.I241];[.J241];[.K241];[.L241];[.M241];)" office:value-type="string" office:string-value="{“humedad“:29,”temperatura16,”radiación”:13}" calcext:value-type="string">
            <text:p>{“humedad“:29,”temperatura16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242];[.B242];[.C242];[.D242];[.E242];[.F242];[.H242];[.I242];[.J242];[.K242];[.L242];[.M242];)" office:value-type="string" office:string-value="{“humedad“:26,”temperatura27,”radiación”:20}" calcext:value-type="string">
            <text:p>{“humedad“:26,”temperatura27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243];[.B243];[.C243];[.D243];[.E243];[.F243];[.H243];[.I243];[.J243];[.K243];[.L243];[.M243];)" office:value-type="string" office:string-value="{“humedad“:23,”temperatura17,”radiación”:18}" calcext:value-type="string">
            <text:p>{“humedad“:23,”temperatura17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244];[.B244];[.C244];[.D244];[.E244];[.F244];[.H244];[.I244];[.J244];[.K244];[.L244];[.M244];)" office:value-type="string" office:string-value="{“humedad“:20,”temperatura29,”radiación”:12}" calcext:value-type="string">
            <text:p>{“humedad“:20,”temperatura29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245];[.B245];[.C245];[.D245];[.E245];[.F245];[.H245];[.I245];[.J245];[.K245];[.L245];[.M245];)" office:value-type="string" office:string-value="{“humedad“:30,”temperatura12,”radiación”:15}" calcext:value-type="string">
            <text:p>{“humedad“:30,”temperatura12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246];[.B246];[.C246];[.D246];[.E246];[.F246];[.H246];[.I246];[.J246];[.K246];[.L246];[.M246];)" office:value-type="string" office:string-value="{“humedad“:22,”temperatura23,”radiación”:12}" calcext:value-type="string">
            <text:p>{“humedad“:22,”temperatura23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247];[.B247];[.C247];[.D247];[.E247];[.F247];[.H247];[.I247];[.J247];[.K247];[.L247];[.M247];)" office:value-type="string" office:string-value="{“humedad“:26,”temperatura19,”radiación”:18}" calcext:value-type="string">
            <text:p>{“humedad“:26,”temperatura19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248];[.B248];[.C248];[.D248];[.E248];[.F248];[.H248];[.I248];[.J248];[.K248];[.L248];[.M248];)" office:value-type="string" office:string-value="{“humedad“:10,”temperatura27,”radiación”:10}" calcext:value-type="string">
            <text:p>{“humedad“:10,”temperatura27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249];[.B249];[.C249];[.D249];[.E249];[.F249];[.H249];[.I249];[.J249];[.K249];[.L249];[.M249];)" office:value-type="string" office:string-value="{“humedad“:11,”temperatura12,”radiación”:19}" calcext:value-type="string">
            <text:p>{“humedad“:11,”temperatura12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250];[.B250];[.C250];[.D250];[.E250];[.F250];[.H250];[.I250];[.J250];[.K250];[.L250];[.M250];)" office:value-type="string" office:string-value="{“humedad“:11,”temperatura12,”radiación”:13}" calcext:value-type="string">
            <text:p>{“humedad“:11,”temperatura12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251];[.B251];[.C251];[.D251];[.E251];[.F251];[.H251];[.I251];[.J251];[.K251];[.L251];[.M251];)" office:value-type="string" office:string-value="{“humedad“:27,”temperatura30,”radiación”:11}" calcext:value-type="string">
            <text:p>{“humedad“:27,”temperatura30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252];[.B252];[.C252];[.D252];[.E252];[.F252];[.H252];[.I252];[.J252];[.K252];[.L252];[.M252];)" office:value-type="string" office:string-value="{“humedad“:16,”temperatura14,”radiación”:16}" calcext:value-type="string">
            <text:p>{“humedad“:16,”temperatura14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253];[.B253];[.C253];[.D253];[.E253];[.F253];[.H253];[.I253];[.J253];[.K253];[.L253];[.M253];)" office:value-type="string" office:string-value="{“humedad“:16,”temperatura14,”radiación”:20}" calcext:value-type="string">
            <text:p>{“humedad“:16,”temperatura14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254];[.B254];[.C254];[.D254];[.E254];[.F254];[.H254];[.I254];[.J254];[.K254];[.L254];[.M254];)" office:value-type="string" office:string-value="{“humedad“:24,”temperatura10,”radiación”:13}" calcext:value-type="string">
            <text:p>{“humedad“:24,”temperatura10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255];[.B255];[.C255];[.D255];[.E255];[.F255];[.H255];[.I255];[.J255];[.K255];[.L255];[.M255];)" office:value-type="string" office:string-value="{“humedad“:27,”temperatura30,”radiación”:16}" calcext:value-type="string">
            <text:p>{“humedad“:27,”temperatura30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256];[.B256];[.C256];[.D256];[.E256];[.F256];[.H256];[.I256];[.J256];[.K256];[.L256];[.M256];)" office:value-type="string" office:string-value="{“humedad“:12,”temperatura23,”radiación”:13}" calcext:value-type="string">
            <text:p>{“humedad“:12,”temperatura23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257];[.B257];[.C257];[.D257];[.E257];[.F257];[.H257];[.I257];[.J257];[.K257];[.L257];[.M257];)" office:value-type="string" office:string-value="{“humedad“:10,”temperatura11,”radiación”:18}" calcext:value-type="string">
            <text:p>{“humedad“:10,”temperatura11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258];[.B258];[.C258];[.D258];[.E258];[.F258];[.H258];[.I258];[.J258];[.K258];[.L258];[.M258];)" office:value-type="string" office:string-value="{“humedad“:30,”temperatura24,”radiación”:17}" calcext:value-type="string">
            <text:p>{“humedad“:30,”temperatura24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259];[.B259];[.C259];[.D259];[.E259];[.F259];[.H259];[.I259];[.J259];[.K259];[.L259];[.M259];)" office:value-type="string" office:string-value="{“humedad“:20,”temperatura28,”radiación”:11}" calcext:value-type="string">
            <text:p>{“humedad“:20,”temperatura28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260];[.B260];[.C260];[.D260];[.E260];[.F260];[.H260];[.I260];[.J260];[.K260];[.L260];[.M260];)" office:value-type="string" office:string-value="{“humedad“:18,”temperatura18,”radiación”:14}" calcext:value-type="string">
            <text:p>{“humedad“:18,”temperatura18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261];[.B261];[.C261];[.D261];[.E261];[.F261];[.H261];[.I261];[.J261];[.K261];[.L261];[.M261];)" office:value-type="string" office:string-value="{“humedad“:11,”temperatura18,”radiación”:16}" calcext:value-type="string">
            <text:p>{“humedad“:11,”temperatura18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262];[.B262];[.C262];[.D262];[.E262];[.F262];[.H262];[.I262];[.J262];[.K262];[.L262];[.M262];)" office:value-type="string" office:string-value="{“humedad“:22,”temperatura23,”radiación”:16}" calcext:value-type="string">
            <text:p>{“humedad“:22,”temperatura23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263];[.B263];[.C263];[.D263];[.E263];[.F263];[.H263];[.I263];[.J263];[.K263];[.L263];[.M263];)" office:value-type="string" office:string-value="{“humedad“:30,”temperatura14,”radiación”:14}" calcext:value-type="string">
            <text:p>{“humedad“:30,”temperatura14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264];[.B264];[.C264];[.D264];[.E264];[.F264];[.H264];[.I264];[.J264];[.K264];[.L264];[.M264];)" office:value-type="string" office:string-value="{“humedad“:21,”temperatura14,”radiación”:17}" calcext:value-type="string">
            <text:p>{“humedad“:21,”temperatura14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265];[.B265];[.C265];[.D265];[.E265];[.F265];[.H265];[.I265];[.J265];[.K265];[.L265];[.M265];)" office:value-type="string" office:string-value="{“humedad“:22,”temperatura18,”radiación”:18}" calcext:value-type="string">
            <text:p>{“humedad“:22,”temperatura18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266];[.B266];[.C266];[.D266];[.E266];[.F266];[.H266];[.I266];[.J266];[.K266];[.L266];[.M266];)" office:value-type="string" office:string-value="{“humedad“:18,”temperatura15,”radiación”:13}" calcext:value-type="string">
            <text:p>{“humedad“:18,”temperatura15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267];[.B267];[.C267];[.D267];[.E267];[.F267];[.H267];[.I267];[.J267];[.K267];[.L267];[.M267];)" office:value-type="string" office:string-value="{“humedad“:20,”temperatura15,”radiación”:12}" calcext:value-type="string">
            <text:p>{“humedad“:20,”temperatura15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268];[.B268];[.C268];[.D268];[.E268];[.F268];[.H268];[.I268];[.J268];[.K268];[.L268];[.M268];)" office:value-type="string" office:string-value="{“humedad“:24,”temperatura19,”radiación”:18}" calcext:value-type="string">
            <text:p>{“humedad“:24,”temperatura19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269];[.B269];[.C269];[.D269];[.E269];[.F269];[.H269];[.I269];[.J269];[.K269];[.L269];[.M269];)" office:value-type="string" office:string-value="{“humedad“:20,”temperatura13,”radiación”:12}" calcext:value-type="string">
            <text:p>{“humedad“:20,”temperatura13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270];[.B270];[.C270];[.D270];[.E270];[.F270];[.H270];[.I270];[.J270];[.K270];[.L270];[.M270];)" office:value-type="string" office:string-value="{“humedad“:30,”temperatura10,”radiación”:13}" calcext:value-type="string">
            <text:p>{“humedad“:30,”temperatura10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271];[.B271];[.C271];[.D271];[.E271];[.F271];[.H271];[.I271];[.J271];[.K271];[.L271];[.M271];)" office:value-type="string" office:string-value="{“humedad“:13,”temperatura13,”radiación”:17}" calcext:value-type="string">
            <text:p>{“humedad“:13,”temperatura13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272];[.B272];[.C272];[.D272];[.E272];[.F272];[.H272];[.I272];[.J272];[.K272];[.L272];[.M272];)" office:value-type="string" office:string-value="{“humedad“:11,”temperatura19,”radiación”:18}" calcext:value-type="string">
            <text:p>{“humedad“:11,”temperatura19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273];[.B273];[.C273];[.D273];[.E273];[.F273];[.H273];[.I273];[.J273];[.K273];[.L273];[.M273];)" office:value-type="string" office:string-value="{“humedad“:24,”temperatura13,”radiación”:19}" calcext:value-type="string">
            <text:p>{“humedad“:24,”temperatura13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274];[.B274];[.C274];[.D274];[.E274];[.F274];[.H274];[.I274];[.J274];[.K274];[.L274];[.M274];)" office:value-type="string" office:string-value="{“humedad“:26,”temperatura24,”radiación”:12}" calcext:value-type="string">
            <text:p>{“humedad“:26,”temperatura24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275];[.B275];[.C275];[.D275];[.E275];[.F275];[.H275];[.I275];[.J275];[.K275];[.L275];[.M275];)" office:value-type="string" office:string-value="{“humedad“:10,”temperatura19,”radiación”:15}" calcext:value-type="string">
            <text:p>{“humedad“:10,”temperatura19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276];[.B276];[.C276];[.D276];[.E276];[.F276];[.H276];[.I276];[.J276];[.K276];[.L276];[.M276];)" office:value-type="string" office:string-value="{“humedad“:19,”temperatura16,”radiación”:13}" calcext:value-type="string">
            <text:p>{“humedad“:19,”temperatura16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277];[.B277];[.C277];[.D277];[.E277];[.F277];[.H277];[.I277];[.J277];[.K277];[.L277];[.M277];)" office:value-type="string" office:string-value="{“humedad“:19,”temperatura13,”radiación”:17}" calcext:value-type="string">
            <text:p>{“humedad“:19,”temperatura13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278];[.B278];[.C278];[.D278];[.E278];[.F278];[.H278];[.I278];[.J278];[.K278];[.L278];[.M278];)" office:value-type="string" office:string-value="{“humedad“:10,”temperatura19,”radiación”:18}" calcext:value-type="string">
            <text:p>{“humedad“:10,”temperatura19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279];[.B279];[.C279];[.D279];[.E279];[.F279];[.H279];[.I279];[.J279];[.K279];[.L279];[.M279];)" office:value-type="string" office:string-value="{“humedad“:16,”temperatura24,”radiación”:13}" calcext:value-type="string">
            <text:p>{“humedad“:16,”temperatura24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280];[.B280];[.C280];[.D280];[.E280];[.F280];[.H280];[.I280];[.J280];[.K280];[.L280];[.M280];)" office:value-type="string" office:string-value="{“humedad“:17,”temperatura23,”radiación”:12}" calcext:value-type="string">
            <text:p>{“humedad“:17,”temperatura23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281];[.B281];[.C281];[.D281];[.E281];[.F281];[.H281];[.I281];[.J281];[.K281];[.L281];[.M281];)" office:value-type="string" office:string-value="{“humedad“:13,”temperatura30,”radiación”:16}" calcext:value-type="string">
            <text:p>{“humedad“:13,”temperatura30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282];[.B282];[.C282];[.D282];[.E282];[.F282];[.H282];[.I282];[.J282];[.K282];[.L282];[.M282];)" office:value-type="string" office:string-value="{“humedad“:18,”temperatura19,”radiación”:13}" calcext:value-type="string">
            <text:p>{“humedad“:18,”temperatura19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283];[.B283];[.C283];[.D283];[.E283];[.F283];[.H283];[.I283];[.J283];[.K283];[.L283];[.M283];)" office:value-type="string" office:string-value="{“humedad“:12,”temperatura12,”radiación”:14}" calcext:value-type="string">
            <text:p>{“humedad“:12,”temperatura12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284];[.B284];[.C284];[.D284];[.E284];[.F284];[.H284];[.I284];[.J284];[.K284];[.L284];[.M284];)" office:value-type="string" office:string-value="{“humedad“:18,”temperatura12,”radiación”:11}" calcext:value-type="string">
            <text:p>{“humedad“:18,”temperatura12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285];[.B285];[.C285];[.D285];[.E285];[.F285];[.H285];[.I285];[.J285];[.K285];[.L285];[.M285];)" office:value-type="string" office:string-value="{“humedad“:19,”temperatura24,”radiación”:19}" calcext:value-type="string">
            <text:p>{“humedad“:19,”temperatura24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286];[.B286];[.C286];[.D286];[.E286];[.F286];[.H286];[.I286];[.J286];[.K286];[.L286];[.M286];)" office:value-type="string" office:string-value="{“humedad“:12,”temperatura16,”radiación”:18}" calcext:value-type="string">
            <text:p>{“humedad“:12,”temperatura16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287];[.B287];[.C287];[.D287];[.E287];[.F287];[.H287];[.I287];[.J287];[.K287];[.L287];[.M287];)" office:value-type="string" office:string-value="{“humedad“:14,”temperatura12,”radiación”:13}" calcext:value-type="string">
            <text:p>{“humedad“:14,”temperatura12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288];[.B288];[.C288];[.D288];[.E288];[.F288];[.H288];[.I288];[.J288];[.K288];[.L288];[.M288];)" office:value-type="string" office:string-value="{“humedad“:11,”temperatura28,”radiación”:12}" calcext:value-type="string">
            <text:p>{“humedad“:11,”temperatura28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289];[.B289];[.C289];[.D289];[.E289];[.F289];[.H289];[.I289];[.J289];[.K289];[.L289];[.M289];)" office:value-type="string" office:string-value="{“humedad“:17,”temperatura15,”radiación”:17}" calcext:value-type="string">
            <text:p>{“humedad“:17,”temperatura15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290];[.B290];[.C290];[.D290];[.E290];[.F290];[.H290];[.I290];[.J290];[.K290];[.L290];[.M290];)" office:value-type="string" office:string-value="{“humedad“:10,”temperatura26,”radiación”:20}" calcext:value-type="string">
            <text:p>{“humedad“:10,”temperatura26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291];[.B291];[.C291];[.D291];[.E291];[.F291];[.H291];[.I291];[.J291];[.K291];[.L291];[.M291];)" office:value-type="string" office:string-value="{“humedad“:14,”temperatura29,”radiación”:14}" calcext:value-type="string">
            <text:p>{“humedad“:14,”temperatura29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292];[.B292];[.C292];[.D292];[.E292];[.F292];[.H292];[.I292];[.J292];[.K292];[.L292];[.M292];)" office:value-type="string" office:string-value="{“humedad“:19,”temperatura15,”radiación”:19}" calcext:value-type="string">
            <text:p>{“humedad“:19,”temperatura15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293];[.B293];[.C293];[.D293];[.E293];[.F293];[.H293];[.I293];[.J293];[.K293];[.L293];[.M293];)" office:value-type="string" office:string-value="{“humedad“:21,”temperatura10,”radiación”:18}" calcext:value-type="string">
            <text:p>{“humedad“:21,”temperatura10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294];[.B294];[.C294];[.D294];[.E294];[.F294];[.H294];[.I294];[.J294];[.K294];[.L294];[.M294];)" office:value-type="string" office:string-value="{“humedad“:24,”temperatura18,”radiación”:17}" calcext:value-type="string">
            <text:p>{“humedad“:24,”temperatura18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295];[.B295];[.C295];[.D295];[.E295];[.F295];[.H295];[.I295];[.J295];[.K295];[.L295];[.M295];)" office:value-type="string" office:string-value="{“humedad“:18,”temperatura13,”radiación”:15}" calcext:value-type="string">
            <text:p>{“humedad“:18,”temperatura13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296];[.B296];[.C296];[.D296];[.E296];[.F296];[.H296];[.I296];[.J296];[.K296];[.L296];[.M296];)" office:value-type="string" office:string-value="{“humedad“:30,”temperatura20,”radiación”:14}" calcext:value-type="string">
            <text:p>{“humedad“:30,”temperatura20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297];[.B297];[.C297];[.D297];[.E297];[.F297];[.H297];[.I297];[.J297];[.K297];[.L297];[.M297];)" office:value-type="string" office:string-value="{“humedad“:23,”temperatura18,”radiación”:17}" calcext:value-type="string">
            <text:p>{“humedad“:23,”temperatura18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298];[.B298];[.C298];[.D298];[.E298];[.F298];[.H298];[.I298];[.J298];[.K298];[.L298];[.M298];)" office:value-type="string" office:string-value="{“humedad“:26,”temperatura30,”radiación”:11}" calcext:value-type="string">
            <text:p>{“humedad“:26,”temperatura30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299];[.B299];[.C299];[.D299];[.E299];[.F299];[.H299];[.I299];[.J299];[.K299];[.L299];[.M299];)" office:value-type="string" office:string-value="{“humedad“:21,”temperatura21,”radiación”:15}" calcext:value-type="string">
            <text:p>{“humedad“:21,”temperatura21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300];[.B300];[.C300];[.D300];[.E300];[.F300];[.H300];[.I300];[.J300];[.K300];[.L300];[.M300];)" office:value-type="string" office:string-value="{“humedad“:17,”temperatura29,”radiación”:19}" calcext:value-type="string">
            <text:p>{“humedad“:17,”temperatura29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301];[.B301];[.C301];[.D301];[.E301];[.F301];[.H301];[.I301];[.J301];[.K301];[.L301];[.M301];)" office:value-type="string" office:string-value="{“humedad“:17,”temperatura15,”radiación”:14}" calcext:value-type="string">
            <text:p>{“humedad“:17,”temperatura15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302];[.B302];[.C302];[.D302];[.E302];[.F302];[.H302];[.I302];[.J302];[.K302];[.L302];[.M302];)" office:value-type="string" office:string-value="{“humedad“:16,”temperatura11,”radiación”:14}" calcext:value-type="string">
            <text:p>{“humedad“:16,”temperatura11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303];[.B303];[.C303];[.D303];[.E303];[.F303];[.H303];[.I303];[.J303];[.K303];[.L303];[.M303];)" office:value-type="string" office:string-value="{“humedad“:18,”temperatura13,”radiación”:10}" calcext:value-type="string">
            <text:p>{“humedad“:18,”temperatura13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304];[.B304];[.C304];[.D304];[.E304];[.F304];[.H304];[.I304];[.J304];[.K304];[.L304];[.M304];)" office:value-type="string" office:string-value="{“humedad“:23,”temperatura20,”radiación”:12}" calcext:value-type="string">
            <text:p>{“humedad“:23,”temperatura20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305];[.B305];[.C305];[.D305];[.E305];[.F305];[.H305];[.I305];[.J305];[.K305];[.L305];[.M305];)" office:value-type="string" office:string-value="{“humedad“:19,”temperatura10,”radiación”:12}" calcext:value-type="string">
            <text:p>{“humedad“:19,”temperatura10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306];[.B306];[.C306];[.D306];[.E306];[.F306];[.H306];[.I306];[.J306];[.K306];[.L306];[.M306];)" office:value-type="string" office:string-value="{“humedad“:15,”temperatura11,”radiación”:15}" calcext:value-type="string">
            <text:p>{“humedad“:15,”temperatura11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307];[.B307];[.C307];[.D307];[.E307];[.F307];[.H307];[.I307];[.J307];[.K307];[.L307];[.M307];)" office:value-type="string" office:string-value="{“humedad“:15,”temperatura21,”radiación”:18}" calcext:value-type="string">
            <text:p>{“humedad“:15,”temperatura21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308];[.B308];[.C308];[.D308];[.E308];[.F308];[.H308];[.I308];[.J308];[.K308];[.L308];[.M308];)" office:value-type="string" office:string-value="{“humedad“:20,”temperatura19,”radiación”:15}" calcext:value-type="string">
            <text:p>{“humedad“:20,”temperatura19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309];[.B309];[.C309];[.D309];[.E309];[.F309];[.H309];[.I309];[.J309];[.K309];[.L309];[.M309];)" office:value-type="string" office:string-value="{“humedad“:30,”temperatura13,”radiación”:18}" calcext:value-type="string">
            <text:p>{“humedad“:30,”temperatura13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310];[.B310];[.C310];[.D310];[.E310];[.F310];[.H310];[.I310];[.J310];[.K310];[.L310];[.M310];)" office:value-type="string" office:string-value="{“humedad“:20,”temperatura24,”radiación”:12}" calcext:value-type="string">
            <text:p>{“humedad“:20,”temperatura24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311];[.B311];[.C311];[.D311];[.E311];[.F311];[.H311];[.I311];[.J311];[.K311];[.L311];[.M311];)" office:value-type="string" office:string-value="{“humedad“:19,”temperatura13,”radiación”:17}" calcext:value-type="string">
            <text:p>{“humedad“:19,”temperatura13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312];[.B312];[.C312];[.D312];[.E312];[.F312];[.H312];[.I312];[.J312];[.K312];[.L312];[.M312];)" office:value-type="string" office:string-value="{“humedad“:19,”temperatura16,”radiación”:15}" calcext:value-type="string">
            <text:p>{“humedad“:19,”temperatura16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313];[.B313];[.C313];[.D313];[.E313];[.F313];[.H313];[.I313];[.J313];[.K313];[.L313];[.M313];)" office:value-type="string" office:string-value="{“humedad“:13,”temperatura24,”radiación”:17}" calcext:value-type="string">
            <text:p>{“humedad“:13,”temperatura24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314];[.B314];[.C314];[.D314];[.E314];[.F314];[.H314];[.I314];[.J314];[.K314];[.L314];[.M314];)" office:value-type="string" office:string-value="{“humedad“:24,”temperatura11,”radiación”:15}" calcext:value-type="string">
            <text:p>{“humedad“:24,”temperatura11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315];[.B315];[.C315];[.D315];[.E315];[.F315];[.H315];[.I315];[.J315];[.K315];[.L315];[.M315];)" office:value-type="string" office:string-value="{“humedad“:14,”temperatura23,”radiación”:11}" calcext:value-type="string">
            <text:p>{“humedad“:14,”temperatura23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316];[.B316];[.C316];[.D316];[.E316];[.F316];[.H316];[.I316];[.J316];[.K316];[.L316];[.M316];)" office:value-type="string" office:string-value="{“humedad“:23,”temperatura10,”radiación”:11}" calcext:value-type="string">
            <text:p>{“humedad“:23,”temperatura10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317];[.B317];[.C317];[.D317];[.E317];[.F317];[.H317];[.I317];[.J317];[.K317];[.L317];[.M317];)" office:value-type="string" office:string-value="{“humedad“:18,”temperatura19,”radiación”:16}" calcext:value-type="string">
            <text:p>{“humedad“:18,”temperatura19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318];[.B318];[.C318];[.D318];[.E318];[.F318];[.H318];[.I318];[.J318];[.K318];[.L318];[.M318];)" office:value-type="string" office:string-value="{“humedad“:22,”temperatura14,”radiación”:14}" calcext:value-type="string">
            <text:p>{“humedad“:22,”temperatura14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319];[.B319];[.C319];[.D319];[.E319];[.F319];[.H319];[.I319];[.J319];[.K319];[.L319];[.M319];)" office:value-type="string" office:string-value="{“humedad“:12,”temperatura12,”radiación”:20}" calcext:value-type="string">
            <text:p>{“humedad“:12,”temperatura12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320];[.B320];[.C320];[.D320];[.E320];[.F320];[.H320];[.I320];[.J320];[.K320];[.L320];[.M320];)" office:value-type="string" office:string-value="{“humedad“:23,”temperatura25,”radiación”:13}" calcext:value-type="string">
            <text:p>{“humedad“:23,”temperatura25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321];[.B321];[.C321];[.D321];[.E321];[.F321];[.H321];[.I321];[.J321];[.K321];[.L321];[.M321];)" office:value-type="string" office:string-value="{“humedad“:19,”temperatura26,”radiación”:16}" calcext:value-type="string">
            <text:p>{“humedad“:19,”temperatura26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322];[.B322];[.C322];[.D322];[.E322];[.F322];[.H322];[.I322];[.J322];[.K322];[.L322];[.M322];)" office:value-type="string" office:string-value="{“humedad“:19,”temperatura13,”radiación”:20}" calcext:value-type="string">
            <text:p>{“humedad“:19,”temperatura13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323];[.B323];[.C323];[.D323];[.E323];[.F323];[.H323];[.I323];[.J323];[.K323];[.L323];[.M323];)" office:value-type="string" office:string-value="{“humedad“:19,”temperatura10,”radiación”:18}" calcext:value-type="string">
            <text:p>{“humedad“:19,”temperatura10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324];[.B324];[.C324];[.D324];[.E324];[.F324];[.H324];[.I324];[.J324];[.K324];[.L324];[.M324];)" office:value-type="string" office:string-value="{“humedad“:10,”temperatura29,”radiación”:20}" calcext:value-type="string">
            <text:p>{“humedad“:10,”temperatura29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325];[.B325];[.C325];[.D325];[.E325];[.F325];[.H325];[.I325];[.J325];[.K325];[.L325];[.M325];)" office:value-type="string" office:string-value="{“humedad“:21,”temperatura24,”radiación”:16}" calcext:value-type="string">
            <text:p>{“humedad“:21,”temperatura24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326];[.B326];[.C326];[.D326];[.E326];[.F326];[.H326];[.I326];[.J326];[.K326];[.L326];[.M326];)" office:value-type="string" office:string-value="{“humedad“:28,”temperatura24,”radiación”:13}" calcext:value-type="string">
            <text:p>{“humedad“:28,”temperatura24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327];[.B327];[.C327];[.D327];[.E327];[.F327];[.H327];[.I327];[.J327];[.K327];[.L327];[.M327];)" office:value-type="string" office:string-value="{“humedad“:27,”temperatura29,”radiación”:11}" calcext:value-type="string">
            <text:p>{“humedad“:27,”temperatura29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328];[.B328];[.C328];[.D328];[.E328];[.F328];[.H328];[.I328];[.J328];[.K328];[.L328];[.M328];)" office:value-type="string" office:string-value="{“humedad“:28,”temperatura23,”radiación”:12}" calcext:value-type="string">
            <text:p>{“humedad“:28,”temperatura23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329];[.B329];[.C329];[.D329];[.E329];[.F329];[.H329];[.I329];[.J329];[.K329];[.L329];[.M329];)" office:value-type="string" office:string-value="{“humedad“:15,”temperatura30,”radiación”:10}" calcext:value-type="string">
            <text:p>{“humedad“:15,”temperatura30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330];[.B330];[.C330];[.D330];[.E330];[.F330];[.H330];[.I330];[.J330];[.K330];[.L330];[.M330];)" office:value-type="string" office:string-value="{“humedad“:13,”temperatura14,”radiación”:11}" calcext:value-type="string">
            <text:p>{“humedad“:13,”temperatura14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331];[.B331];[.C331];[.D331];[.E331];[.F331];[.H331];[.I331];[.J331];[.K331];[.L331];[.M331];)" office:value-type="string" office:string-value="{“humedad“:25,”temperatura29,”radiación”:15}" calcext:value-type="string">
            <text:p>{“humedad“:25,”temperatura29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332];[.B332];[.C332];[.D332];[.E332];[.F332];[.H332];[.I332];[.J332];[.K332];[.L332];[.M332];)" office:value-type="string" office:string-value="{“humedad“:28,”temperatura19,”radiación”:15}" calcext:value-type="string">
            <text:p>{“humedad“:28,”temperatura19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333];[.B333];[.C333];[.D333];[.E333];[.F333];[.H333];[.I333];[.J333];[.K333];[.L333];[.M333];)" office:value-type="string" office:string-value="{“humedad“:27,”temperatura22,”radiación”:14}" calcext:value-type="string">
            <text:p>{“humedad“:27,”temperatura22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334];[.B334];[.C334];[.D334];[.E334];[.F334];[.H334];[.I334];[.J334];[.K334];[.L334];[.M334];)" office:value-type="string" office:string-value="{“humedad“:11,”temperatura29,”radiación”:11}" calcext:value-type="string">
            <text:p>{“humedad“:11,”temperatura29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335];[.B335];[.C335];[.D335];[.E335];[.F335];[.H335];[.I335];[.J335];[.K335];[.L335];[.M335];)" office:value-type="string" office:string-value="{“humedad“:24,”temperatura21,”radiación”:20}" calcext:value-type="string">
            <text:p>{“humedad“:24,”temperatura21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336];[.B336];[.C336];[.D336];[.E336];[.F336];[.H336];[.I336];[.J336];[.K336];[.L336];[.M336];)" office:value-type="string" office:string-value="{“humedad“:14,”temperatura10,”radiación”:19}" calcext:value-type="string">
            <text:p>{“humedad“:14,”temperatura10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337];[.B337];[.C337];[.D337];[.E337];[.F337];[.H337];[.I337];[.J337];[.K337];[.L337];[.M337];)" office:value-type="string" office:string-value="{“humedad“:30,”temperatura15,”radiación”:20}" calcext:value-type="string">
            <text:p>{“humedad“:30,”temperatura15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338];[.B338];[.C338];[.D338];[.E338];[.F338];[.H338];[.I338];[.J338];[.K338];[.L338];[.M338];)" office:value-type="string" office:string-value="{“humedad“:10,”temperatura25,”radiación”:12}" calcext:value-type="string">
            <text:p>{“humedad“:10,”temperatura25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339];[.B339];[.C339];[.D339];[.E339];[.F339];[.H339];[.I339];[.J339];[.K339];[.L339];[.M339];)" office:value-type="string" office:string-value="{“humedad“:16,”temperatura16,”radiación”:12}" calcext:value-type="string">
            <text:p>{“humedad“:16,”temperatura16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340];[.B340];[.C340];[.D340];[.E340];[.F340];[.H340];[.I340];[.J340];[.K340];[.L340];[.M340];)" office:value-type="string" office:string-value="{“humedad“:21,”temperatura14,”radiación”:13}" calcext:value-type="string">
            <text:p>{“humedad“:21,”temperatura14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341];[.B341];[.C341];[.D341];[.E341];[.F341];[.H341];[.I341];[.J341];[.K341];[.L341];[.M341];)" office:value-type="string" office:string-value="{“humedad“:15,”temperatura25,”radiación”:15}" calcext:value-type="string">
            <text:p>{“humedad“:15,”temperatura25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342];[.B342];[.C342];[.D342];[.E342];[.F342];[.H342];[.I342];[.J342];[.K342];[.L342];[.M342];)" office:value-type="string" office:string-value="{“humedad“:20,”temperatura16,”radiación”:18}" calcext:value-type="string">
            <text:p>{“humedad“:20,”temperatura16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343];[.B343];[.C343];[.D343];[.E343];[.F343];[.H343];[.I343];[.J343];[.K343];[.L343];[.M343];)" office:value-type="string" office:string-value="{“humedad“:25,”temperatura25,”radiación”:20}" calcext:value-type="string">
            <text:p>{“humedad“:25,”temperatura25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344];[.B344];[.C344];[.D344];[.E344];[.F344];[.H344];[.I344];[.J344];[.K344];[.L344];[.M344];)" office:value-type="string" office:string-value="{“humedad“:17,”temperatura26,”radiación”:15}" calcext:value-type="string">
            <text:p>{“humedad“:17,”temperatura26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345];[.B345];[.C345];[.D345];[.E345];[.F345];[.H345];[.I345];[.J345];[.K345];[.L345];[.M345];)" office:value-type="string" office:string-value="{“humedad“:24,”temperatura21,”radiación”:13}" calcext:value-type="string">
            <text:p>{“humedad“:24,”temperatura21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346];[.B346];[.C346];[.D346];[.E346];[.F346];[.H346];[.I346];[.J346];[.K346];[.L346];[.M346];)" office:value-type="string" office:string-value="{“humedad“:30,”temperatura18,”radiación”:11}" calcext:value-type="string">
            <text:p>{“humedad“:30,”temperatura18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347];[.B347];[.C347];[.D347];[.E347];[.F347];[.H347];[.I347];[.J347];[.K347];[.L347];[.M347];)" office:value-type="string" office:string-value="{“humedad“:29,”temperatura25,”radiación”:16}" calcext:value-type="string">
            <text:p>{“humedad“:29,”temperatura25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348];[.B348];[.C348];[.D348];[.E348];[.F348];[.H348];[.I348];[.J348];[.K348];[.L348];[.M348];)" office:value-type="string" office:string-value="{“humedad“:28,”temperatura21,”radiación”:13}" calcext:value-type="string">
            <text:p>{“humedad“:28,”temperatura21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349];[.B349];[.C349];[.D349];[.E349];[.F349];[.H349];[.I349];[.J349];[.K349];[.L349];[.M349];)" office:value-type="string" office:string-value="{“humedad“:20,”temperatura25,”radiación”:11}" calcext:value-type="string">
            <text:p>{“humedad“:20,”temperatura25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350];[.B350];[.C350];[.D350];[.E350];[.F350];[.H350];[.I350];[.J350];[.K350];[.L350];[.M350];)" office:value-type="string" office:string-value="{“humedad“:19,”temperatura16,”radiación”:13}" calcext:value-type="string">
            <text:p>{“humedad“:19,”temperatura16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351];[.B351];[.C351];[.D351];[.E351];[.F351];[.H351];[.I351];[.J351];[.K351];[.L351];[.M351];)" office:value-type="string" office:string-value="{“humedad“:22,”temperatura29,”radiación”:20}" calcext:value-type="string">
            <text:p>{“humedad“:22,”temperatura29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352];[.B352];[.C352];[.D352];[.E352];[.F352];[.H352];[.I352];[.J352];[.K352];[.L352];[.M352];)" office:value-type="string" office:string-value="{“humedad“:16,”temperatura10,”radiación”:13}" calcext:value-type="string">
            <text:p>{“humedad“:16,”temperatura10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353];[.B353];[.C353];[.D353];[.E353];[.F353];[.H353];[.I353];[.J353];[.K353];[.L353];[.M353];)" office:value-type="string" office:string-value="{“humedad“:25,”temperatura30,”radiación”:11}" calcext:value-type="string">
            <text:p>{“humedad“:25,”temperatura30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354];[.B354];[.C354];[.D354];[.E354];[.F354];[.H354];[.I354];[.J354];[.K354];[.L354];[.M354];)" office:value-type="string" office:string-value="{“humedad“:13,”temperatura13,”radiación”:16}" calcext:value-type="string">
            <text:p>{“humedad“:13,”temperatura13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355];[.B355];[.C355];[.D355];[.E355];[.F355];[.H355];[.I355];[.J355];[.K355];[.L355];[.M355];)" office:value-type="string" office:string-value="{“humedad“:27,”temperatura13,”radiación”:13}" calcext:value-type="string">
            <text:p>{“humedad“:27,”temperatura13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356];[.B356];[.C356];[.D356];[.E356];[.F356];[.H356];[.I356];[.J356];[.K356];[.L356];[.M356];)" office:value-type="string" office:string-value="{“humedad“:12,”temperatura30,”radiación”:13}" calcext:value-type="string">
            <text:p>{“humedad“:12,”temperatura30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357];[.B357];[.C357];[.D357];[.E357];[.F357];[.H357];[.I357];[.J357];[.K357];[.L357];[.M357];)" office:value-type="string" office:string-value="{“humedad“:19,”temperatura28,”radiación”:20}" calcext:value-type="string">
            <text:p>{“humedad“:19,”temperatura28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358];[.B358];[.C358];[.D358];[.E358];[.F358];[.H358];[.I358];[.J358];[.K358];[.L358];[.M358];)" office:value-type="string" office:string-value="{“humedad“:25,”temperatura26,”radiación”:17}" calcext:value-type="string">
            <text:p>{“humedad“:25,”temperatura26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359];[.B359];[.C359];[.D359];[.E359];[.F359];[.H359];[.I359];[.J359];[.K359];[.L359];[.M359];)" office:value-type="string" office:string-value="{“humedad“:24,”temperatura16,”radiación”:12}" calcext:value-type="string">
            <text:p>{“humedad“:24,”temperatura16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360];[.B360];[.C360];[.D360];[.E360];[.F360];[.H360];[.I360];[.J360];[.K360];[.L360];[.M360];)" office:value-type="string" office:string-value="{“humedad“:13,”temperatura26,”radiación”:13}" calcext:value-type="string">
            <text:p>{“humedad“:13,”temperatura26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361];[.B361];[.C361];[.D361];[.E361];[.F361];[.H361];[.I361];[.J361];[.K361];[.L361];[.M361];)" office:value-type="string" office:string-value="{“humedad“:19,”temperatura30,”radiación”:13}" calcext:value-type="string">
            <text:p>{“humedad“:19,”temperatura30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362];[.B362];[.C362];[.D362];[.E362];[.F362];[.H362];[.I362];[.J362];[.K362];[.L362];[.M362];)" office:value-type="string" office:string-value="{“humedad“:13,”temperatura13,”radiación”:13}" calcext:value-type="string">
            <text:p>{“humedad“:13,”temperatura13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363];[.B363];[.C363];[.D363];[.E363];[.F363];[.H363];[.I363];[.J363];[.K363];[.L363];[.M363];)" office:value-type="string" office:string-value="{“humedad“:10,”temperatura27,”radiación”:11}" calcext:value-type="string">
            <text:p>{“humedad“:10,”temperatura27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364];[.B364];[.C364];[.D364];[.E364];[.F364];[.H364];[.I364];[.J364];[.K364];[.L364];[.M364];)" office:value-type="string" office:string-value="{“humedad“:16,”temperatura20,”radiación”:15}" calcext:value-type="string">
            <text:p>{“humedad“:16,”temperatura20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365];[.B365];[.C365];[.D365];[.E365];[.F365];[.H365];[.I365];[.J365];[.K365];[.L365];[.M365];)" office:value-type="string" office:string-value="{“humedad“:11,”temperatura26,”radiación”:10}" calcext:value-type="string">
            <text:p>{“humedad“:11,”temperatura26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366];[.B366];[.C366];[.D366];[.E366];[.F366];[.H366];[.I366];[.J366];[.K366];[.L366];[.M366];)" office:value-type="string" office:string-value="{“humedad“:10,”temperatura20,”radiación”:13}" calcext:value-type="string">
            <text:p>{“humedad“:10,”temperatura20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367];[.B367];[.C367];[.D367];[.E367];[.F367];[.H367];[.I367];[.J367];[.K367];[.L367];[.M367];)" office:value-type="string" office:string-value="{“humedad“:12,”temperatura22,”radiación”:17}" calcext:value-type="string">
            <text:p>{“humedad“:12,”temperatura22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368];[.B368];[.C368];[.D368];[.E368];[.F368];[.H368];[.I368];[.J368];[.K368];[.L368];[.M368];)" office:value-type="string" office:string-value="{“humedad“:27,”temperatura12,”radiación”:15}" calcext:value-type="string">
            <text:p>{“humedad“:27,”temperatura12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369];[.B369];[.C369];[.D369];[.E369];[.F369];[.H369];[.I369];[.J369];[.K369];[.L369];[.M369];)" office:value-type="string" office:string-value="{“humedad“:24,”temperatura12,”radiación”:14}" calcext:value-type="string">
            <text:p>{“humedad“:24,”temperatura12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370];[.B370];[.C370];[.D370];[.E370];[.F370];[.H370];[.I370];[.J370];[.K370];[.L370];[.M370];)" office:value-type="string" office:string-value="{“humedad“:19,”temperatura15,”radiación”:12}" calcext:value-type="string">
            <text:p>{“humedad“:19,”temperatura15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371];[.B371];[.C371];[.D371];[.E371];[.F371];[.H371];[.I371];[.J371];[.K371];[.L371];[.M371];)" office:value-type="string" office:string-value="{“humedad“:29,”temperatura25,”radiación”:10}" calcext:value-type="string">
            <text:p>{“humedad“:29,”temperatura25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372];[.B372];[.C372];[.D372];[.E372];[.F372];[.H372];[.I372];[.J372];[.K372];[.L372];[.M372];)" office:value-type="string" office:string-value="{“humedad“:13,”temperatura24,”radiación”:20}" calcext:value-type="string">
            <text:p>{“humedad“:13,”temperatura24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373];[.B373];[.C373];[.D373];[.E373];[.F373];[.H373];[.I373];[.J373];[.K373];[.L373];[.M373];)" office:value-type="string" office:string-value="{“humedad“:29,”temperatura14,”radiación”:11}" calcext:value-type="string">
            <text:p>{“humedad“:29,”temperatura14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374];[.B374];[.C374];[.D374];[.E374];[.F374];[.H374];[.I374];[.J374];[.K374];[.L374];[.M374];)" office:value-type="string" office:string-value="{“humedad“:12,”temperatura17,”radiación”:18}" calcext:value-type="string">
            <text:p>{“humedad“:12,”temperatura17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375];[.B375];[.C375];[.D375];[.E375];[.F375];[.H375];[.I375];[.J375];[.K375];[.L375];[.M375];)" office:value-type="string" office:string-value="{“humedad“:10,”temperatura22,”radiación”:10}" calcext:value-type="string">
            <text:p>{“humedad“:10,”temperatura22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376];[.B376];[.C376];[.D376];[.E376];[.F376];[.H376];[.I376];[.J376];[.K376];[.L376];[.M376];)" office:value-type="string" office:string-value="{“humedad“:21,”temperatura14,”radiación”:18}" calcext:value-type="string">
            <text:p>{“humedad“:21,”temperatura14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377];[.B377];[.C377];[.D377];[.E377];[.F377];[.H377];[.I377];[.J377];[.K377];[.L377];[.M377];)" office:value-type="string" office:string-value="{“humedad“:18,”temperatura15,”radiación”:16}" calcext:value-type="string">
            <text:p>{“humedad“:18,”temperatura15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378];[.B378];[.C378];[.D378];[.E378];[.F378];[.H378];[.I378];[.J378];[.K378];[.L378];[.M378];)" office:value-type="string" office:string-value="{“humedad“:26,”temperatura28,”radiación”:13}" calcext:value-type="string">
            <text:p>{“humedad“:26,”temperatura28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379];[.B379];[.C379];[.D379];[.E379];[.F379];[.H379];[.I379];[.J379];[.K379];[.L379];[.M379];)" office:value-type="string" office:string-value="{“humedad“:13,”temperatura12,”radiación”:13}" calcext:value-type="string">
            <text:p>{“humedad“:13,”temperatura12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380];[.B380];[.C380];[.D380];[.E380];[.F380];[.H380];[.I380];[.J380];[.K380];[.L380];[.M380];)" office:value-type="string" office:string-value="{“humedad“:16,”temperatura13,”radiación”:10}" calcext:value-type="string">
            <text:p>{“humedad“:16,”temperatura13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381];[.B381];[.C381];[.D381];[.E381];[.F381];[.H381];[.I381];[.J381];[.K381];[.L381];[.M381];)" office:value-type="string" office:string-value="{“humedad“:21,”temperatura27,”radiación”:20}" calcext:value-type="string">
            <text:p>{“humedad“:21,”temperatura27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382];[.B382];[.C382];[.D382];[.E382];[.F382];[.H382];[.I382];[.J382];[.K382];[.L382];[.M382];)" office:value-type="string" office:string-value="{“humedad“:28,”temperatura29,”radiación”:20}" calcext:value-type="string">
            <text:p>{“humedad“:28,”temperatura29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383];[.B383];[.C383];[.D383];[.E383];[.F383];[.H383];[.I383];[.J383];[.K383];[.L383];[.M383];)" office:value-type="string" office:string-value="{“humedad“:19,”temperatura11,”radiación”:15}" calcext:value-type="string">
            <text:p>{“humedad“:19,”temperatura11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384];[.B384];[.C384];[.D384];[.E384];[.F384];[.H384];[.I384];[.J384];[.K384];[.L384];[.M384];)" office:value-type="string" office:string-value="{“humedad“:13,”temperatura26,”radiación”:14}" calcext:value-type="string">
            <text:p>{“humedad“:13,”temperatura26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385];[.B385];[.C385];[.D385];[.E385];[.F385];[.H385];[.I385];[.J385];[.K385];[.L385];[.M385];)" office:value-type="string" office:string-value="{“humedad“:27,”temperatura18,”radiación”:17}" calcext:value-type="string">
            <text:p>{“humedad“:27,”temperatura18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386];[.B386];[.C386];[.D386];[.E386];[.F386];[.H386];[.I386];[.J386];[.K386];[.L386];[.M386];)" office:value-type="string" office:string-value="{“humedad“:30,”temperatura19,”radiación”:13}" calcext:value-type="string">
            <text:p>{“humedad“:30,”temperatura19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387];[.B387];[.C387];[.D387];[.E387];[.F387];[.H387];[.I387];[.J387];[.K387];[.L387];[.M387];)" office:value-type="string" office:string-value="{“humedad“:15,”temperatura16,”radiación”:14}" calcext:value-type="string">
            <text:p>{“humedad“:15,”temperatura16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388];[.B388];[.C388];[.D388];[.E388];[.F388];[.H388];[.I388];[.J388];[.K388];[.L388];[.M388];)" office:value-type="string" office:string-value="{“humedad“:16,”temperatura25,”radiación”:14}" calcext:value-type="string">
            <text:p>{“humedad“:16,”temperatura25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389];[.B389];[.C389];[.D389];[.E389];[.F389];[.H389];[.I389];[.J389];[.K389];[.L389];[.M389];)" office:value-type="string" office:string-value="{“humedad“:30,”temperatura23,”radiación”:16}" calcext:value-type="string">
            <text:p>{“humedad“:30,”temperatura23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390];[.B390];[.C390];[.D390];[.E390];[.F390];[.H390];[.I390];[.J390];[.K390];[.L390];[.M390];)" office:value-type="string" office:string-value="{“humedad“:14,”temperatura11,”radiación”:20}" calcext:value-type="string">
            <text:p>{“humedad“:14,”temperatura11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391];[.B391];[.C391];[.D391];[.E391];[.F391];[.H391];[.I391];[.J391];[.K391];[.L391];[.M391];)" office:value-type="string" office:string-value="{“humedad“:13,”temperatura23,”radiación”:20}" calcext:value-type="string">
            <text:p>{“humedad“:13,”temperatura23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392];[.B392];[.C392];[.D392];[.E392];[.F392];[.H392];[.I392];[.J392];[.K392];[.L392];[.M392];)" office:value-type="string" office:string-value="{“humedad“:23,”temperatura21,”radiación”:10}" calcext:value-type="string">
            <text:p>{“humedad“:23,”temperatura21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393];[.B393];[.C393];[.D393];[.E393];[.F393];[.H393];[.I393];[.J393];[.K393];[.L393];[.M393];)" office:value-type="string" office:string-value="{“humedad“:18,”temperatura26,”radiación”:12}" calcext:value-type="string">
            <text:p>{“humedad“:18,”temperatura26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394];[.B394];[.C394];[.D394];[.E394];[.F394];[.H394];[.I394];[.J394];[.K394];[.L394];[.M394];)" office:value-type="string" office:string-value="{“humedad“:20,”temperatura11,”radiación”:11}" calcext:value-type="string">
            <text:p>{“humedad“:20,”temperatura11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395];[.B395];[.C395];[.D395];[.E395];[.F395];[.H395];[.I395];[.J395];[.K395];[.L395];[.M395];)" office:value-type="string" office:string-value="{“humedad“:16,”temperatura17,”radiación”:16}" calcext:value-type="string">
            <text:p>{“humedad“:16,”temperatura17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396];[.B396];[.C396];[.D396];[.E396];[.F396];[.H396];[.I396];[.J396];[.K396];[.L396];[.M396];)" office:value-type="string" office:string-value="{“humedad“:19,”temperatura22,”radiación”:16}" calcext:value-type="string">
            <text:p>{“humedad“:19,”temperatura22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397];[.B397];[.C397];[.D397];[.E397];[.F397];[.H397];[.I397];[.J397];[.K397];[.L397];[.M397];)" office:value-type="string" office:string-value="{“humedad“:20,”temperatura20,”radiación”:20}" calcext:value-type="string">
            <text:p>{“humedad“:20,”temperatura20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398];[.B398];[.C398];[.D398];[.E398];[.F398];[.H398];[.I398];[.J398];[.K398];[.L398];[.M398];)" office:value-type="string" office:string-value="{“humedad“:28,”temperatura28,”radiación”:18}" calcext:value-type="string">
            <text:p>{“humedad“:28,”temperatura28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399];[.B399];[.C399];[.D399];[.E399];[.F399];[.H399];[.I399];[.J399];[.K399];[.L399];[.M399];)" office:value-type="string" office:string-value="{“humedad“:22,”temperatura20,”radiación”:13}" calcext:value-type="string">
            <text:p>{“humedad“:22,”temperatura20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400];[.B400];[.C400];[.D400];[.E400];[.F400];[.H400];[.I400];[.J400];[.K400];[.L400];[.M400];)" office:value-type="string" office:string-value="{“humedad“:27,”temperatura10,”radiación”:10}" calcext:value-type="string">
            <text:p>{“humedad“:27,”temperatura10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401];[.B401];[.C401];[.D401];[.E401];[.F401];[.H401];[.I401];[.J401];[.K401];[.L401];[.M401];)" office:value-type="string" office:string-value="{“humedad“:20,”temperatura29,”radiación”:15}" calcext:value-type="string">
            <text:p>{“humedad“:20,”temperatura29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402];[.B402];[.C402];[.D402];[.E402];[.F402];[.H402];[.I402];[.J402];[.K402];[.L402];[.M402];)" office:value-type="string" office:string-value="{“humedad“:19,”temperatura21,”radiación”:15}" calcext:value-type="string">
            <text:p>{“humedad“:19,”temperatura21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403];[.B403];[.C403];[.D403];[.E403];[.F403];[.H403];[.I403];[.J403];[.K403];[.L403];[.M403];)" office:value-type="string" office:string-value="{“humedad“:29,”temperatura19,”radiación”:18}" calcext:value-type="string">
            <text:p>{“humedad“:29,”temperatura19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404];[.B404];[.C404];[.D404];[.E404];[.F404];[.H404];[.I404];[.J404];[.K404];[.L404];[.M404];)" office:value-type="string" office:string-value="{“humedad“:18,”temperatura27,”radiación”:14}" calcext:value-type="string">
            <text:p>{“humedad“:18,”temperatura27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405];[.B405];[.C405];[.D405];[.E405];[.F405];[.H405];[.I405];[.J405];[.K405];[.L405];[.M405];)" office:value-type="string" office:string-value="{“humedad“:26,”temperatura25,”radiación”:18}" calcext:value-type="string">
            <text:p>{“humedad“:26,”temperatura25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406];[.B406];[.C406];[.D406];[.E406];[.F406];[.H406];[.I406];[.J406];[.K406];[.L406];[.M406];)" office:value-type="string" office:string-value="{“humedad“:12,”temperatura25,”radiación”:13}" calcext:value-type="string">
            <text:p>{“humedad“:12,”temperatura25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407];[.B407];[.C407];[.D407];[.E407];[.F407];[.H407];[.I407];[.J407];[.K407];[.L407];[.M407];)" office:value-type="string" office:string-value="{“humedad“:18,”temperatura21,”radiación”:16}" calcext:value-type="string">
            <text:p>{“humedad“:18,”temperatura21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408];[.B408];[.C408];[.D408];[.E408];[.F408];[.H408];[.I408];[.J408];[.K408];[.L408];[.M408];)" office:value-type="string" office:string-value="{“humedad“:18,”temperatura26,”radiación”:18}" calcext:value-type="string">
            <text:p>{“humedad“:18,”temperatura26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409];[.B409];[.C409];[.D409];[.E409];[.F409];[.H409];[.I409];[.J409];[.K409];[.L409];[.M409];)" office:value-type="string" office:string-value="{“humedad“:18,”temperatura21,”radiación”:18}" calcext:value-type="string">
            <text:p>{“humedad“:18,”temperatura21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410];[.B410];[.C410];[.D410];[.E410];[.F410];[.H410];[.I410];[.J410];[.K410];[.L410];[.M410];)" office:value-type="string" office:string-value="{“humedad“:25,”temperatura11,”radiación”:10}" calcext:value-type="string">
            <text:p>{“humedad“:25,”temperatura11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411];[.B411];[.C411];[.D411];[.E411];[.F411];[.H411];[.I411];[.J411];[.K411];[.L411];[.M411];)" office:value-type="string" office:string-value="{“humedad“:29,”temperatura29,”radiación”:17}" calcext:value-type="string">
            <text:p>{“humedad“:29,”temperatura29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412];[.B412];[.C412];[.D412];[.E412];[.F412];[.H412];[.I412];[.J412];[.K412];[.L412];[.M412];)" office:value-type="string" office:string-value="{“humedad“:26,”temperatura28,”radiación”:15}" calcext:value-type="string">
            <text:p>{“humedad“:26,”temperatura28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413];[.B413];[.C413];[.D413];[.E413];[.F413];[.H413];[.I413];[.J413];[.K413];[.L413];[.M413];)" office:value-type="string" office:string-value="{“humedad“:17,”temperatura17,”radiación”:16}" calcext:value-type="string">
            <text:p>{“humedad“:17,”temperatura17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414];[.B414];[.C414];[.D414];[.E414];[.F414];[.H414];[.I414];[.J414];[.K414];[.L414];[.M414];)" office:value-type="string" office:string-value="{“humedad“:28,”temperatura26,”radiación”:18}" calcext:value-type="string">
            <text:p>{“humedad“:28,”temperatura26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415];[.B415];[.C415];[.D415];[.E415];[.F415];[.H415];[.I415];[.J415];[.K415];[.L415];[.M415];)" office:value-type="string" office:string-value="{“humedad“:19,”temperatura11,”radiación”:11}" calcext:value-type="string">
            <text:p>{“humedad“:19,”temperatura11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416];[.B416];[.C416];[.D416];[.E416];[.F416];[.H416];[.I416];[.J416];[.K416];[.L416];[.M416];)" office:value-type="string" office:string-value="{“humedad“:15,”temperatura28,”radiación”:12}" calcext:value-type="string">
            <text:p>{“humedad“:15,”temperatura28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417];[.B417];[.C417];[.D417];[.E417];[.F417];[.H417];[.I417];[.J417];[.K417];[.L417];[.M417];)" office:value-type="string" office:string-value="{“humedad“:10,”temperatura12,”radiación”:20}" calcext:value-type="string">
            <text:p>{“humedad“:10,”temperatura12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418];[.B418];[.C418];[.D418];[.E418];[.F418];[.H418];[.I418];[.J418];[.K418];[.L418];[.M418];)" office:value-type="string" office:string-value="{“humedad“:11,”temperatura27,”radiación”:17}" calcext:value-type="string">
            <text:p>{“humedad“:11,”temperatura27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419];[.B419];[.C419];[.D419];[.E419];[.F419];[.H419];[.I419];[.J419];[.K419];[.L419];[.M419];)" office:value-type="string" office:string-value="{“humedad“:10,”temperatura30,”radiación”:12}" calcext:value-type="string">
            <text:p>{“humedad“:10,”temperatura30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420];[.B420];[.C420];[.D420];[.E420];[.F420];[.H420];[.I420];[.J420];[.K420];[.L420];[.M420];)" office:value-type="string" office:string-value="{“humedad“:14,”temperatura28,”radiación”:20}" calcext:value-type="string">
            <text:p>{“humedad“:14,”temperatura28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421];[.B421];[.C421];[.D421];[.E421];[.F421];[.H421];[.I421];[.J421];[.K421];[.L421];[.M421];)" office:value-type="string" office:string-value="{“humedad“:26,”temperatura12,”radiación”:18}" calcext:value-type="string">
            <text:p>{“humedad“:26,”temperatura12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422];[.B422];[.C422];[.D422];[.E422];[.F422];[.H422];[.I422];[.J422];[.K422];[.L422];[.M422];)" office:value-type="string" office:string-value="{“humedad“:25,”temperatura19,”radiación”:18}" calcext:value-type="string">
            <text:p>{“humedad“:25,”temperatura19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423];[.B423];[.C423];[.D423];[.E423];[.F423];[.H423];[.I423];[.J423];[.K423];[.L423];[.M423];)" office:value-type="string" office:string-value="{“humedad“:22,”temperatura10,”radiación”:14}" calcext:value-type="string">
            <text:p>{“humedad“:22,”temperatura10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424];[.B424];[.C424];[.D424];[.E424];[.F424];[.H424];[.I424];[.J424];[.K424];[.L424];[.M424];)" office:value-type="string" office:string-value="{“humedad“:28,”temperatura10,”radiación”:17}" calcext:value-type="string">
            <text:p>{“humedad“:28,”temperatura10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425];[.B425];[.C425];[.D425];[.E425];[.F425];[.H425];[.I425];[.J425];[.K425];[.L425];[.M425];)" office:value-type="string" office:string-value="{“humedad“:19,”temperatura24,”radiación”:10}" calcext:value-type="string">
            <text:p>{“humedad“:19,”temperatura24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426];[.B426];[.C426];[.D426];[.E426];[.F426];[.H426];[.I426];[.J426];[.K426];[.L426];[.M426];)" office:value-type="string" office:string-value="{“humedad“:21,”temperatura20,”radiación”:17}" calcext:value-type="string">
            <text:p>{“humedad“:21,”temperatura20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427];[.B427];[.C427];[.D427];[.E427];[.F427];[.H427];[.I427];[.J427];[.K427];[.L427];[.M427];)" office:value-type="string" office:string-value="{“humedad“:20,”temperatura15,”radiación”:14}" calcext:value-type="string">
            <text:p>{“humedad“:20,”temperatura15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428];[.B428];[.C428];[.D428];[.E428];[.F428];[.H428];[.I428];[.J428];[.K428];[.L428];[.M428];)" office:value-type="string" office:string-value="{“humedad“:20,”temperatura29,”radiación”:17}" calcext:value-type="string">
            <text:p>{“humedad“:20,”temperatura29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429];[.B429];[.C429];[.D429];[.E429];[.F429];[.H429];[.I429];[.J429];[.K429];[.L429];[.M429];)" office:value-type="string" office:string-value="{“humedad“:12,”temperatura10,”radiación”:15}" calcext:value-type="string">
            <text:p>{“humedad“:12,”temperatura10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430];[.B430];[.C430];[.D430];[.E430];[.F430];[.H430];[.I430];[.J430];[.K430];[.L430];[.M430];)" office:value-type="string" office:string-value="{“humedad“:14,”temperatura19,”radiación”:19}" calcext:value-type="string">
            <text:p>{“humedad“:14,”temperatura19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431];[.B431];[.C431];[.D431];[.E431];[.F431];[.H431];[.I431];[.J431];[.K431];[.L431];[.M431];)" office:value-type="string" office:string-value="{“humedad“:17,”temperatura21,”radiación”:12}" calcext:value-type="string">
            <text:p>{“humedad“:17,”temperatura21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432];[.B432];[.C432];[.D432];[.E432];[.F432];[.H432];[.I432];[.J432];[.K432];[.L432];[.M432];)" office:value-type="string" office:string-value="{“humedad“:23,”temperatura20,”radiación”:10}" calcext:value-type="string">
            <text:p>{“humedad“:23,”temperatura20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433];[.B433];[.C433];[.D433];[.E433];[.F433];[.H433];[.I433];[.J433];[.K433];[.L433];[.M433];)" office:value-type="string" office:string-value="{“humedad“:15,”temperatura17,”radiación”:15}" calcext:value-type="string">
            <text:p>{“humedad“:15,”temperatura17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434];[.B434];[.C434];[.D434];[.E434];[.F434];[.H434];[.I434];[.J434];[.K434];[.L434];[.M434];)" office:value-type="string" office:string-value="{“humedad“:18,”temperatura30,”radiación”:19}" calcext:value-type="string">
            <text:p>{“humedad“:18,”temperatura30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435];[.B435];[.C435];[.D435];[.E435];[.F435];[.H435];[.I435];[.J435];[.K435];[.L435];[.M435];)" office:value-type="string" office:string-value="{“humedad“:11,”temperatura28,”radiación”:14}" calcext:value-type="string">
            <text:p>{“humedad“:11,”temperatura28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436];[.B436];[.C436];[.D436];[.E436];[.F436];[.H436];[.I436];[.J436];[.K436];[.L436];[.M436];)" office:value-type="string" office:string-value="{“humedad“:26,”temperatura19,”radiación”:13}" calcext:value-type="string">
            <text:p>{“humedad“:26,”temperatura19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437];[.B437];[.C437];[.D437];[.E437];[.F437];[.H437];[.I437];[.J437];[.K437];[.L437];[.M437];)" office:value-type="string" office:string-value="{“humedad“:16,”temperatura12,”radiación”:17}" calcext:value-type="string">
            <text:p>{“humedad“:16,”temperatura12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438];[.B438];[.C438];[.D438];[.E438];[.F438];[.H438];[.I438];[.J438];[.K438];[.L438];[.M438];)" office:value-type="string" office:string-value="{“humedad“:18,”temperatura29,”radiación”:19}" calcext:value-type="string">
            <text:p>{“humedad“:18,”temperatura29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439];[.B439];[.C439];[.D439];[.E439];[.F439];[.H439];[.I439];[.J439];[.K439];[.L439];[.M439];)" office:value-type="string" office:string-value="{“humedad“:21,”temperatura23,”radiación”:19}" calcext:value-type="string">
            <text:p>{“humedad“:21,”temperatura23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440];[.B440];[.C440];[.D440];[.E440];[.F440];[.H440];[.I440];[.J440];[.K440];[.L440];[.M440];)" office:value-type="string" office:string-value="{“humedad“:13,”temperatura30,”radiación”:15}" calcext:value-type="string">
            <text:p>{“humedad“:13,”temperatura30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441];[.B441];[.C441];[.D441];[.E441];[.F441];[.H441];[.I441];[.J441];[.K441];[.L441];[.M441];)" office:value-type="string" office:string-value="{“humedad“:14,”temperatura28,”radiación”:12}" calcext:value-type="string">
            <text:p>{“humedad“:14,”temperatura28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442];[.B442];[.C442];[.D442];[.E442];[.F442];[.H442];[.I442];[.J442];[.K442];[.L442];[.M442];)" office:value-type="string" office:string-value="{“humedad“:25,”temperatura29,”radiación”:10}" calcext:value-type="string">
            <text:p>{“humedad“:25,”temperatura29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443];[.B443];[.C443];[.D443];[.E443];[.F443];[.H443];[.I443];[.J443];[.K443];[.L443];[.M443];)" office:value-type="string" office:string-value="{“humedad“:22,”temperatura30,”radiación”:11}" calcext:value-type="string">
            <text:p>{“humedad“:22,”temperatura30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444];[.B444];[.C444];[.D444];[.E444];[.F444];[.H444];[.I444];[.J444];[.K444];[.L444];[.M444];)" office:value-type="string" office:string-value="{“humedad“:13,”temperatura22,”radiación”:12}" calcext:value-type="string">
            <text:p>{“humedad“:13,”temperatura22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445];[.B445];[.C445];[.D445];[.E445];[.F445];[.H445];[.I445];[.J445];[.K445];[.L445];[.M445];)" office:value-type="string" office:string-value="{“humedad“:25,”temperatura10,”radiación”:20}" calcext:value-type="string">
            <text:p>{“humedad“:25,”temperatura10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446];[.B446];[.C446];[.D446];[.E446];[.F446];[.H446];[.I446];[.J446];[.K446];[.L446];[.M446];)" office:value-type="string" office:string-value="{“humedad“:19,”temperatura21,”radiación”:13}" calcext:value-type="string">
            <text:p>{“humedad“:19,”temperatura21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447];[.B447];[.C447];[.D447];[.E447];[.F447];[.H447];[.I447];[.J447];[.K447];[.L447];[.M447];)" office:value-type="string" office:string-value="{“humedad“:12,”temperatura30,”radiación”:20}" calcext:value-type="string">
            <text:p>{“humedad“:12,”temperatura30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448];[.B448];[.C448];[.D448];[.E448];[.F448];[.H448];[.I448];[.J448];[.K448];[.L448];[.M448];)" office:value-type="string" office:string-value="{“humedad“:23,”temperatura11,”radiación”:15}" calcext:value-type="string">
            <text:p>{“humedad“:23,”temperatura11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449];[.B449];[.C449];[.D449];[.E449];[.F449];[.H449];[.I449];[.J449];[.K449];[.L449];[.M449];)" office:value-type="string" office:string-value="{“humedad“:28,”temperatura17,”radiación”:15}" calcext:value-type="string">
            <text:p>{“humedad“:28,”temperatura17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450];[.B450];[.C450];[.D450];[.E450];[.F450];[.H450];[.I450];[.J450];[.K450];[.L450];[.M450];)" office:value-type="string" office:string-value="{“humedad“:21,”temperatura12,”radiación”:19}" calcext:value-type="string">
            <text:p>{“humedad“:21,”temperatura12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451];[.B451];[.C451];[.D451];[.E451];[.F451];[.H451];[.I451];[.J451];[.K451];[.L451];[.M451];)" office:value-type="string" office:string-value="{“humedad“:27,”temperatura29,”radiación”:20}" calcext:value-type="string">
            <text:p>{“humedad“:27,”temperatura29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452];[.B452];[.C452];[.D452];[.E452];[.F452];[.H452];[.I452];[.J452];[.K452];[.L452];[.M452];)" office:value-type="string" office:string-value="{“humedad“:30,”temperatura19,”radiación”:10}" calcext:value-type="string">
            <text:p>{“humedad“:30,”temperatura19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453];[.B453];[.C453];[.D453];[.E453];[.F453];[.H453];[.I453];[.J453];[.K453];[.L453];[.M453];)" office:value-type="string" office:string-value="{“humedad“:29,”temperatura20,”radiación”:11}" calcext:value-type="string">
            <text:p>{“humedad“:29,”temperatura20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454];[.B454];[.C454];[.D454];[.E454];[.F454];[.H454];[.I454];[.J454];[.K454];[.L454];[.M454];)" office:value-type="string" office:string-value="{“humedad“:11,”temperatura11,”radiación”:13}" calcext:value-type="string">
            <text:p>{“humedad“:11,”temperatura11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455];[.B455];[.C455];[.D455];[.E455];[.F455];[.H455];[.I455];[.J455];[.K455];[.L455];[.M455];)" office:value-type="string" office:string-value="{“humedad“:19,”temperatura14,”radiación”:12}" calcext:value-type="string">
            <text:p>{“humedad“:19,”temperatura14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456];[.B456];[.C456];[.D456];[.E456];[.F456];[.H456];[.I456];[.J456];[.K456];[.L456];[.M456];)" office:value-type="string" office:string-value="{“humedad“:29,”temperatura13,”radiación”:18}" calcext:value-type="string">
            <text:p>{“humedad“:29,”temperatura13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457];[.B457];[.C457];[.D457];[.E457];[.F457];[.H457];[.I457];[.J457];[.K457];[.L457];[.M457];)" office:value-type="string" office:string-value="{“humedad“:17,”temperatura12,”radiación”:10}" calcext:value-type="string">
            <text:p>{“humedad“:17,”temperatura12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458];[.B458];[.C458];[.D458];[.E458];[.F458];[.H458];[.I458];[.J458];[.K458];[.L458];[.M458];)" office:value-type="string" office:string-value="{“humedad“:21,”temperatura26,”radiación”:19}" calcext:value-type="string">
            <text:p>{“humedad“:21,”temperatura26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459];[.B459];[.C459];[.D459];[.E459];[.F459];[.H459];[.I459];[.J459];[.K459];[.L459];[.M459];)" office:value-type="string" office:string-value="{“humedad“:18,”temperatura21,”radiación”:17}" calcext:value-type="string">
            <text:p>{“humedad“:18,”temperatura21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460];[.B460];[.C460];[.D460];[.E460];[.F460];[.H460];[.I460];[.J460];[.K460];[.L460];[.M460];)" office:value-type="string" office:string-value="{“humedad“:23,”temperatura12,”radiación”:11}" calcext:value-type="string">
            <text:p>{“humedad“:23,”temperatura12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461];[.B461];[.C461];[.D461];[.E461];[.F461];[.H461];[.I461];[.J461];[.K461];[.L461];[.M461];)" office:value-type="string" office:string-value="{“humedad“:14,”temperatura28,”radiación”:14}" calcext:value-type="string">
            <text:p>{“humedad“:14,”temperatura28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462];[.B462];[.C462];[.D462];[.E462];[.F462];[.H462];[.I462];[.J462];[.K462];[.L462];[.M462];)" office:value-type="string" office:string-value="{“humedad“:11,”temperatura27,”radiación”:19}" calcext:value-type="string">
            <text:p>{“humedad“:11,”temperatura27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463];[.B463];[.C463];[.D463];[.E463];[.F463];[.H463];[.I463];[.J463];[.K463];[.L463];[.M463];)" office:value-type="string" office:string-value="{“humedad“:14,”temperatura15,”radiación”:14}" calcext:value-type="string">
            <text:p>{“humedad“:14,”temperatura15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464];[.B464];[.C464];[.D464];[.E464];[.F464];[.H464];[.I464];[.J464];[.K464];[.L464];[.M464];)" office:value-type="string" office:string-value="{“humedad“:18,”temperatura14,”radiación”:15}" calcext:value-type="string">
            <text:p>{“humedad“:18,”temperatura14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465];[.B465];[.C465];[.D465];[.E465];[.F465];[.H465];[.I465];[.J465];[.K465];[.L465];[.M465];)" office:value-type="string" office:string-value="{“humedad“:10,”temperatura12,”radiación”:18}" calcext:value-type="string">
            <text:p>{“humedad“:10,”temperatura12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466];[.B466];[.C466];[.D466];[.E466];[.F466];[.H466];[.I466];[.J466];[.K466];[.L466];[.M466];)" office:value-type="string" office:string-value="{“humedad“:16,”temperatura15,”radiación”:20}" calcext:value-type="string">
            <text:p>{“humedad“:16,”temperatura15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467];[.B467];[.C467];[.D467];[.E467];[.F467];[.H467];[.I467];[.J467];[.K467];[.L467];[.M467];)" office:value-type="string" office:string-value="{“humedad“:13,”temperatura12,”radiación”:13}" calcext:value-type="string">
            <text:p>{“humedad“:13,”temperatura12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468];[.B468];[.C468];[.D468];[.E468];[.F468];[.H468];[.I468];[.J468];[.K468];[.L468];[.M468];)" office:value-type="string" office:string-value="{“humedad“:27,”temperatura30,”radiación”:12}" calcext:value-type="string">
            <text:p>{“humedad“:27,”temperatura30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469];[.B469];[.C469];[.D469];[.E469];[.F469];[.H469];[.I469];[.J469];[.K469];[.L469];[.M469];)" office:value-type="string" office:string-value="{“humedad“:22,”temperatura16,”radiación”:16}" calcext:value-type="string">
            <text:p>{“humedad“:22,”temperatura16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470];[.B470];[.C470];[.D470];[.E470];[.F470];[.H470];[.I470];[.J470];[.K470];[.L470];[.M470];)" office:value-type="string" office:string-value="{“humedad“:13,”temperatura18,”radiación”:20}" calcext:value-type="string">
            <text:p>{“humedad“:13,”temperatura18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471];[.B471];[.C471];[.D471];[.E471];[.F471];[.H471];[.I471];[.J471];[.K471];[.L471];[.M471];)" office:value-type="string" office:string-value="{“humedad“:15,”temperatura14,”radiación”:11}" calcext:value-type="string">
            <text:p>{“humedad“:15,”temperatura14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472];[.B472];[.C472];[.D472];[.E472];[.F472];[.H472];[.I472];[.J472];[.K472];[.L472];[.M472];)" office:value-type="string" office:string-value="{“humedad“:18,”temperatura13,”radiación”:20}" calcext:value-type="string">
            <text:p>{“humedad“:18,”temperatura13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473];[.B473];[.C473];[.D473];[.E473];[.F473];[.H473];[.I473];[.J473];[.K473];[.L473];[.M473];)" office:value-type="string" office:string-value="{“humedad“:19,”temperatura24,”radiación”:16}" calcext:value-type="string">
            <text:p>{“humedad“:19,”temperatura24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474];[.B474];[.C474];[.D474];[.E474];[.F474];[.H474];[.I474];[.J474];[.K474];[.L474];[.M474];)" office:value-type="string" office:string-value="{“humedad“:27,”temperatura11,”radiación”:18}" calcext:value-type="string">
            <text:p>{“humedad“:27,”temperatura11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475];[.B475];[.C475];[.D475];[.E475];[.F475];[.H475];[.I475];[.J475];[.K475];[.L475];[.M475];)" office:value-type="string" office:string-value="{“humedad“:15,”temperatura28,”radiación”:18}" calcext:value-type="string">
            <text:p>{“humedad“:15,”temperatura28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476];[.B476];[.C476];[.D476];[.E476];[.F476];[.H476];[.I476];[.J476];[.K476];[.L476];[.M476];)" office:value-type="string" office:string-value="{“humedad“:20,”temperatura30,”radiación”:20}" calcext:value-type="string">
            <text:p>{“humedad“:20,”temperatura30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477];[.B477];[.C477];[.D477];[.E477];[.F477];[.H477];[.I477];[.J477];[.K477];[.L477];[.M477];)" office:value-type="string" office:string-value="{“humedad“:28,”temperatura20,”radiación”:15}" calcext:value-type="string">
            <text:p>{“humedad“:28,”temperatura20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478];[.B478];[.C478];[.D478];[.E478];[.F478];[.H478];[.I478];[.J478];[.K478];[.L478];[.M478];)" office:value-type="string" office:string-value="{“humedad“:29,”temperatura15,”radiación”:15}" calcext:value-type="string">
            <text:p>{“humedad“:29,”temperatura15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479];[.B479];[.C479];[.D479];[.E479];[.F479];[.H479];[.I479];[.J479];[.K479];[.L479];[.M479];)" office:value-type="string" office:string-value="{“humedad“:25,”temperatura20,”radiación”:17}" calcext:value-type="string">
            <text:p>{“humedad“:25,”temperatura20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480];[.B480];[.C480];[.D480];[.E480];[.F480];[.H480];[.I480];[.J480];[.K480];[.L480];[.M480];)" office:value-type="string" office:string-value="{“humedad“:12,”temperatura12,”radiación”:15}" calcext:value-type="string">
            <text:p>{“humedad“:12,”temperatura12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481];[.B481];[.C481];[.D481];[.E481];[.F481];[.H481];[.I481];[.J481];[.K481];[.L481];[.M481];)" office:value-type="string" office:string-value="{“humedad“:25,”temperatura14,”radiación”:15}" calcext:value-type="string">
            <text:p>{“humedad“:25,”temperatura14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482];[.B482];[.C482];[.D482];[.E482];[.F482];[.H482];[.I482];[.J482];[.K482];[.L482];[.M482];)" office:value-type="string" office:string-value="{“humedad“:13,”temperatura21,”radiación”:13}" calcext:value-type="string">
            <text:p>{“humedad“:13,”temperatura21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483];[.B483];[.C483];[.D483];[.E483];[.F483];[.H483];[.I483];[.J483];[.K483];[.L483];[.M483];)" office:value-type="string" office:string-value="{“humedad“:12,”temperatura14,”radiación”:19}" calcext:value-type="string">
            <text:p>{“humedad“:12,”temperatura14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484];[.B484];[.C484];[.D484];[.E484];[.F484];[.H484];[.I484];[.J484];[.K484];[.L484];[.M484];)" office:value-type="string" office:string-value="{“humedad“:19,”temperatura15,”radiación”:20}" calcext:value-type="string">
            <text:p>{“humedad“:19,”temperatura15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485];[.B485];[.C485];[.D485];[.E485];[.F485];[.H485];[.I485];[.J485];[.K485];[.L485];[.M485];)" office:value-type="string" office:string-value="{“humedad“:13,”temperatura14,”radiación”:17}" calcext:value-type="string">
            <text:p>{“humedad“:13,”temperatura14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486];[.B486];[.C486];[.D486];[.E486];[.F486];[.H486];[.I486];[.J486];[.K486];[.L486];[.M486];)" office:value-type="string" office:string-value="{“humedad“:28,”temperatura19,”radiación”:20}" calcext:value-type="string">
            <text:p>{“humedad“:28,”temperatura19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487];[.B487];[.C487];[.D487];[.E487];[.F487];[.H487];[.I487];[.J487];[.K487];[.L487];[.M487];)" office:value-type="string" office:string-value="{“humedad“:11,”temperatura14,”radiación”:12}" calcext:value-type="string">
            <text:p>{“humedad“:11,”temperatura14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488];[.B488];[.C488];[.D488];[.E488];[.F488];[.H488];[.I488];[.J488];[.K488];[.L488];[.M488];)" office:value-type="string" office:string-value="{“humedad“:25,”temperatura20,”radiación”:20}" calcext:value-type="string">
            <text:p>{“humedad“:25,”temperatura20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489];[.B489];[.C489];[.D489];[.E489];[.F489];[.H489];[.I489];[.J489];[.K489];[.L489];[.M489];)" office:value-type="string" office:string-value="{“humedad“:19,”temperatura16,”radiación”:10}" calcext:value-type="string">
            <text:p>{“humedad“:19,”temperatura16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490];[.B490];[.C490];[.D490];[.E490];[.F490];[.H490];[.I490];[.J490];[.K490];[.L490];[.M490];)" office:value-type="string" office:string-value="{“humedad“:28,”temperatura12,”radiación”:15}" calcext:value-type="string">
            <text:p>{“humedad“:28,”temperatura12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491];[.B491];[.C491];[.D491];[.E491];[.F491];[.H491];[.I491];[.J491];[.K491];[.L491];[.M491];)" office:value-type="string" office:string-value="{“humedad“:24,”temperatura21,”radiación”:17}" calcext:value-type="string">
            <text:p>{“humedad“:24,”temperatura21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492];[.B492];[.C492];[.D492];[.E492];[.F492];[.H492];[.I492];[.J492];[.K492];[.L492];[.M492];)" office:value-type="string" office:string-value="{“humedad“:16,”temperatura16,”radiación”:17}" calcext:value-type="string">
            <text:p>{“humedad“:16,”temperatura16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493];[.B493];[.C493];[.D493];[.E493];[.F493];[.H493];[.I493];[.J493];[.K493];[.L493];[.M493];)" office:value-type="string" office:string-value="{“humedad“:19,”temperatura11,”radiación”:20}" calcext:value-type="string">
            <text:p>{“humedad“:19,”temperatura11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494];[.B494];[.C494];[.D494];[.E494];[.F494];[.H494];[.I494];[.J494];[.K494];[.L494];[.M494];)" office:value-type="string" office:string-value="{“humedad“:16,”temperatura13,”radiación”:16}" calcext:value-type="string">
            <text:p>{“humedad“:16,”temperatura13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495];[.B495];[.C495];[.D495];[.E495];[.F495];[.H495];[.I495];[.J495];[.K495];[.L495];[.M495];)" office:value-type="string" office:string-value="{“humedad“:22,”temperatura26,”radiación”:13}" calcext:value-type="string">
            <text:p>{“humedad“:22,”temperatura26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496];[.B496];[.C496];[.D496];[.E496];[.F496];[.H496];[.I496];[.J496];[.K496];[.L496];[.M496];)" office:value-type="string" office:string-value="{“humedad“:19,”temperatura26,”radiación”:20}" calcext:value-type="string">
            <text:p>{“humedad“:19,”temperatura26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497];[.B497];[.C497];[.D497];[.E497];[.F497];[.H497];[.I497];[.J497];[.K497];[.L497];[.M497];)" office:value-type="string" office:string-value="{“humedad“:13,”temperatura11,”radiación”:20}" calcext:value-type="string">
            <text:p>{“humedad“:13,”temperatura11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498];[.B498];[.C498];[.D498];[.E498];[.F498];[.H498];[.I498];[.J498];[.K498];[.L498];[.M498];)" office:value-type="string" office:string-value="{“humedad“:10,”temperatura24,”radiación”:12}" calcext:value-type="string">
            <text:p>{“humedad“:10,”temperatura24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499];[.B499];[.C499];[.D499];[.E499];[.F499];[.H499];[.I499];[.J499];[.K499];[.L499];[.M499];)" office:value-type="string" office:string-value="{“humedad“:22,”temperatura10,”radiación”:11}" calcext:value-type="string">
            <text:p>{“humedad“:22,”temperatura10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500];[.B500];[.C500];[.D500];[.E500];[.F500];[.H500];[.I500];[.J500];[.K500];[.L500];[.M500];)" office:value-type="string" office:string-value="{“humedad“:17,”temperatura23,”radiación”:18}" calcext:value-type="string">
            <text:p>{“humedad“:17,”temperatura23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501];[.B501];[.C501];[.D501];[.E501];[.F501];[.H501];[.I501];[.J501];[.K501];[.L501];[.M501];)" office:value-type="string" office:string-value="{“humedad“:18,”temperatura16,”radiación”:17}" calcext:value-type="string">
            <text:p>{“humedad“:18,”temperatura16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502];[.B502];[.C502];[.D502];[.E502];[.F502];[.H502];[.I502];[.J502];[.K502];[.L502];[.M502];)" office:value-type="string" office:string-value="{“humedad“:21,”temperatura17,”radiación”:16}" calcext:value-type="string">
            <text:p>{“humedad“:21,”temperatura17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503];[.B503];[.C503];[.D503];[.E503];[.F503];[.H503];[.I503];[.J503];[.K503];[.L503];[.M503];)" office:value-type="string" office:string-value="{“humedad“:14,”temperatura23,”radiación”:15}" calcext:value-type="string">
            <text:p>{“humedad“:14,”temperatura23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504];[.B504];[.C504];[.D504];[.E504];[.F504];[.H504];[.I504];[.J504];[.K504];[.L504];[.M504];)" office:value-type="string" office:string-value="{“humedad“:20,”temperatura27,”radiación”:15}" calcext:value-type="string">
            <text:p>{“humedad“:20,”temperatura27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505];[.B505];[.C505];[.D505];[.E505];[.F505];[.H505];[.I505];[.J505];[.K505];[.L505];[.M505];)" office:value-type="string" office:string-value="{“humedad“:23,”temperatura12,”radiación”:17}" calcext:value-type="string">
            <text:p>{“humedad“:23,”temperatura12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506];[.B506];[.C506];[.D506];[.E506];[.F506];[.H506];[.I506];[.J506];[.K506];[.L506];[.M506];)" office:value-type="string" office:string-value="{“humedad“:26,”temperatura15,”radiación”:18}" calcext:value-type="string">
            <text:p>{“humedad“:26,”temperatura15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507];[.B507];[.C507];[.D507];[.E507];[.F507];[.H507];[.I507];[.J507];[.K507];[.L507];[.M507];)" office:value-type="string" office:string-value="{“humedad“:28,”temperatura22,”radiación”:16}" calcext:value-type="string">
            <text:p>{“humedad“:28,”temperatura22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508];[.B508];[.C508];[.D508];[.E508];[.F508];[.H508];[.I508];[.J508];[.K508];[.L508];[.M508];)" office:value-type="string" office:string-value="{“humedad“:25,”temperatura19,”radiación”:14}" calcext:value-type="string">
            <text:p>{“humedad“:25,”temperatura19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509];[.B509];[.C509];[.D509];[.E509];[.F509];[.H509];[.I509];[.J509];[.K509];[.L509];[.M509];)" office:value-type="string" office:string-value="{“humedad“:25,”temperatura26,”radiación”:18}" calcext:value-type="string">
            <text:p>{“humedad“:25,”temperatura26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510];[.B510];[.C510];[.D510];[.E510];[.F510];[.H510];[.I510];[.J510];[.K510];[.L510];[.M510];)" office:value-type="string" office:string-value="{“humedad“:26,”temperatura14,”radiación”:13}" calcext:value-type="string">
            <text:p>{“humedad“:26,”temperatura14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511];[.B511];[.C511];[.D511];[.E511];[.F511];[.H511];[.I511];[.J511];[.K511];[.L511];[.M511];)" office:value-type="string" office:string-value="{“humedad“:24,”temperatura21,”radiación”:11}" calcext:value-type="string">
            <text:p>{“humedad“:24,”temperatura21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512];[.B512];[.C512];[.D512];[.E512];[.F512];[.H512];[.I512];[.J512];[.K512];[.L512];[.M512];)" office:value-type="string" office:string-value="{“humedad“:24,”temperatura27,”radiación”:16}" calcext:value-type="string">
            <text:p>{“humedad“:24,”temperatura27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513];[.B513];[.C513];[.D513];[.E513];[.F513];[.H513];[.I513];[.J513];[.K513];[.L513];[.M513];)" office:value-type="string" office:string-value="{“humedad“:23,”temperatura22,”radiación”:18}" calcext:value-type="string">
            <text:p>{“humedad“:23,”temperatura22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514];[.B514];[.C514];[.D514];[.E514];[.F514];[.H514];[.I514];[.J514];[.K514];[.L514];[.M514];)" office:value-type="string" office:string-value="{“humedad“:24,”temperatura20,”radiación”:13}" calcext:value-type="string">
            <text:p>{“humedad“:24,”temperatura20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515];[.B515];[.C515];[.D515];[.E515];[.F515];[.H515];[.I515];[.J515];[.K515];[.L515];[.M515];)" office:value-type="string" office:string-value="{“humedad“:12,”temperatura28,”radiación”:13}" calcext:value-type="string">
            <text:p>{“humedad“:12,”temperatura28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516];[.B516];[.C516];[.D516];[.E516];[.F516];[.H516];[.I516];[.J516];[.K516];[.L516];[.M516];)" office:value-type="string" office:string-value="{“humedad“:25,”temperatura14,”radiación”:18}" calcext:value-type="string">
            <text:p>{“humedad“:25,”temperatura14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517];[.B517];[.C517];[.D517];[.E517];[.F517];[.H517];[.I517];[.J517];[.K517];[.L517];[.M517];)" office:value-type="string" office:string-value="{“humedad“:19,”temperatura17,”radiación”:11}" calcext:value-type="string">
            <text:p>{“humedad“:19,”temperatura17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518];[.B518];[.C518];[.D518];[.E518];[.F518];[.H518];[.I518];[.J518];[.K518];[.L518];[.M518];)" office:value-type="string" office:string-value="{“humedad“:26,”temperatura24,”radiación”:13}" calcext:value-type="string">
            <text:p>{“humedad“:26,”temperatura24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519];[.B519];[.C519];[.D519];[.E519];[.F519];[.H519];[.I519];[.J519];[.K519];[.L519];[.M519];)" office:value-type="string" office:string-value="{“humedad“:20,”temperatura13,”radiación”:10}" calcext:value-type="string">
            <text:p>{“humedad“:20,”temperatura13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520];[.B520];[.C520];[.D520];[.E520];[.F520];[.H520];[.I520];[.J520];[.K520];[.L520];[.M520];)" office:value-type="string" office:string-value="{“humedad“:17,”temperatura21,”radiación”:10}" calcext:value-type="string">
            <text:p>{“humedad“:17,”temperatura21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521];[.B521];[.C521];[.D521];[.E521];[.F521];[.H521];[.I521];[.J521];[.K521];[.L521];[.M521];)" office:value-type="string" office:string-value="{“humedad“:28,”temperatura19,”radiación”:10}" calcext:value-type="string">
            <text:p>{“humedad“:28,”temperatura19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522];[.B522];[.C522];[.D522];[.E522];[.F522];[.H522];[.I522];[.J522];[.K522];[.L522];[.M522];)" office:value-type="string" office:string-value="{“humedad“:20,”temperatura27,”radiación”:15}" calcext:value-type="string">
            <text:p>{“humedad“:20,”temperatura27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523];[.B523];[.C523];[.D523];[.E523];[.F523];[.H523];[.I523];[.J523];[.K523];[.L523];[.M523];)" office:value-type="string" office:string-value="{“humedad“:10,”temperatura23,”radiación”:15}" calcext:value-type="string">
            <text:p>{“humedad“:10,”temperatura23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524];[.B524];[.C524];[.D524];[.E524];[.F524];[.H524];[.I524];[.J524];[.K524];[.L524];[.M524];)" office:value-type="string" office:string-value="{“humedad“:21,”temperatura18,”radiación”:17}" calcext:value-type="string">
            <text:p>{“humedad“:21,”temperatura18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525];[.B525];[.C525];[.D525];[.E525];[.F525];[.H525];[.I525];[.J525];[.K525];[.L525];[.M525];)" office:value-type="string" office:string-value="{“humedad“:24,”temperatura19,”radiación”:16}" calcext:value-type="string">
            <text:p>{“humedad“:24,”temperatura19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526];[.B526];[.C526];[.D526];[.E526];[.F526];[.H526];[.I526];[.J526];[.K526];[.L526];[.M526];)" office:value-type="string" office:string-value="{“humedad“:27,”temperatura19,”radiación”:10}" calcext:value-type="string">
            <text:p>{“humedad“:27,”temperatura19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527];[.B527];[.C527];[.D527];[.E527];[.F527];[.H527];[.I527];[.J527];[.K527];[.L527];[.M527];)" office:value-type="string" office:string-value="{“humedad“:13,”temperatura22,”radiación”:12}" calcext:value-type="string">
            <text:p>{“humedad“:13,”temperatura22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528];[.B528];[.C528];[.D528];[.E528];[.F528];[.H528];[.I528];[.J528];[.K528];[.L528];[.M528];)" office:value-type="string" office:string-value="{“humedad“:25,”temperatura19,”radiación”:17}" calcext:value-type="string">
            <text:p>{“humedad“:25,”temperatura19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529];[.B529];[.C529];[.D529];[.E529];[.F529];[.H529];[.I529];[.J529];[.K529];[.L529];[.M529];)" office:value-type="string" office:string-value="{“humedad“:20,”temperatura21,”radiación”:20}" calcext:value-type="string">
            <text:p>{“humedad“:20,”temperatura21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530];[.B530];[.C530];[.D530];[.E530];[.F530];[.H530];[.I530];[.J530];[.K530];[.L530];[.M530];)" office:value-type="string" office:string-value="{“humedad“:10,”temperatura24,”radiación”:11}" calcext:value-type="string">
            <text:p>{“humedad“:10,”temperatura24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531];[.B531];[.C531];[.D531];[.E531];[.F531];[.H531];[.I531];[.J531];[.K531];[.L531];[.M531];)" office:value-type="string" office:string-value="{“humedad“:10,”temperatura11,”radiación”:14}" calcext:value-type="string">
            <text:p>{“humedad“:10,”temperatura11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532];[.B532];[.C532];[.D532];[.E532];[.F532];[.H532];[.I532];[.J532];[.K532];[.L532];[.M532];)" office:value-type="string" office:string-value="{“humedad“:17,”temperatura14,”radiación”:11}" calcext:value-type="string">
            <text:p>{“humedad“:17,”temperatura14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533];[.B533];[.C533];[.D533];[.E533];[.F533];[.H533];[.I533];[.J533];[.K533];[.L533];[.M533];)" office:value-type="string" office:string-value="{“humedad“:11,”temperatura22,”radiación”:15}" calcext:value-type="string">
            <text:p>{“humedad“:11,”temperatura22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534];[.B534];[.C534];[.D534];[.E534];[.F534];[.H534];[.I534];[.J534];[.K534];[.L534];[.M534];)" office:value-type="string" office:string-value="{“humedad“:25,”temperatura23,”radiación”:15}" calcext:value-type="string">
            <text:p>{“humedad“:25,”temperatura23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535];[.B535];[.C535];[.D535];[.E535];[.F535];[.H535];[.I535];[.J535];[.K535];[.L535];[.M535];)" office:value-type="string" office:string-value="{“humedad“:27,”temperatura28,”radiación”:19}" calcext:value-type="string">
            <text:p>{“humedad“:27,”temperatura28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536];[.B536];[.C536];[.D536];[.E536];[.F536];[.H536];[.I536];[.J536];[.K536];[.L536];[.M536];)" office:value-type="string" office:string-value="{“humedad“:26,”temperatura23,”radiación”:18}" calcext:value-type="string">
            <text:p>{“humedad“:26,”temperatura23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537];[.B537];[.C537];[.D537];[.E537];[.F537];[.H537];[.I537];[.J537];[.K537];[.L537];[.M537];)" office:value-type="string" office:string-value="{“humedad“:10,”temperatura18,”radiación”:16}" calcext:value-type="string">
            <text:p>{“humedad“:10,”temperatura18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538];[.B538];[.C538];[.D538];[.E538];[.F538];[.H538];[.I538];[.J538];[.K538];[.L538];[.M538];)" office:value-type="string" office:string-value="{“humedad“:26,”temperatura11,”radiación”:13}" calcext:value-type="string">
            <text:p>{“humedad“:26,”temperatura11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539];[.B539];[.C539];[.D539];[.E539];[.F539];[.H539];[.I539];[.J539];[.K539];[.L539];[.M539];)" office:value-type="string" office:string-value="{“humedad“:11,”temperatura27,”radiación”:18}" calcext:value-type="string">
            <text:p>{“humedad“:11,”temperatura27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540];[.B540];[.C540];[.D540];[.E540];[.F540];[.H540];[.I540];[.J540];[.K540];[.L540];[.M540];)" office:value-type="string" office:string-value="{“humedad“:17,”temperatura24,”radiación”:15}" calcext:value-type="string">
            <text:p>{“humedad“:17,”temperatura24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541];[.B541];[.C541];[.D541];[.E541];[.F541];[.H541];[.I541];[.J541];[.K541];[.L541];[.M541];)" office:value-type="string" office:string-value="{“humedad“:28,”temperatura29,”radiación”:11}" calcext:value-type="string">
            <text:p>{“humedad“:28,”temperatura29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542];[.B542];[.C542];[.D542];[.E542];[.F542];[.H542];[.I542];[.J542];[.K542];[.L542];[.M542];)" office:value-type="string" office:string-value="{“humedad“:25,”temperatura23,”radiación”:19}" calcext:value-type="string">
            <text:p>{“humedad“:25,”temperatura23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543];[.B543];[.C543];[.D543];[.E543];[.F543];[.H543];[.I543];[.J543];[.K543];[.L543];[.M543];)" office:value-type="string" office:string-value="{“humedad“:10,”temperatura16,”radiación”:12}" calcext:value-type="string">
            <text:p>{“humedad“:10,”temperatura16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544];[.B544];[.C544];[.D544];[.E544];[.F544];[.H544];[.I544];[.J544];[.K544];[.L544];[.M544];)" office:value-type="string" office:string-value="{“humedad“:25,”temperatura14,”radiación”:17}" calcext:value-type="string">
            <text:p>{“humedad“:25,”temperatura14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545];[.B545];[.C545];[.D545];[.E545];[.F545];[.H545];[.I545];[.J545];[.K545];[.L545];[.M545];)" office:value-type="string" office:string-value="{“humedad“:10,”temperatura21,”radiación”:13}" calcext:value-type="string">
            <text:p>{“humedad“:10,”temperatura21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546];[.B546];[.C546];[.D546];[.E546];[.F546];[.H546];[.I546];[.J546];[.K546];[.L546];[.M546];)" office:value-type="string" office:string-value="{“humedad“:25,”temperatura20,”radiación”:16}" calcext:value-type="string">
            <text:p>{“humedad“:25,”temperatura20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547];[.B547];[.C547];[.D547];[.E547];[.F547];[.H547];[.I547];[.J547];[.K547];[.L547];[.M547];)" office:value-type="string" office:string-value="{“humedad“:20,”temperatura27,”radiación”:18}" calcext:value-type="string">
            <text:p>{“humedad“:20,”temperatura27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548];[.B548];[.C548];[.D548];[.E548];[.F548];[.H548];[.I548];[.J548];[.K548];[.L548];[.M548];)" office:value-type="string" office:string-value="{“humedad“:12,”temperatura11,”radiación”:11}" calcext:value-type="string">
            <text:p>{“humedad“:12,”temperatura11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549];[.B549];[.C549];[.D549];[.E549];[.F549];[.H549];[.I549];[.J549];[.K549];[.L549];[.M549];)" office:value-type="string" office:string-value="{“humedad“:14,”temperatura10,”radiación”:19}" calcext:value-type="string">
            <text:p>{“humedad“:14,”temperatura10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550];[.B550];[.C550];[.D550];[.E550];[.F550];[.H550];[.I550];[.J550];[.K550];[.L550];[.M550];)" office:value-type="string" office:string-value="{“humedad“:19,”temperatura10,”radiación”:12}" calcext:value-type="string">
            <text:p>{“humedad“:19,”temperatura10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551];[.B551];[.C551];[.D551];[.E551];[.F551];[.H551];[.I551];[.J551];[.K551];[.L551];[.M551];)" office:value-type="string" office:string-value="{“humedad“:17,”temperatura23,”radiación”:11}" calcext:value-type="string">
            <text:p>{“humedad“:17,”temperatura23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552];[.B552];[.C552];[.D552];[.E552];[.F552];[.H552];[.I552];[.J552];[.K552];[.L552];[.M552];)" office:value-type="string" office:string-value="{“humedad“:14,”temperatura23,”radiación”:15}" calcext:value-type="string">
            <text:p>{“humedad“:14,”temperatura23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553];[.B553];[.C553];[.D553];[.E553];[.F553];[.H553];[.I553];[.J553];[.K553];[.L553];[.M553];)" office:value-type="string" office:string-value="{“humedad“:29,”temperatura21,”radiación”:19}" calcext:value-type="string">
            <text:p>{“humedad“:29,”temperatura21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554];[.B554];[.C554];[.D554];[.E554];[.F554];[.H554];[.I554];[.J554];[.K554];[.L554];[.M554];)" office:value-type="string" office:string-value="{“humedad“:16,”temperatura26,”radiación”:17}" calcext:value-type="string">
            <text:p>{“humedad“:16,”temperatura26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555];[.B555];[.C555];[.D555];[.E555];[.F555];[.H555];[.I555];[.J555];[.K555];[.L555];[.M555];)" office:value-type="string" office:string-value="{“humedad“:13,”temperatura20,”radiación”:18}" calcext:value-type="string">
            <text:p>{“humedad“:13,”temperatura20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556];[.B556];[.C556];[.D556];[.E556];[.F556];[.H556];[.I556];[.J556];[.K556];[.L556];[.M556];)" office:value-type="string" office:string-value="{“humedad“:21,”temperatura17,”radiación”:20}" calcext:value-type="string">
            <text:p>{“humedad“:21,”temperatura17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557];[.B557];[.C557];[.D557];[.E557];[.F557];[.H557];[.I557];[.J557];[.K557];[.L557];[.M557];)" office:value-type="string" office:string-value="{“humedad“:19,”temperatura18,”radiación”:17}" calcext:value-type="string">
            <text:p>{“humedad“:19,”temperatura18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558];[.B558];[.C558];[.D558];[.E558];[.F558];[.H558];[.I558];[.J558];[.K558];[.L558];[.M558];)" office:value-type="string" office:string-value="{“humedad“:12,”temperatura27,”radiación”:14}" calcext:value-type="string">
            <text:p>{“humedad“:12,”temperatura27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559];[.B559];[.C559];[.D559];[.E559];[.F559];[.H559];[.I559];[.J559];[.K559];[.L559];[.M559];)" office:value-type="string" office:string-value="{“humedad“:28,”temperatura25,”radiación”:10}" calcext:value-type="string">
            <text:p>{“humedad“:28,”temperatura25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560];[.B560];[.C560];[.D560];[.E560];[.F560];[.H560];[.I560];[.J560];[.K560];[.L560];[.M560];)" office:value-type="string" office:string-value="{“humedad“:16,”temperatura25,”radiación”:14}" calcext:value-type="string">
            <text:p>{“humedad“:16,”temperatura25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561];[.B561];[.C561];[.D561];[.E561];[.F561];[.H561];[.I561];[.J561];[.K561];[.L561];[.M561];)" office:value-type="string" office:string-value="{“humedad“:10,”temperatura21,”radiación”:10}" calcext:value-type="string">
            <text:p>{“humedad“:10,”temperatura21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562];[.B562];[.C562];[.D562];[.E562];[.F562];[.H562];[.I562];[.J562];[.K562];[.L562];[.M562];)" office:value-type="string" office:string-value="{“humedad“:25,”temperatura24,”radiación”:16}" calcext:value-type="string">
            <text:p>{“humedad“:25,”temperatura24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563];[.B563];[.C563];[.D563];[.E563];[.F563];[.H563];[.I563];[.J563];[.K563];[.L563];[.M563];)" office:value-type="string" office:string-value="{“humedad“:11,”temperatura24,”radiación”:12}" calcext:value-type="string">
            <text:p>{“humedad“:11,”temperatura24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564];[.B564];[.C564];[.D564];[.E564];[.F564];[.H564];[.I564];[.J564];[.K564];[.L564];[.M564];)" office:value-type="string" office:string-value="{“humedad“:21,”temperatura15,”radiación”:15}" calcext:value-type="string">
            <text:p>{“humedad“:21,”temperatura15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565];[.B565];[.C565];[.D565];[.E565];[.F565];[.H565];[.I565];[.J565];[.K565];[.L565];[.M565];)" office:value-type="string" office:string-value="{“humedad“:26,”temperatura19,”radiación”:14}" calcext:value-type="string">
            <text:p>{“humedad“:26,”temperatura19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566];[.B566];[.C566];[.D566];[.E566];[.F566];[.H566];[.I566];[.J566];[.K566];[.L566];[.M566];)" office:value-type="string" office:string-value="{“humedad“:10,”temperatura24,”radiación”:11}" calcext:value-type="string">
            <text:p>{“humedad“:10,”temperatura24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567];[.B567];[.C567];[.D567];[.E567];[.F567];[.H567];[.I567];[.J567];[.K567];[.L567];[.M567];)" office:value-type="string" office:string-value="{“humedad“:30,”temperatura22,”radiación”:16}" calcext:value-type="string">
            <text:p>{“humedad“:30,”temperatura22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568];[.B568];[.C568];[.D568];[.E568];[.F568];[.H568];[.I568];[.J568];[.K568];[.L568];[.M568];)" office:value-type="string" office:string-value="{“humedad“:13,”temperatura13,”radiación”:15}" calcext:value-type="string">
            <text:p>{“humedad“:13,”temperatura13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569];[.B569];[.C569];[.D569];[.E569];[.F569];[.H569];[.I569];[.J569];[.K569];[.L569];[.M569];)" office:value-type="string" office:string-value="{“humedad“:24,”temperatura21,”radiación”:20}" calcext:value-type="string">
            <text:p>{“humedad“:24,”temperatura21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570];[.B570];[.C570];[.D570];[.E570];[.F570];[.H570];[.I570];[.J570];[.K570];[.L570];[.M570];)" office:value-type="string" office:string-value="{“humedad“:16,”temperatura17,”radiación”:11}" calcext:value-type="string">
            <text:p>{“humedad“:16,”temperatura17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571];[.B571];[.C571];[.D571];[.E571];[.F571];[.H571];[.I571];[.J571];[.K571];[.L571];[.M571];)" office:value-type="string" office:string-value="{“humedad“:17,”temperatura20,”radiación”:15}" calcext:value-type="string">
            <text:p>{“humedad“:17,”temperatura20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572];[.B572];[.C572];[.D572];[.E572];[.F572];[.H572];[.I572];[.J572];[.K572];[.L572];[.M572];)" office:value-type="string" office:string-value="{“humedad“:26,”temperatura27,”radiación”:14}" calcext:value-type="string">
            <text:p>{“humedad“:26,”temperatura27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573];[.B573];[.C573];[.D573];[.E573];[.F573];[.H573];[.I573];[.J573];[.K573];[.L573];[.M573];)" office:value-type="string" office:string-value="{“humedad“:15,”temperatura11,”radiación”:13}" calcext:value-type="string">
            <text:p>{“humedad“:15,”temperatura11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574];[.B574];[.C574];[.D574];[.E574];[.F574];[.H574];[.I574];[.J574];[.K574];[.L574];[.M574];)" office:value-type="string" office:string-value="{“humedad“:14,”temperatura12,”radiación”:13}" calcext:value-type="string">
            <text:p>{“humedad“:14,”temperatura12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575];[.B575];[.C575];[.D575];[.E575];[.F575];[.H575];[.I575];[.J575];[.K575];[.L575];[.M575];)" office:value-type="string" office:string-value="{“humedad“:27,”temperatura12,”radiación”:18}" calcext:value-type="string">
            <text:p>{“humedad“:27,”temperatura12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576];[.B576];[.C576];[.D576];[.E576];[.F576];[.H576];[.I576];[.J576];[.K576];[.L576];[.M576];)" office:value-type="string" office:string-value="{“humedad“:17,”temperatura28,”radiación”:13}" calcext:value-type="string">
            <text:p>{“humedad“:17,”temperatura28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577];[.B577];[.C577];[.D577];[.E577];[.F577];[.H577];[.I577];[.J577];[.K577];[.L577];[.M577];)" office:value-type="string" office:string-value="{“humedad“:21,”temperatura12,”radiación”:13}" calcext:value-type="string">
            <text:p>{“humedad“:21,”temperatura12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578];[.B578];[.C578];[.D578];[.E578];[.F578];[.H578];[.I578];[.J578];[.K578];[.L578];[.M578];)" office:value-type="string" office:string-value="{“humedad“:20,”temperatura17,”radiación”:17}" calcext:value-type="string">
            <text:p>{“humedad“:20,”temperatura17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579];[.B579];[.C579];[.D579];[.E579];[.F579];[.H579];[.I579];[.J579];[.K579];[.L579];[.M579];)" office:value-type="string" office:string-value="{“humedad“:21,”temperatura15,”radiación”:16}" calcext:value-type="string">
            <text:p>{“humedad“:21,”temperatura15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580];[.B580];[.C580];[.D580];[.E580];[.F580];[.H580];[.I580];[.J580];[.K580];[.L580];[.M580];)" office:value-type="string" office:string-value="{“humedad“:29,”temperatura29,”radiación”:14}" calcext:value-type="string">
            <text:p>{“humedad“:29,”temperatura29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581];[.B581];[.C581];[.D581];[.E581];[.F581];[.H581];[.I581];[.J581];[.K581];[.L581];[.M581];)" office:value-type="string" office:string-value="{“humedad“:18,”temperatura24,”radiación”:15}" calcext:value-type="string">
            <text:p>{“humedad“:18,”temperatura24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582];[.B582];[.C582];[.D582];[.E582];[.F582];[.H582];[.I582];[.J582];[.K582];[.L582];[.M582];)" office:value-type="string" office:string-value="{“humedad“:21,”temperatura18,”radiación”:14}" calcext:value-type="string">
            <text:p>{“humedad“:21,”temperatura18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583];[.B583];[.C583];[.D583];[.E583];[.F583];[.H583];[.I583];[.J583];[.K583];[.L583];[.M583];)" office:value-type="string" office:string-value="{“humedad“:23,”temperatura10,”radiación”:16}" calcext:value-type="string">
            <text:p>{“humedad“:23,”temperatura10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584];[.B584];[.C584];[.D584];[.E584];[.F584];[.H584];[.I584];[.J584];[.K584];[.L584];[.M584];)" office:value-type="string" office:string-value="{“humedad“:15,”temperatura12,”radiación”:19}" calcext:value-type="string">
            <text:p>{“humedad“:15,”temperatura12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585];[.B585];[.C585];[.D585];[.E585];[.F585];[.H585];[.I585];[.J585];[.K585];[.L585];[.M585];)" office:value-type="string" office:string-value="{“humedad“:19,”temperatura20,”radiación”:20}" calcext:value-type="string">
            <text:p>{“humedad“:19,”temperatura20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586];[.B586];[.C586];[.D586];[.E586];[.F586];[.H586];[.I586];[.J586];[.K586];[.L586];[.M586];)" office:value-type="string" office:string-value="{“humedad“:26,”temperatura27,”radiación”:12}" calcext:value-type="string">
            <text:p>{“humedad“:26,”temperatura27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587];[.B587];[.C587];[.D587];[.E587];[.F587];[.H587];[.I587];[.J587];[.K587];[.L587];[.M587];)" office:value-type="string" office:string-value="{“humedad“:15,”temperatura23,”radiación”:18}" calcext:value-type="string">
            <text:p>{“humedad“:15,”temperatura23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588];[.B588];[.C588];[.D588];[.E588];[.F588];[.H588];[.I588];[.J588];[.K588];[.L588];[.M588];)" office:value-type="string" office:string-value="{“humedad“:27,”temperatura28,”radiación”:15}" calcext:value-type="string">
            <text:p>{“humedad“:27,”temperatura28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589];[.B589];[.C589];[.D589];[.E589];[.F589];[.H589];[.I589];[.J589];[.K589];[.L589];[.M589];)" office:value-type="string" office:string-value="{“humedad“:12,”temperatura29,”radiación”:18}" calcext:value-type="string">
            <text:p>{“humedad“:12,”temperatura29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590];[.B590];[.C590];[.D590];[.E590];[.F590];[.H590];[.I590];[.J590];[.K590];[.L590];[.M590];)" office:value-type="string" office:string-value="{“humedad“:15,”temperatura23,”radiación”:16}" calcext:value-type="string">
            <text:p>{“humedad“:15,”temperatura23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591];[.B591];[.C591];[.D591];[.E591];[.F591];[.H591];[.I591];[.J591];[.K591];[.L591];[.M591];)" office:value-type="string" office:string-value="{“humedad“:12,”temperatura22,”radiación”:18}" calcext:value-type="string">
            <text:p>{“humedad“:12,”temperatura22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592];[.B592];[.C592];[.D592];[.E592];[.F592];[.H592];[.I592];[.J592];[.K592];[.L592];[.M592];)" office:value-type="string" office:string-value="{“humedad“:24,”temperatura20,”radiación”:11}" calcext:value-type="string">
            <text:p>{“humedad“:24,”temperatura20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593];[.B593];[.C593];[.D593];[.E593];[.F593];[.H593];[.I593];[.J593];[.K593];[.L593];[.M593];)" office:value-type="string" office:string-value="{“humedad“:20,”temperatura15,”radiación”:15}" calcext:value-type="string">
            <text:p>{“humedad“:20,”temperatura15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594];[.B594];[.C594];[.D594];[.E594];[.F594];[.H594];[.I594];[.J594];[.K594];[.L594];[.M594];)" office:value-type="string" office:string-value="{“humedad“:28,”temperatura22,”radiación”:18}" calcext:value-type="string">
            <text:p>{“humedad“:28,”temperatura22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595];[.B595];[.C595];[.D595];[.E595];[.F595];[.H595];[.I595];[.J595];[.K595];[.L595];[.M595];)" office:value-type="string" office:string-value="{“humedad“:28,”temperatura12,”radiación”:10}" calcext:value-type="string">
            <text:p>{“humedad“:28,”temperatura12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596];[.B596];[.C596];[.D596];[.E596];[.F596];[.H596];[.I596];[.J596];[.K596];[.L596];[.M596];)" office:value-type="string" office:string-value="{“humedad“:15,”temperatura10,”radiación”:15}" calcext:value-type="string">
            <text:p>{“humedad“:15,”temperatura10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597];[.B597];[.C597];[.D597];[.E597];[.F597];[.H597];[.I597];[.J597];[.K597];[.L597];[.M597];)" office:value-type="string" office:string-value="{“humedad“:30,”temperatura12,”radiación”:11}" calcext:value-type="string">
            <text:p>{“humedad“:30,”temperatura12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598];[.B598];[.C598];[.D598];[.E598];[.F598];[.H598];[.I598];[.J598];[.K598];[.L598];[.M598];)" office:value-type="string" office:string-value="{“humedad“:13,”temperatura12,”radiación”:18}" calcext:value-type="string">
            <text:p>{“humedad“:13,”temperatura12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599];[.B599];[.C599];[.D599];[.E599];[.F599];[.H599];[.I599];[.J599];[.K599];[.L599];[.M599];)" office:value-type="string" office:string-value="{“humedad“:14,”temperatura11,”radiación”:13}" calcext:value-type="string">
            <text:p>{“humedad“:14,”temperatura11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600];[.B600];[.C600];[.D600];[.E600];[.F600];[.H600];[.I600];[.J600];[.K600];[.L600];[.M600];)" office:value-type="string" office:string-value="{“humedad“:20,”temperatura14,”radiación”:20}" calcext:value-type="string">
            <text:p>{“humedad“:20,”temperatura14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601];[.B601];[.C601];[.D601];[.E601];[.F601];[.H601];[.I601];[.J601];[.K601];[.L601];[.M601];)" office:value-type="string" office:string-value="{“humedad“:10,”temperatura24,”radiación”:12}" calcext:value-type="string">
            <text:p>{“humedad“:10,”temperatura24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602];[.B602];[.C602];[.D602];[.E602];[.F602];[.H602];[.I602];[.J602];[.K602];[.L602];[.M602];)" office:value-type="string" office:string-value="{“humedad“:29,”temperatura16,”radiación”:11}" calcext:value-type="string">
            <text:p>{“humedad“:29,”temperatura16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603];[.B603];[.C603];[.D603];[.E603];[.F603];[.H603];[.I603];[.J603];[.K603];[.L603];[.M603];)" office:value-type="string" office:string-value="{“humedad“:29,”temperatura19,”radiación”:13}" calcext:value-type="string">
            <text:p>{“humedad“:29,”temperatura19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604];[.B604];[.C604];[.D604];[.E604];[.F604];[.H604];[.I604];[.J604];[.K604];[.L604];[.M604];)" office:value-type="string" office:string-value="{“humedad“:28,”temperatura19,”radiación”:13}" calcext:value-type="string">
            <text:p>{“humedad“:28,”temperatura19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605];[.B605];[.C605];[.D605];[.E605];[.F605];[.H605];[.I605];[.J605];[.K605];[.L605];[.M605];)" office:value-type="string" office:string-value="{“humedad“:13,”temperatura29,”radiación”:19}" calcext:value-type="string">
            <text:p>{“humedad“:13,”temperatura29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606];[.B606];[.C606];[.D606];[.E606];[.F606];[.H606];[.I606];[.J606];[.K606];[.L606];[.M606];)" office:value-type="string" office:string-value="{“humedad“:16,”temperatura28,”radiación”:19}" calcext:value-type="string">
            <text:p>{“humedad“:16,”temperatura28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607];[.B607];[.C607];[.D607];[.E607];[.F607];[.H607];[.I607];[.J607];[.K607];[.L607];[.M607];)" office:value-type="string" office:string-value="{“humedad“:20,”temperatura19,”radiación”:17}" calcext:value-type="string">
            <text:p>{“humedad“:20,”temperatura19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608];[.B608];[.C608];[.D608];[.E608];[.F608];[.H608];[.I608];[.J608];[.K608];[.L608];[.M608];)" office:value-type="string" office:string-value="{“humedad“:18,”temperatura30,”radiación”:18}" calcext:value-type="string">
            <text:p>{“humedad“:18,”temperatura30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609];[.B609];[.C609];[.D609];[.E609];[.F609];[.H609];[.I609];[.J609];[.K609];[.L609];[.M609];)" office:value-type="string" office:string-value="{“humedad“:27,”temperatura20,”radiación”:12}" calcext:value-type="string">
            <text:p>{“humedad“:27,”temperatura20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610];[.B610];[.C610];[.D610];[.E610];[.F610];[.H610];[.I610];[.J610];[.K610];[.L610];[.M610];)" office:value-type="string" office:string-value="{“humedad“:24,”temperatura20,”radiación”:18}" calcext:value-type="string">
            <text:p>{“humedad“:24,”temperatura20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611];[.B611];[.C611];[.D611];[.E611];[.F611];[.H611];[.I611];[.J611];[.K611];[.L611];[.M611];)" office:value-type="string" office:string-value="{“humedad“:27,”temperatura30,”radiación”:17}" calcext:value-type="string">
            <text:p>{“humedad“:27,”temperatura30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612];[.B612];[.C612];[.D612];[.E612];[.F612];[.H612];[.I612];[.J612];[.K612];[.L612];[.M612];)" office:value-type="string" office:string-value="{“humedad“:30,”temperatura25,”radiación”:11}" calcext:value-type="string">
            <text:p>{“humedad“:30,”temperatura25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613];[.B613];[.C613];[.D613];[.E613];[.F613];[.H613];[.I613];[.J613];[.K613];[.L613];[.M613];)" office:value-type="string" office:string-value="{“humedad“:30,”temperatura12,”radiación”:11}" calcext:value-type="string">
            <text:p>{“humedad“:30,”temperatura12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614];[.B614];[.C614];[.D614];[.E614];[.F614];[.H614];[.I614];[.J614];[.K614];[.L614];[.M614];)" office:value-type="string" office:string-value="{“humedad“:18,”temperatura14,”radiación”:14}" calcext:value-type="string">
            <text:p>{“humedad“:18,”temperatura14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615];[.B615];[.C615];[.D615];[.E615];[.F615];[.H615];[.I615];[.J615];[.K615];[.L615];[.M615];)" office:value-type="string" office:string-value="{“humedad“:28,”temperatura30,”radiación”:10}" calcext:value-type="string">
            <text:p>{“humedad“:28,”temperatura30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616];[.B616];[.C616];[.D616];[.E616];[.F616];[.H616];[.I616];[.J616];[.K616];[.L616];[.M616];)" office:value-type="string" office:string-value="{“humedad“:24,”temperatura26,”radiación”:19}" calcext:value-type="string">
            <text:p>{“humedad“:24,”temperatura26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617];[.B617];[.C617];[.D617];[.E617];[.F617];[.H617];[.I617];[.J617];[.K617];[.L617];[.M617];)" office:value-type="string" office:string-value="{“humedad“:30,”temperatura16,”radiación”:17}" calcext:value-type="string">
            <text:p>{“humedad“:30,”temperatura16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618];[.B618];[.C618];[.D618];[.E618];[.F618];[.H618];[.I618];[.J618];[.K618];[.L618];[.M618];)" office:value-type="string" office:string-value="{“humedad“:20,”temperatura27,”radiación”:12}" calcext:value-type="string">
            <text:p>{“humedad“:20,”temperatura27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619];[.B619];[.C619];[.D619];[.E619];[.F619];[.H619];[.I619];[.J619];[.K619];[.L619];[.M619];)" office:value-type="string" office:string-value="{“humedad“:11,”temperatura18,”radiación”:10}" calcext:value-type="string">
            <text:p>{“humedad“:11,”temperatura18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620];[.B620];[.C620];[.D620];[.E620];[.F620];[.H620];[.I620];[.J620];[.K620];[.L620];[.M620];)" office:value-type="string" office:string-value="{“humedad“:17,”temperatura12,”radiación”:13}" calcext:value-type="string">
            <text:p>{“humedad“:17,”temperatura12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621];[.B621];[.C621];[.D621];[.E621];[.F621];[.H621];[.I621];[.J621];[.K621];[.L621];[.M621];)" office:value-type="string" office:string-value="{“humedad“:23,”temperatura30,”radiación”:11}" calcext:value-type="string">
            <text:p>{“humedad“:23,”temperatura30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622];[.B622];[.C622];[.D622];[.E622];[.F622];[.H622];[.I622];[.J622];[.K622];[.L622];[.M622];)" office:value-type="string" office:string-value="{“humedad“:17,”temperatura23,”radiación”:11}" calcext:value-type="string">
            <text:p>{“humedad“:17,”temperatura23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623];[.B623];[.C623];[.D623];[.E623];[.F623];[.H623];[.I623];[.J623];[.K623];[.L623];[.M623];)" office:value-type="string" office:string-value="{“humedad“:27,”temperatura13,”radiación”:20}" calcext:value-type="string">
            <text:p>{“humedad“:27,”temperatura13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624];[.B624];[.C624];[.D624];[.E624];[.F624];[.H624];[.I624];[.J624];[.K624];[.L624];[.M624];)" office:value-type="string" office:string-value="{“humedad“:22,”temperatura22,”radiación”:19}" calcext:value-type="string">
            <text:p>{“humedad“:22,”temperatura22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625];[.B625];[.C625];[.D625];[.E625];[.F625];[.H625];[.I625];[.J625];[.K625];[.L625];[.M625];)" office:value-type="string" office:string-value="{“humedad“:26,”temperatura25,”radiación”:13}" calcext:value-type="string">
            <text:p>{“humedad“:26,”temperatura25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626];[.B626];[.C626];[.D626];[.E626];[.F626];[.H626];[.I626];[.J626];[.K626];[.L626];[.M626];)" office:value-type="string" office:string-value="{“humedad“:22,”temperatura30,”radiación”:14}" calcext:value-type="string">
            <text:p>{“humedad“:22,”temperatura30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627];[.B627];[.C627];[.D627];[.E627];[.F627];[.H627];[.I627];[.J627];[.K627];[.L627];[.M627];)" office:value-type="string" office:string-value="{“humedad“:12,”temperatura25,”radiación”:16}" calcext:value-type="string">
            <text:p>{“humedad“:12,”temperatura25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628];[.B628];[.C628];[.D628];[.E628];[.F628];[.H628];[.I628];[.J628];[.K628];[.L628];[.M628];)" office:value-type="string" office:string-value="{“humedad“:22,”temperatura14,”radiación”:19}" calcext:value-type="string">
            <text:p>{“humedad“:22,”temperatura14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629];[.B629];[.C629];[.D629];[.E629];[.F629];[.H629];[.I629];[.J629];[.K629];[.L629];[.M629];)" office:value-type="string" office:string-value="{“humedad“:28,”temperatura23,”radiación”:15}" calcext:value-type="string">
            <text:p>{“humedad“:28,”temperatura23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630];[.B630];[.C630];[.D630];[.E630];[.F630];[.H630];[.I630];[.J630];[.K630];[.L630];[.M630];)" office:value-type="string" office:string-value="{“humedad“:11,”temperatura26,”radiación”:11}" calcext:value-type="string">
            <text:p>{“humedad“:11,”temperatura26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631];[.B631];[.C631];[.D631];[.E631];[.F631];[.H631];[.I631];[.J631];[.K631];[.L631];[.M631];)" office:value-type="string" office:string-value="{“humedad“:26,”temperatura27,”radiación”:12}" calcext:value-type="string">
            <text:p>{“humedad“:26,”temperatura27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632];[.B632];[.C632];[.D632];[.E632];[.F632];[.H632];[.I632];[.J632];[.K632];[.L632];[.M632];)" office:value-type="string" office:string-value="{“humedad“:16,”temperatura13,”radiación”:16}" calcext:value-type="string">
            <text:p>{“humedad“:16,”temperatura13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633];[.B633];[.C633];[.D633];[.E633];[.F633];[.H633];[.I633];[.J633];[.K633];[.L633];[.M633];)" office:value-type="string" office:string-value="{“humedad“:29,”temperatura25,”radiación”:11}" calcext:value-type="string">
            <text:p>{“humedad“:29,”temperatura25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634];[.B634];[.C634];[.D634];[.E634];[.F634];[.H634];[.I634];[.J634];[.K634];[.L634];[.M634];)" office:value-type="string" office:string-value="{“humedad“:29,”temperatura27,”radiación”:14}" calcext:value-type="string">
            <text:p>{“humedad“:29,”temperatura27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635];[.B635];[.C635];[.D635];[.E635];[.F635];[.H635];[.I635];[.J635];[.K635];[.L635];[.M635];)" office:value-type="string" office:string-value="{“humedad“:13,”temperatura28,”radiación”:16}" calcext:value-type="string">
            <text:p>{“humedad“:13,”temperatura28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636];[.B636];[.C636];[.D636];[.E636];[.F636];[.H636];[.I636];[.J636];[.K636];[.L636];[.M636];)" office:value-type="string" office:string-value="{“humedad“:13,”temperatura19,”radiación”:19}" calcext:value-type="string">
            <text:p>{“humedad“:13,”temperatura19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637];[.B637];[.C637];[.D637];[.E637];[.F637];[.H637];[.I637];[.J637];[.K637];[.L637];[.M637];)" office:value-type="string" office:string-value="{“humedad“:15,”temperatura17,”radiación”:12}" calcext:value-type="string">
            <text:p>{“humedad“:15,”temperatura17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638];[.B638];[.C638];[.D638];[.E638];[.F638];[.H638];[.I638];[.J638];[.K638];[.L638];[.M638];)" office:value-type="string" office:string-value="{“humedad“:12,”temperatura30,”radiación”:14}" calcext:value-type="string">
            <text:p>{“humedad“:12,”temperatura30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639];[.B639];[.C639];[.D639];[.E639];[.F639];[.H639];[.I639];[.J639];[.K639];[.L639];[.M639];)" office:value-type="string" office:string-value="{“humedad“:27,”temperatura18,”radiación”:11}" calcext:value-type="string">
            <text:p>{“humedad“:27,”temperatura18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640];[.B640];[.C640];[.D640];[.E640];[.F640];[.H640];[.I640];[.J640];[.K640];[.L640];[.M640];)" office:value-type="string" office:string-value="{“humedad“:10,”temperatura29,”radiación”:19}" calcext:value-type="string">
            <text:p>{“humedad“:10,”temperatura29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641];[.B641];[.C641];[.D641];[.E641];[.F641];[.H641];[.I641];[.J641];[.K641];[.L641];[.M641];)" office:value-type="string" office:string-value="{“humedad“:30,”temperatura19,”radiación”:15}" calcext:value-type="string">
            <text:p>{“humedad“:30,”temperatura19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642];[.B642];[.C642];[.D642];[.E642];[.F642];[.H642];[.I642];[.J642];[.K642];[.L642];[.M642];)" office:value-type="string" office:string-value="{“humedad“:21,”temperatura28,”radiación”:18}" calcext:value-type="string">
            <text:p>{“humedad“:21,”temperatura28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643];[.B643];[.C643];[.D643];[.E643];[.F643];[.H643];[.I643];[.J643];[.K643];[.L643];[.M643];)" office:value-type="string" office:string-value="{“humedad“:13,”temperatura23,”radiación”:19}" calcext:value-type="string">
            <text:p>{“humedad“:13,”temperatura23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644];[.B644];[.C644];[.D644];[.E644];[.F644];[.H644];[.I644];[.J644];[.K644];[.L644];[.M644];)" office:value-type="string" office:string-value="{“humedad“:23,”temperatura24,”radiación”:10}" calcext:value-type="string">
            <text:p>{“humedad“:23,”temperatura24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645];[.B645];[.C645];[.D645];[.E645];[.F645];[.H645];[.I645];[.J645];[.K645];[.L645];[.M645];)" office:value-type="string" office:string-value="{“humedad“:25,”temperatura18,”radiación”:18}" calcext:value-type="string">
            <text:p>{“humedad“:25,”temperatura18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646];[.B646];[.C646];[.D646];[.E646];[.F646];[.H646];[.I646];[.J646];[.K646];[.L646];[.M646];)" office:value-type="string" office:string-value="{“humedad“:12,”temperatura10,”radiación”:12}" calcext:value-type="string">
            <text:p>{“humedad“:12,”temperatura10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647];[.B647];[.C647];[.D647];[.E647];[.F647];[.H647];[.I647];[.J647];[.K647];[.L647];[.M647];)" office:value-type="string" office:string-value="{“humedad“:25,”temperatura28,”radiación”:14}" calcext:value-type="string">
            <text:p>{“humedad“:25,”temperatura28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648];[.B648];[.C648];[.D648];[.E648];[.F648];[.H648];[.I648];[.J648];[.K648];[.L648];[.M648];)" office:value-type="string" office:string-value="{“humedad“:22,”temperatura26,”radiación”:19}" calcext:value-type="string">
            <text:p>{“humedad“:22,”temperatura26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649];[.B649];[.C649];[.D649];[.E649];[.F649];[.H649];[.I649];[.J649];[.K649];[.L649];[.M649];)" office:value-type="string" office:string-value="{“humedad“:30,”temperatura12,”radiación”:15}" calcext:value-type="string">
            <text:p>{“humedad“:30,”temperatura12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650];[.B650];[.C650];[.D650];[.E650];[.F650];[.H650];[.I650];[.J650];[.K650];[.L650];[.M650];)" office:value-type="string" office:string-value="{“humedad“:22,”temperatura30,”radiación”:20}" calcext:value-type="string">
            <text:p>{“humedad“:22,”temperatura30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651];[.B651];[.C651];[.D651];[.E651];[.F651];[.H651];[.I651];[.J651];[.K651];[.L651];[.M651];)" office:value-type="string" office:string-value="{“humedad“:11,”temperatura11,”radiación”:16}" calcext:value-type="string">
            <text:p>{“humedad“:11,”temperatura11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652];[.B652];[.C652];[.D652];[.E652];[.F652];[.H652];[.I652];[.J652];[.K652];[.L652];[.M652];)" office:value-type="string" office:string-value="{“humedad“:24,”temperatura19,”radiación”:10}" calcext:value-type="string">
            <text:p>{“humedad“:24,”temperatura19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653];[.B653];[.C653];[.D653];[.E653];[.F653];[.H653];[.I653];[.J653];[.K653];[.L653];[.M653];)" office:value-type="string" office:string-value="{“humedad“:26,”temperatura14,”radiación”:17}" calcext:value-type="string">
            <text:p>{“humedad“:26,”temperatura14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654];[.B654];[.C654];[.D654];[.E654];[.F654];[.H654];[.I654];[.J654];[.K654];[.L654];[.M654];)" office:value-type="string" office:string-value="{“humedad“:14,”temperatura30,”radiación”:19}" calcext:value-type="string">
            <text:p>{“humedad“:14,”temperatura30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655];[.B655];[.C655];[.D655];[.E655];[.F655];[.H655];[.I655];[.J655];[.K655];[.L655];[.M655];)" office:value-type="string" office:string-value="{“humedad“:14,”temperatura21,”radiación”:20}" calcext:value-type="string">
            <text:p>{“humedad“:14,”temperatura21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656];[.B656];[.C656];[.D656];[.E656];[.F656];[.H656];[.I656];[.J656];[.K656];[.L656];[.M656];)" office:value-type="string" office:string-value="{“humedad“:19,”temperatura27,”radiación”:17}" calcext:value-type="string">
            <text:p>{“humedad“:19,”temperatura27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657];[.B657];[.C657];[.D657];[.E657];[.F657];[.H657];[.I657];[.J657];[.K657];[.L657];[.M657];)" office:value-type="string" office:string-value="{“humedad“:25,”temperatura18,”radiación”:15}" calcext:value-type="string">
            <text:p>{“humedad“:25,”temperatura18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658];[.B658];[.C658];[.D658];[.E658];[.F658];[.H658];[.I658];[.J658];[.K658];[.L658];[.M658];)" office:value-type="string" office:string-value="{“humedad“:12,”temperatura27,”radiación”:14}" calcext:value-type="string">
            <text:p>{“humedad“:12,”temperatura27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659];[.B659];[.C659];[.D659];[.E659];[.F659];[.H659];[.I659];[.J659];[.K659];[.L659];[.M659];)" office:value-type="string" office:string-value="{“humedad“:11,”temperatura15,”radiación”:10}" calcext:value-type="string">
            <text:p>{“humedad“:11,”temperatura15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660];[.B660];[.C660];[.D660];[.E660];[.F660];[.H660];[.I660];[.J660];[.K660];[.L660];[.M660];)" office:value-type="string" office:string-value="{“humedad“:12,”temperatura30,”radiación”:19}" calcext:value-type="string">
            <text:p>{“humedad“:12,”temperatura30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661];[.B661];[.C661];[.D661];[.E661];[.F661];[.H661];[.I661];[.J661];[.K661];[.L661];[.M661];)" office:value-type="string" office:string-value="{“humedad“:13,”temperatura26,”radiación”:18}" calcext:value-type="string">
            <text:p>{“humedad“:13,”temperatura26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662];[.B662];[.C662];[.D662];[.E662];[.F662];[.H662];[.I662];[.J662];[.K662];[.L662];[.M662];)" office:value-type="string" office:string-value="{“humedad“:18,”temperatura28,”radiación”:14}" calcext:value-type="string">
            <text:p>{“humedad“:18,”temperatura28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663];[.B663];[.C663];[.D663];[.E663];[.F663];[.H663];[.I663];[.J663];[.K663];[.L663];[.M663];)" office:value-type="string" office:string-value="{“humedad“:18,”temperatura13,”radiación”:15}" calcext:value-type="string">
            <text:p>{“humedad“:18,”temperatura13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664];[.B664];[.C664];[.D664];[.E664];[.F664];[.H664];[.I664];[.J664];[.K664];[.L664];[.M664];)" office:value-type="string" office:string-value="{“humedad“:26,”temperatura18,”radiación”:20}" calcext:value-type="string">
            <text:p>{“humedad“:26,”temperatura18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665];[.B665];[.C665];[.D665];[.E665];[.F665];[.H665];[.I665];[.J665];[.K665];[.L665];[.M665];)" office:value-type="string" office:string-value="{“humedad“:27,”temperatura14,”radiación”:12}" calcext:value-type="string">
            <text:p>{“humedad“:27,”temperatura14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666];[.B666];[.C666];[.D666];[.E666];[.F666];[.H666];[.I666];[.J666];[.K666];[.L666];[.M666];)" office:value-type="string" office:string-value="{“humedad“:24,”temperatura17,”radiación”:11}" calcext:value-type="string">
            <text:p>{“humedad“:24,”temperatura17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667];[.B667];[.C667];[.D667];[.E667];[.F667];[.H667];[.I667];[.J667];[.K667];[.L667];[.M667];)" office:value-type="string" office:string-value="{“humedad“:28,”temperatura16,”radiación”:20}" calcext:value-type="string">
            <text:p>{“humedad“:28,”temperatura16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668];[.B668];[.C668];[.D668];[.E668];[.F668];[.H668];[.I668];[.J668];[.K668];[.L668];[.M668];)" office:value-type="string" office:string-value="{“humedad“:11,”temperatura16,”radiación”:13}" calcext:value-type="string">
            <text:p>{“humedad“:11,”temperatura16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669];[.B669];[.C669];[.D669];[.E669];[.F669];[.H669];[.I669];[.J669];[.K669];[.L669];[.M669];)" office:value-type="string" office:string-value="{“humedad“:24,”temperatura29,”radiación”:13}" calcext:value-type="string">
            <text:p>{“humedad“:24,”temperatura29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670];[.B670];[.C670];[.D670];[.E670];[.F670];[.H670];[.I670];[.J670];[.K670];[.L670];[.M670];)" office:value-type="string" office:string-value="{“humedad“:29,”temperatura29,”radiación”:10}" calcext:value-type="string">
            <text:p>{“humedad“:29,”temperatura29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671];[.B671];[.C671];[.D671];[.E671];[.F671];[.H671];[.I671];[.J671];[.K671];[.L671];[.M671];)" office:value-type="string" office:string-value="{“humedad“:23,”temperatura14,”radiación”:11}" calcext:value-type="string">
            <text:p>{“humedad“:23,”temperatura14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672];[.B672];[.C672];[.D672];[.E672];[.F672];[.H672];[.I672];[.J672];[.K672];[.L672];[.M672];)" office:value-type="string" office:string-value="{“humedad“:11,”temperatura15,”radiación”:13}" calcext:value-type="string">
            <text:p>{“humedad“:11,”temperatura15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673];[.B673];[.C673];[.D673];[.E673];[.F673];[.H673];[.I673];[.J673];[.K673];[.L673];[.M673];)" office:value-type="string" office:string-value="{“humedad“:24,”temperatura19,”radiación”:16}" calcext:value-type="string">
            <text:p>{“humedad“:24,”temperatura19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674];[.B674];[.C674];[.D674];[.E674];[.F674];[.H674];[.I674];[.J674];[.K674];[.L674];[.M674];)" office:value-type="string" office:string-value="{“humedad“:29,”temperatura21,”radiación”:16}" calcext:value-type="string">
            <text:p>{“humedad“:29,”temperatura21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675];[.B675];[.C675];[.D675];[.E675];[.F675];[.H675];[.I675];[.J675];[.K675];[.L675];[.M675];)" office:value-type="string" office:string-value="{“humedad“:30,”temperatura18,”radiación”:11}" calcext:value-type="string">
            <text:p>{“humedad“:30,”temperatura18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676];[.B676];[.C676];[.D676];[.E676];[.F676];[.H676];[.I676];[.J676];[.K676];[.L676];[.M676];)" office:value-type="string" office:string-value="{“humedad“:26,”temperatura12,”radiación”:12}" calcext:value-type="string">
            <text:p>{“humedad“:26,”temperatura12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677];[.B677];[.C677];[.D677];[.E677];[.F677];[.H677];[.I677];[.J677];[.K677];[.L677];[.M677];)" office:value-type="string" office:string-value="{“humedad“:24,”temperatura22,”radiación”:18}" calcext:value-type="string">
            <text:p>{“humedad“:24,”temperatura22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678];[.B678];[.C678];[.D678];[.E678];[.F678];[.H678];[.I678];[.J678];[.K678];[.L678];[.M678];)" office:value-type="string" office:string-value="{“humedad“:18,”temperatura27,”radiación”:20}" calcext:value-type="string">
            <text:p>{“humedad“:18,”temperatura27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679];[.B679];[.C679];[.D679];[.E679];[.F679];[.H679];[.I679];[.J679];[.K679];[.L679];[.M679];)" office:value-type="string" office:string-value="{“humedad“:27,”temperatura23,”radiación”:15}" calcext:value-type="string">
            <text:p>{“humedad“:27,”temperatura23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680];[.B680];[.C680];[.D680];[.E680];[.F680];[.H680];[.I680];[.J680];[.K680];[.L680];[.M680];)" office:value-type="string" office:string-value="{“humedad“:19,”temperatura11,”radiación”:14}" calcext:value-type="string">
            <text:p>{“humedad“:19,”temperatura11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681];[.B681];[.C681];[.D681];[.E681];[.F681];[.H681];[.I681];[.J681];[.K681];[.L681];[.M681];)" office:value-type="string" office:string-value="{“humedad“:29,”temperatura12,”radiación”:16}" calcext:value-type="string">
            <text:p>{“humedad“:29,”temperatura12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682];[.B682];[.C682];[.D682];[.E682];[.F682];[.H682];[.I682];[.J682];[.K682];[.L682];[.M682];)" office:value-type="string" office:string-value="{“humedad“:20,”temperatura15,”radiación”:12}" calcext:value-type="string">
            <text:p>{“humedad“:20,”temperatura15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683];[.B683];[.C683];[.D683];[.E683];[.F683];[.H683];[.I683];[.J683];[.K683];[.L683];[.M683];)" office:value-type="string" office:string-value="{“humedad“:13,”temperatura22,”radiación”:20}" calcext:value-type="string">
            <text:p>{“humedad“:13,”temperatura22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684];[.B684];[.C684];[.D684];[.E684];[.F684];[.H684];[.I684];[.J684];[.K684];[.L684];[.M684];)" office:value-type="string" office:string-value="{“humedad“:20,”temperatura21,”radiación”:11}" calcext:value-type="string">
            <text:p>{“humedad“:20,”temperatura21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685];[.B685];[.C685];[.D685];[.E685];[.F685];[.H685];[.I685];[.J685];[.K685];[.L685];[.M685];)" office:value-type="string" office:string-value="{“humedad“:14,”temperatura27,”radiación”:12}" calcext:value-type="string">
            <text:p>{“humedad“:14,”temperatura27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686];[.B686];[.C686];[.D686];[.E686];[.F686];[.H686];[.I686];[.J686];[.K686];[.L686];[.M686];)" office:value-type="string" office:string-value="{“humedad“:23,”temperatura14,”radiación”:17}" calcext:value-type="string">
            <text:p>{“humedad“:23,”temperatura14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687];[.B687];[.C687];[.D687];[.E687];[.F687];[.H687];[.I687];[.J687];[.K687];[.L687];[.M687];)" office:value-type="string" office:string-value="{“humedad“:24,”temperatura25,”radiación”:13}" calcext:value-type="string">
            <text:p>{“humedad“:24,”temperatura25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688];[.B688];[.C688];[.D688];[.E688];[.F688];[.H688];[.I688];[.J688];[.K688];[.L688];[.M688];)" office:value-type="string" office:string-value="{“humedad“:27,”temperatura15,”radiación”:20}" calcext:value-type="string">
            <text:p>{“humedad“:27,”temperatura15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689];[.B689];[.C689];[.D689];[.E689];[.F689];[.H689];[.I689];[.J689];[.K689];[.L689];[.M689];)" office:value-type="string" office:string-value="{“humedad“:11,”temperatura23,”radiación”:12}" calcext:value-type="string">
            <text:p>{“humedad“:11,”temperatura23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690];[.B690];[.C690];[.D690];[.E690];[.F690];[.H690];[.I690];[.J690];[.K690];[.L690];[.M690];)" office:value-type="string" office:string-value="{“humedad“:22,”temperatura13,”radiación”:17}" calcext:value-type="string">
            <text:p>{“humedad“:22,”temperatura13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691];[.B691];[.C691];[.D691];[.E691];[.F691];[.H691];[.I691];[.J691];[.K691];[.L691];[.M691];)" office:value-type="string" office:string-value="{“humedad“:23,”temperatura10,”radiación”:10}" calcext:value-type="string">
            <text:p>{“humedad“:23,”temperatura10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692];[.B692];[.C692];[.D692];[.E692];[.F692];[.H692];[.I692];[.J692];[.K692];[.L692];[.M692];)" office:value-type="string" office:string-value="{“humedad“:13,”temperatura17,”radiación”:15}" calcext:value-type="string">
            <text:p>{“humedad“:13,”temperatura17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693];[.B693];[.C693];[.D693];[.E693];[.F693];[.H693];[.I693];[.J693];[.K693];[.L693];[.M693];)" office:value-type="string" office:string-value="{“humedad“:22,”temperatura27,”radiación”:20}" calcext:value-type="string">
            <text:p>{“humedad“:22,”temperatura27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694];[.B694];[.C694];[.D694];[.E694];[.F694];[.H694];[.I694];[.J694];[.K694];[.L694];[.M694];)" office:value-type="string" office:string-value="{“humedad“:16,”temperatura28,”radiación”:19}" calcext:value-type="string">
            <text:p>{“humedad“:16,”temperatura28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695];[.B695];[.C695];[.D695];[.E695];[.F695];[.H695];[.I695];[.J695];[.K695];[.L695];[.M695];)" office:value-type="string" office:string-value="{“humedad“:25,”temperatura10,”radiación”:15}" calcext:value-type="string">
            <text:p>{“humedad“:25,”temperatura10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696];[.B696];[.C696];[.D696];[.E696];[.F696];[.H696];[.I696];[.J696];[.K696];[.L696];[.M696];)" office:value-type="string" office:string-value="{“humedad“:11,”temperatura17,”radiación”:10}" calcext:value-type="string">
            <text:p>{“humedad“:11,”temperatura17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697];[.B697];[.C697];[.D697];[.E697];[.F697];[.H697];[.I697];[.J697];[.K697];[.L697];[.M697];)" office:value-type="string" office:string-value="{“humedad“:10,”temperatura15,”radiación”:15}" calcext:value-type="string">
            <text:p>{“humedad“:10,”temperatura15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698];[.B698];[.C698];[.D698];[.E698];[.F698];[.H698];[.I698];[.J698];[.K698];[.L698];[.M698];)" office:value-type="string" office:string-value="{“humedad“:14,”temperatura25,”radiación”:17}" calcext:value-type="string">
            <text:p>{“humedad“:14,”temperatura25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699];[.B699];[.C699];[.D699];[.E699];[.F699];[.H699];[.I699];[.J699];[.K699];[.L699];[.M699];)" office:value-type="string" office:string-value="{“humedad“:17,”temperatura12,”radiación”:12}" calcext:value-type="string">
            <text:p>{“humedad“:17,”temperatura12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700];[.B700];[.C700];[.D700];[.E700];[.F700];[.H700];[.I700];[.J700];[.K700];[.L700];[.M700];)" office:value-type="string" office:string-value="{“humedad“:18,”temperatura11,”radiación”:16}" calcext:value-type="string">
            <text:p>{“humedad“:18,”temperatura11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701];[.B701];[.C701];[.D701];[.E701];[.F701];[.H701];[.I701];[.J701];[.K701];[.L701];[.M701];)" office:value-type="string" office:string-value="{“humedad“:13,”temperatura16,”radiación”:12}" calcext:value-type="string">
            <text:p>{“humedad“:13,”temperatura16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702];[.B702];[.C702];[.D702];[.E702];[.F702];[.H702];[.I702];[.J702];[.K702];[.L702];[.M702];)" office:value-type="string" office:string-value="{“humedad“:27,”temperatura19,”radiación”:16}" calcext:value-type="string">
            <text:p>{“humedad“:27,”temperatura19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703];[.B703];[.C703];[.D703];[.E703];[.F703];[.H703];[.I703];[.J703];[.K703];[.L703];[.M703];)" office:value-type="string" office:string-value="{“humedad“:30,”temperatura17,”radiación”:13}" calcext:value-type="string">
            <text:p>{“humedad“:30,”temperatura17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704];[.B704];[.C704];[.D704];[.E704];[.F704];[.H704];[.I704];[.J704];[.K704];[.L704];[.M704];)" office:value-type="string" office:string-value="{“humedad“:29,”temperatura18,”radiación”:14}" calcext:value-type="string">
            <text:p>{“humedad“:29,”temperatura18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705];[.B705];[.C705];[.D705];[.E705];[.F705];[.H705];[.I705];[.J705];[.K705];[.L705];[.M705];)" office:value-type="string" office:string-value="{“humedad“:11,”temperatura14,”radiación”:10}" calcext:value-type="string">
            <text:p>{“humedad“:11,”temperatura14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706];[.B706];[.C706];[.D706];[.E706];[.F706];[.H706];[.I706];[.J706];[.K706];[.L706];[.M706];)" office:value-type="string" office:string-value="{“humedad“:30,”temperatura26,”radiación”:16}" calcext:value-type="string">
            <text:p>{“humedad“:30,”temperatura26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707];[.B707];[.C707];[.D707];[.E707];[.F707];[.H707];[.I707];[.J707];[.K707];[.L707];[.M707];)" office:value-type="string" office:string-value="{“humedad“:10,”temperatura14,”radiación”:18}" calcext:value-type="string">
            <text:p>{“humedad“:10,”temperatura14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708];[.B708];[.C708];[.D708];[.E708];[.F708];[.H708];[.I708];[.J708];[.K708];[.L708];[.M708];)" office:value-type="string" office:string-value="{“humedad“:25,”temperatura13,”radiación”:17}" calcext:value-type="string">
            <text:p>{“humedad“:25,”temperatura13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709];[.B709];[.C709];[.D709];[.E709];[.F709];[.H709];[.I709];[.J709];[.K709];[.L709];[.M709];)" office:value-type="string" office:string-value="{“humedad“:15,”temperatura29,”radiación”:10}" calcext:value-type="string">
            <text:p>{“humedad“:15,”temperatura29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710];[.B710];[.C710];[.D710];[.E710];[.F710];[.H710];[.I710];[.J710];[.K710];[.L710];[.M710];)" office:value-type="string" office:string-value="{“humedad“:30,”temperatura16,”radiación”:14}" calcext:value-type="string">
            <text:p>{“humedad“:30,”temperatura16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711];[.B711];[.C711];[.D711];[.E711];[.F711];[.H711];[.I711];[.J711];[.K711];[.L711];[.M711];)" office:value-type="string" office:string-value="{“humedad“:19,”temperatura11,”radiación”:15}" calcext:value-type="string">
            <text:p>{“humedad“:19,”temperatura11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712];[.B712];[.C712];[.D712];[.E712];[.F712];[.H712];[.I712];[.J712];[.K712];[.L712];[.M712];)" office:value-type="string" office:string-value="{“humedad“:11,”temperatura13,”radiación”:17}" calcext:value-type="string">
            <text:p>{“humedad“:11,”temperatura13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713];[.B713];[.C713];[.D713];[.E713];[.F713];[.H713];[.I713];[.J713];[.K713];[.L713];[.M713];)" office:value-type="string" office:string-value="{“humedad“:24,”temperatura23,”radiación”:13}" calcext:value-type="string">
            <text:p>{“humedad“:24,”temperatura23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714];[.B714];[.C714];[.D714];[.E714];[.F714];[.H714];[.I714];[.J714];[.K714];[.L714];[.M714];)" office:value-type="string" office:string-value="{“humedad“:24,”temperatura12,”radiación”:11}" calcext:value-type="string">
            <text:p>{“humedad“:24,”temperatura12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715];[.B715];[.C715];[.D715];[.E715];[.F715];[.H715];[.I715];[.J715];[.K715];[.L715];[.M715];)" office:value-type="string" office:string-value="{“humedad“:28,”temperatura21,”radiación”:10}" calcext:value-type="string">
            <text:p>{“humedad“:28,”temperatura21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716];[.B716];[.C716];[.D716];[.E716];[.F716];[.H716];[.I716];[.J716];[.K716];[.L716];[.M716];)" office:value-type="string" office:string-value="{“humedad“:14,”temperatura15,”radiación”:19}" calcext:value-type="string">
            <text:p>{“humedad“:14,”temperatura15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717];[.B717];[.C717];[.D717];[.E717];[.F717];[.H717];[.I717];[.J717];[.K717];[.L717];[.M717];)" office:value-type="string" office:string-value="{“humedad“:29,”temperatura11,”radiación”:17}" calcext:value-type="string">
            <text:p>{“humedad“:29,”temperatura11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718];[.B718];[.C718];[.D718];[.E718];[.F718];[.H718];[.I718];[.J718];[.K718];[.L718];[.M718];)" office:value-type="string" office:string-value="{“humedad“:26,”temperatura13,”radiación”:13}" calcext:value-type="string">
            <text:p>{“humedad“:26,”temperatura13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719];[.B719];[.C719];[.D719];[.E719];[.F719];[.H719];[.I719];[.J719];[.K719];[.L719];[.M719];)" office:value-type="string" office:string-value="{“humedad“:14,”temperatura16,”radiación”:16}" calcext:value-type="string">
            <text:p>{“humedad“:14,”temperatura16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720];[.B720];[.C720];[.D720];[.E720];[.F720];[.H720];[.I720];[.J720];[.K720];[.L720];[.M720];)" office:value-type="string" office:string-value="{“humedad“:15,”temperatura30,”radiación”:14}" calcext:value-type="string">
            <text:p>{“humedad“:15,”temperatura30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721];[.B721];[.C721];[.D721];[.E721];[.F721];[.H721];[.I721];[.J721];[.K721];[.L721];[.M721];)" office:value-type="string" office:string-value="{“humedad“:19,”temperatura24,”radiación”:14}" calcext:value-type="string">
            <text:p>{“humedad“:19,”temperatura24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722];[.B722];[.C722];[.D722];[.E722];[.F722];[.H722];[.I722];[.J722];[.K722];[.L722];[.M722];)" office:value-type="string" office:string-value="{“humedad“:23,”temperatura17,”radiación”:11}" calcext:value-type="string">
            <text:p>{“humedad“:23,”temperatura17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723];[.B723];[.C723];[.D723];[.E723];[.F723];[.H723];[.I723];[.J723];[.K723];[.L723];[.M723];)" office:value-type="string" office:string-value="{“humedad“:15,”temperatura15,”radiación”:14}" calcext:value-type="string">
            <text:p>{“humedad“:15,”temperatura15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724];[.B724];[.C724];[.D724];[.E724];[.F724];[.H724];[.I724];[.J724];[.K724];[.L724];[.M724];)" office:value-type="string" office:string-value="{“humedad“:15,”temperatura29,”radiación”:17}" calcext:value-type="string">
            <text:p>{“humedad“:15,”temperatura29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725];[.B725];[.C725];[.D725];[.E725];[.F725];[.H725];[.I725];[.J725];[.K725];[.L725];[.M725];)" office:value-type="string" office:string-value="{“humedad“:20,”temperatura22,”radiación”:11}" calcext:value-type="string">
            <text:p>{“humedad“:20,”temperatura22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726];[.B726];[.C726];[.D726];[.E726];[.F726];[.H726];[.I726];[.J726];[.K726];[.L726];[.M726];)" office:value-type="string" office:string-value="{“humedad“:27,”temperatura15,”radiación”:18}" calcext:value-type="string">
            <text:p>{“humedad“:27,”temperatura15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727];[.B727];[.C727];[.D727];[.E727];[.F727];[.H727];[.I727];[.J727];[.K727];[.L727];[.M727];)" office:value-type="string" office:string-value="{“humedad“:15,”temperatura28,”radiación”:16}" calcext:value-type="string">
            <text:p>{“humedad“:15,”temperatura28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728];[.B728];[.C728];[.D728];[.E728];[.F728];[.H728];[.I728];[.J728];[.K728];[.L728];[.M728];)" office:value-type="string" office:string-value="{“humedad“:17,”temperatura18,”radiación”:20}" calcext:value-type="string">
            <text:p>{“humedad“:17,”temperatura18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729];[.B729];[.C729];[.D729];[.E729];[.F729];[.H729];[.I729];[.J729];[.K729];[.L729];[.M729];)" office:value-type="string" office:string-value="{“humedad“:29,”temperatura25,”radiación”:14}" calcext:value-type="string">
            <text:p>{“humedad“:29,”temperatura25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730];[.B730];[.C730];[.D730];[.E730];[.F730];[.H730];[.I730];[.J730];[.K730];[.L730];[.M730];)" office:value-type="string" office:string-value="{“humedad“:15,”temperatura27,”radiación”:13}" calcext:value-type="string">
            <text:p>{“humedad“:15,”temperatura27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731];[.B731];[.C731];[.D731];[.E731];[.F731];[.H731];[.I731];[.J731];[.K731];[.L731];[.M731];)" office:value-type="string" office:string-value="{“humedad“:23,”temperatura17,”radiación”:12}" calcext:value-type="string">
            <text:p>{“humedad“:23,”temperatura17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732];[.B732];[.C732];[.D732];[.E732];[.F732];[.H732];[.I732];[.J732];[.K732];[.L732];[.M732];)" office:value-type="string" office:string-value="{“humedad“:14,”temperatura10,”radiación”:14}" calcext:value-type="string">
            <text:p>{“humedad“:14,”temperatura10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733];[.B733];[.C733];[.D733];[.E733];[.F733];[.H733];[.I733];[.J733];[.K733];[.L733];[.M733];)" office:value-type="string" office:string-value="{“humedad“:15,”temperatura16,”radiación”:10}" calcext:value-type="string">
            <text:p>{“humedad“:15,”temperatura16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734];[.B734];[.C734];[.D734];[.E734];[.F734];[.H734];[.I734];[.J734];[.K734];[.L734];[.M734];)" office:value-type="string" office:string-value="{“humedad“:29,”temperatura26,”radiación”:14}" calcext:value-type="string">
            <text:p>{“humedad“:29,”temperatura26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735];[.B735];[.C735];[.D735];[.E735];[.F735];[.H735];[.I735];[.J735];[.K735];[.L735];[.M735];)" office:value-type="string" office:string-value="{“humedad“:12,”temperatura25,”radiación”:10}" calcext:value-type="string">
            <text:p>{“humedad“:12,”temperatura25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736];[.B736];[.C736];[.D736];[.E736];[.F736];[.H736];[.I736];[.J736];[.K736];[.L736];[.M736];)" office:value-type="string" office:string-value="{“humedad“:28,”temperatura28,”radiación”:11}" calcext:value-type="string">
            <text:p>{“humedad“:28,”temperatura28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737];[.B737];[.C737];[.D737];[.E737];[.F737];[.H737];[.I737];[.J737];[.K737];[.L737];[.M737];)" office:value-type="string" office:string-value="{“humedad“:25,”temperatura23,”radiación”:19}" calcext:value-type="string">
            <text:p>{“humedad“:25,”temperatura23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738];[.B738];[.C738];[.D738];[.E738];[.F738];[.H738];[.I738];[.J738];[.K738];[.L738];[.M738];)" office:value-type="string" office:string-value="{“humedad“:29,”temperatura26,”radiación”:11}" calcext:value-type="string">
            <text:p>{“humedad“:29,”temperatura26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739];[.B739];[.C739];[.D739];[.E739];[.F739];[.H739];[.I739];[.J739];[.K739];[.L739];[.M739];)" office:value-type="string" office:string-value="{“humedad“:22,”temperatura20,”radiación”:13}" calcext:value-type="string">
            <text:p>{“humedad“:22,”temperatura20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740];[.B740];[.C740];[.D740];[.E740];[.F740];[.H740];[.I740];[.J740];[.K740];[.L740];[.M740];)" office:value-type="string" office:string-value="{“humedad“:28,”temperatura19,”radiación”:17}" calcext:value-type="string">
            <text:p>{“humedad“:28,”temperatura19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741];[.B741];[.C741];[.D741];[.E741];[.F741];[.H741];[.I741];[.J741];[.K741];[.L741];[.M741];)" office:value-type="string" office:string-value="{“humedad“:21,”temperatura14,”radiación”:20}" calcext:value-type="string">
            <text:p>{“humedad“:21,”temperatura14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742];[.B742];[.C742];[.D742];[.E742];[.F742];[.H742];[.I742];[.J742];[.K742];[.L742];[.M742];)" office:value-type="string" office:string-value="{“humedad“:21,”temperatura24,”radiación”:13}" calcext:value-type="string">
            <text:p>{“humedad“:21,”temperatura24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743];[.B743];[.C743];[.D743];[.E743];[.F743];[.H743];[.I743];[.J743];[.K743];[.L743];[.M743];)" office:value-type="string" office:string-value="{“humedad“:29,”temperatura27,”radiación”:12}" calcext:value-type="string">
            <text:p>{“humedad“:29,”temperatura27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744];[.B744];[.C744];[.D744];[.E744];[.F744];[.H744];[.I744];[.J744];[.K744];[.L744];[.M744];)" office:value-type="string" office:string-value="{“humedad“:10,”temperatura21,”radiación”:17}" calcext:value-type="string">
            <text:p>{“humedad“:10,”temperatura21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745];[.B745];[.C745];[.D745];[.E745];[.F745];[.H745];[.I745];[.J745];[.K745];[.L745];[.M745];)" office:value-type="string" office:string-value="{“humedad“:17,”temperatura16,”radiación”:16}" calcext:value-type="string">
            <text:p>{“humedad“:17,”temperatura16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746];[.B746];[.C746];[.D746];[.E746];[.F746];[.H746];[.I746];[.J746];[.K746];[.L746];[.M746];)" office:value-type="string" office:string-value="{“humedad“:23,”temperatura11,”radiación”:16}" calcext:value-type="string">
            <text:p>{“humedad“:23,”temperatura11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747];[.B747];[.C747];[.D747];[.E747];[.F747];[.H747];[.I747];[.J747];[.K747];[.L747];[.M747];)" office:value-type="string" office:string-value="{“humedad“:25,”temperatura26,”radiación”:13}" calcext:value-type="string">
            <text:p>{“humedad“:25,”temperatura26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748];[.B748];[.C748];[.D748];[.E748];[.F748];[.H748];[.I748];[.J748];[.K748];[.L748];[.M748];)" office:value-type="string" office:string-value="{“humedad“:16,”temperatura14,”radiación”:11}" calcext:value-type="string">
            <text:p>{“humedad“:16,”temperatura14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749];[.B749];[.C749];[.D749];[.E749];[.F749];[.H749];[.I749];[.J749];[.K749];[.L749];[.M749];)" office:value-type="string" office:string-value="{“humedad“:10,”temperatura14,”radiación”:14}" calcext:value-type="string">
            <text:p>{“humedad“:10,”temperatura14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750];[.B750];[.C750];[.D750];[.E750];[.F750];[.H750];[.I750];[.J750];[.K750];[.L750];[.M750];)" office:value-type="string" office:string-value="{“humedad“:25,”temperatura12,”radiación”:15}" calcext:value-type="string">
            <text:p>{“humedad“:25,”temperatura12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751];[.B751];[.C751];[.D751];[.E751];[.F751];[.H751];[.I751];[.J751];[.K751];[.L751];[.M751];)" office:value-type="string" office:string-value="{“humedad“:13,”temperatura25,”radiación”:13}" calcext:value-type="string">
            <text:p>{“humedad“:13,”temperatura25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752];[.B752];[.C752];[.D752];[.E752];[.F752];[.H752];[.I752];[.J752];[.K752];[.L752];[.M752];)" office:value-type="string" office:string-value="{“humedad“:19,”temperatura28,”radiación”:10}" calcext:value-type="string">
            <text:p>{“humedad“:19,”temperatura28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753];[.B753];[.C753];[.D753];[.E753];[.F753];[.H753];[.I753];[.J753];[.K753];[.L753];[.M753];)" office:value-type="string" office:string-value="{“humedad“:21,”temperatura22,”radiación”:10}" calcext:value-type="string">
            <text:p>{“humedad“:21,”temperatura22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754];[.B754];[.C754];[.D754];[.E754];[.F754];[.H754];[.I754];[.J754];[.K754];[.L754];[.M754];)" office:value-type="string" office:string-value="{“humedad“:20,”temperatura27,”radiación”:15}" calcext:value-type="string">
            <text:p>{“humedad“:20,”temperatura27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755];[.B755];[.C755];[.D755];[.E755];[.F755];[.H755];[.I755];[.J755];[.K755];[.L755];[.M755];)" office:value-type="string" office:string-value="{“humedad“:16,”temperatura17,”radiación”:10}" calcext:value-type="string">
            <text:p>{“humedad“:16,”temperatura17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756];[.B756];[.C756];[.D756];[.E756];[.F756];[.H756];[.I756];[.J756];[.K756];[.L756];[.M756];)" office:value-type="string" office:string-value="{“humedad“:13,”temperatura18,”radiación”:14}" calcext:value-type="string">
            <text:p>{“humedad“:13,”temperatura18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757];[.B757];[.C757];[.D757];[.E757];[.F757];[.H757];[.I757];[.J757];[.K757];[.L757];[.M757];)" office:value-type="string" office:string-value="{“humedad“:19,”temperatura24,”radiación”:12}" calcext:value-type="string">
            <text:p>{“humedad“:19,”temperatura24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758];[.B758];[.C758];[.D758];[.E758];[.F758];[.H758];[.I758];[.J758];[.K758];[.L758];[.M758];)" office:value-type="string" office:string-value="{“humedad“:20,”temperatura10,”radiación”:11}" calcext:value-type="string">
            <text:p>{“humedad“:20,”temperatura10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759];[.B759];[.C759];[.D759];[.E759];[.F759];[.H759];[.I759];[.J759];[.K759];[.L759];[.M759];)" office:value-type="string" office:string-value="{“humedad“:23,”temperatura29,”radiación”:19}" calcext:value-type="string">
            <text:p>{“humedad“:23,”temperatura29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760];[.B760];[.C760];[.D760];[.E760];[.F760];[.H760];[.I760];[.J760];[.K760];[.L760];[.M760];)" office:value-type="string" office:string-value="{“humedad“:25,”temperatura16,”radiación”:17}" calcext:value-type="string">
            <text:p>{“humedad“:25,”temperatura16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761];[.B761];[.C761];[.D761];[.E761];[.F761];[.H761];[.I761];[.J761];[.K761];[.L761];[.M761];)" office:value-type="string" office:string-value="{“humedad“:26,”temperatura12,”radiación”:12}" calcext:value-type="string">
            <text:p>{“humedad“:26,”temperatura12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762];[.B762];[.C762];[.D762];[.E762];[.F762];[.H762];[.I762];[.J762];[.K762];[.L762];[.M762];)" office:value-type="string" office:string-value="{“humedad“:22,”temperatura23,”radiación”:14}" calcext:value-type="string">
            <text:p>{“humedad“:22,”temperatura23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763];[.B763];[.C763];[.D763];[.E763];[.F763];[.H763];[.I763];[.J763];[.K763];[.L763];[.M763];)" office:value-type="string" office:string-value="{“humedad“:12,”temperatura12,”radiación”:16}" calcext:value-type="string">
            <text:p>{“humedad“:12,”temperatura12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764];[.B764];[.C764];[.D764];[.E764];[.F764];[.H764];[.I764];[.J764];[.K764];[.L764];[.M764];)" office:value-type="string" office:string-value="{“humedad“:28,”temperatura23,”radiación”:16}" calcext:value-type="string">
            <text:p>{“humedad“:28,”temperatura23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765];[.B765];[.C765];[.D765];[.E765];[.F765];[.H765];[.I765];[.J765];[.K765];[.L765];[.M765];)" office:value-type="string" office:string-value="{“humedad“:23,”temperatura22,”radiación”:15}" calcext:value-type="string">
            <text:p>{“humedad“:23,”temperatura22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766];[.B766];[.C766];[.D766];[.E766];[.F766];[.H766];[.I766];[.J766];[.K766];[.L766];[.M766];)" office:value-type="string" office:string-value="{“humedad“:20,”temperatura22,”radiación”:12}" calcext:value-type="string">
            <text:p>{“humedad“:20,”temperatura22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767];[.B767];[.C767];[.D767];[.E767];[.F767];[.H767];[.I767];[.J767];[.K767];[.L767];[.M767];)" office:value-type="string" office:string-value="{“humedad“:29,”temperatura17,”radiación”:16}" calcext:value-type="string">
            <text:p>{“humedad“:29,”temperatura17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768];[.B768];[.C768];[.D768];[.E768];[.F768];[.H768];[.I768];[.J768];[.K768];[.L768];[.M768];)" office:value-type="string" office:string-value="{“humedad“:25,”temperatura14,”radiación”:12}" calcext:value-type="string">
            <text:p>{“humedad“:25,”temperatura14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769];[.B769];[.C769];[.D769];[.E769];[.F769];[.H769];[.I769];[.J769];[.K769];[.L769];[.M769];)" office:value-type="string" office:string-value="{“humedad“:26,”temperatura29,”radiación”:18}" calcext:value-type="string">
            <text:p>{“humedad“:26,”temperatura29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770];[.B770];[.C770];[.D770];[.E770];[.F770];[.H770];[.I770];[.J770];[.K770];[.L770];[.M770];)" office:value-type="string" office:string-value="{“humedad“:30,”temperatura29,”radiación”:17}" calcext:value-type="string">
            <text:p>{“humedad“:30,”temperatura29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771];[.B771];[.C771];[.D771];[.E771];[.F771];[.H771];[.I771];[.J771];[.K771];[.L771];[.M771];)" office:value-type="string" office:string-value="{“humedad“:12,”temperatura27,”radiación”:18}" calcext:value-type="string">
            <text:p>{“humedad“:12,”temperatura27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772];[.B772];[.C772];[.D772];[.E772];[.F772];[.H772];[.I772];[.J772];[.K772];[.L772];[.M772];)" office:value-type="string" office:string-value="{“humedad“:14,”temperatura26,”radiación”:10}" calcext:value-type="string">
            <text:p>{“humedad“:14,”temperatura26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773];[.B773];[.C773];[.D773];[.E773];[.F773];[.H773];[.I773];[.J773];[.K773];[.L773];[.M773];)" office:value-type="string" office:string-value="{“humedad“:19,”temperatura14,”radiación”:13}" calcext:value-type="string">
            <text:p>{“humedad“:19,”temperatura14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774];[.B774];[.C774];[.D774];[.E774];[.F774];[.H774];[.I774];[.J774];[.K774];[.L774];[.M774];)" office:value-type="string" office:string-value="{“humedad“:20,”temperatura20,”radiación”:18}" calcext:value-type="string">
            <text:p>{“humedad“:20,”temperatura20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775];[.B775];[.C775];[.D775];[.E775];[.F775];[.H775];[.I775];[.J775];[.K775];[.L775];[.M775];)" office:value-type="string" office:string-value="{“humedad“:14,”temperatura19,”radiación”:17}" calcext:value-type="string">
            <text:p>{“humedad“:14,”temperatura19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776];[.B776];[.C776];[.D776];[.E776];[.F776];[.H776];[.I776];[.J776];[.K776];[.L776];[.M776];)" office:value-type="string" office:string-value="{“humedad“:12,”temperatura28,”radiación”:16}" calcext:value-type="string">
            <text:p>{“humedad“:12,”temperatura28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777];[.B777];[.C777];[.D777];[.E777];[.F777];[.H777];[.I777];[.J777];[.K777];[.L777];[.M777];)" office:value-type="string" office:string-value="{“humedad“:13,”temperatura22,”radiación”:19}" calcext:value-type="string">
            <text:p>{“humedad“:13,”temperatura22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778];[.B778];[.C778];[.D778];[.E778];[.F778];[.H778];[.I778];[.J778];[.K778];[.L778];[.M778];)" office:value-type="string" office:string-value="{“humedad“:14,”temperatura22,”radiación”:13}" calcext:value-type="string">
            <text:p>{“humedad“:14,”temperatura22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779];[.B779];[.C779];[.D779];[.E779];[.F779];[.H779];[.I779];[.J779];[.K779];[.L779];[.M779];)" office:value-type="string" office:string-value="{“humedad“:29,”temperatura19,”radiación”:17}" calcext:value-type="string">
            <text:p>{“humedad“:29,”temperatura19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780];[.B780];[.C780];[.D780];[.E780];[.F780];[.H780];[.I780];[.J780];[.K780];[.L780];[.M780];)" office:value-type="string" office:string-value="{“humedad“:30,”temperatura11,”radiación”:17}" calcext:value-type="string">
            <text:p>{“humedad“:30,”temperatura11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781];[.B781];[.C781];[.D781];[.E781];[.F781];[.H781];[.I781];[.J781];[.K781];[.L781];[.M781];)" office:value-type="string" office:string-value="{“humedad“:21,”temperatura25,”radiación”:14}" calcext:value-type="string">
            <text:p>{“humedad“:21,”temperatura25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782];[.B782];[.C782];[.D782];[.E782];[.F782];[.H782];[.I782];[.J782];[.K782];[.L782];[.M782];)" office:value-type="string" office:string-value="{“humedad“:12,”temperatura29,”radiación”:10}" calcext:value-type="string">
            <text:p>{“humedad“:12,”temperatura29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783];[.B783];[.C783];[.D783];[.E783];[.F783];[.H783];[.I783];[.J783];[.K783];[.L783];[.M783];)" office:value-type="string" office:string-value="{“humedad“:13,”temperatura26,”radiación”:20}" calcext:value-type="string">
            <text:p>{“humedad“:13,”temperatura26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784];[.B784];[.C784];[.D784];[.E784];[.F784];[.H784];[.I784];[.J784];[.K784];[.L784];[.M784];)" office:value-type="string" office:string-value="{“humedad“:15,”temperatura16,”radiación”:11}" calcext:value-type="string">
            <text:p>{“humedad“:15,”temperatura16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785];[.B785];[.C785];[.D785];[.E785];[.F785];[.H785];[.I785];[.J785];[.K785];[.L785];[.M785];)" office:value-type="string" office:string-value="{“humedad“:21,”temperatura24,”radiación”:20}" calcext:value-type="string">
            <text:p>{“humedad“:21,”temperatura24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786];[.B786];[.C786];[.D786];[.E786];[.F786];[.H786];[.I786];[.J786];[.K786];[.L786];[.M786];)" office:value-type="string" office:string-value="{“humedad“:26,”temperatura15,”radiación”:15}" calcext:value-type="string">
            <text:p>{“humedad“:26,”temperatura15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787];[.B787];[.C787];[.D787];[.E787];[.F787];[.H787];[.I787];[.J787];[.K787];[.L787];[.M787];)" office:value-type="string" office:string-value="{“humedad“:25,”temperatura21,”radiación”:10}" calcext:value-type="string">
            <text:p>{“humedad“:25,”temperatura21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788];[.B788];[.C788];[.D788];[.E788];[.F788];[.H788];[.I788];[.J788];[.K788];[.L788];[.M788];)" office:value-type="string" office:string-value="{“humedad“:24,”temperatura30,”radiación”:13}" calcext:value-type="string">
            <text:p>{“humedad“:24,”temperatura30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789];[.B789];[.C789];[.D789];[.E789];[.F789];[.H789];[.I789];[.J789];[.K789];[.L789];[.M789];)" office:value-type="string" office:string-value="{“humedad“:27,”temperatura11,”radiación”:12}" calcext:value-type="string">
            <text:p>{“humedad“:27,”temperatura11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790];[.B790];[.C790];[.D790];[.E790];[.F790];[.H790];[.I790];[.J790];[.K790];[.L790];[.M790];)" office:value-type="string" office:string-value="{“humedad“:10,”temperatura30,”radiación”:18}" calcext:value-type="string">
            <text:p>{“humedad“:10,”temperatura30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791];[.B791];[.C791];[.D791];[.E791];[.F791];[.H791];[.I791];[.J791];[.K791];[.L791];[.M791];)" office:value-type="string" office:string-value="{“humedad“:20,”temperatura11,”radiación”:10}" calcext:value-type="string">
            <text:p>{“humedad“:20,”temperatura11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792];[.B792];[.C792];[.D792];[.E792];[.F792];[.H792];[.I792];[.J792];[.K792];[.L792];[.M792];)" office:value-type="string" office:string-value="{“humedad“:10,”temperatura20,”radiación”:10}" calcext:value-type="string">
            <text:p>{“humedad“:10,”temperatura20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793];[.B793];[.C793];[.D793];[.E793];[.F793];[.H793];[.I793];[.J793];[.K793];[.L793];[.M793];)" office:value-type="string" office:string-value="{“humedad“:19,”temperatura25,”radiación”:12}" calcext:value-type="string">
            <text:p>{“humedad“:19,”temperatura25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794];[.B794];[.C794];[.D794];[.E794];[.F794];[.H794];[.I794];[.J794];[.K794];[.L794];[.M794];)" office:value-type="string" office:string-value="{“humedad“:27,”temperatura20,”radiación”:11}" calcext:value-type="string">
            <text:p>{“humedad“:27,”temperatura20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795];[.B795];[.C795];[.D795];[.E795];[.F795];[.H795];[.I795];[.J795];[.K795];[.L795];[.M795];)" office:value-type="string" office:string-value="{“humedad“:22,”temperatura12,”radiación”:12}" calcext:value-type="string">
            <text:p>{“humedad“:22,”temperatura12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796];[.B796];[.C796];[.D796];[.E796];[.F796];[.H796];[.I796];[.J796];[.K796];[.L796];[.M796];)" office:value-type="string" office:string-value="{“humedad“:29,”temperatura15,”radiación”:20}" calcext:value-type="string">
            <text:p>{“humedad“:29,”temperatura15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797];[.B797];[.C797];[.D797];[.E797];[.F797];[.H797];[.I797];[.J797];[.K797];[.L797];[.M797];)" office:value-type="string" office:string-value="{“humedad“:28,”temperatura14,”radiación”:12}" calcext:value-type="string">
            <text:p>{“humedad“:28,”temperatura14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798];[.B798];[.C798];[.D798];[.E798];[.F798];[.H798];[.I798];[.J798];[.K798];[.L798];[.M798];)" office:value-type="string" office:string-value="{“humedad“:23,”temperatura12,”radiación”:15}" calcext:value-type="string">
            <text:p>{“humedad“:23,”temperatura12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799];[.B799];[.C799];[.D799];[.E799];[.F799];[.H799];[.I799];[.J799];[.K799];[.L799];[.M799];)" office:value-type="string" office:string-value="{“humedad“:24,”temperatura17,”radiación”:20}" calcext:value-type="string">
            <text:p>{“humedad“:24,”temperatura17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800];[.B800];[.C800];[.D800];[.E800];[.F800];[.H800];[.I800];[.J800];[.K800];[.L800];[.M800];)" office:value-type="string" office:string-value="{“humedad“:10,”temperatura26,”radiación”:14}" calcext:value-type="string">
            <text:p>{“humedad“:10,”temperatura26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801];[.B801];[.C801];[.D801];[.E801];[.F801];[.H801];[.I801];[.J801];[.K801];[.L801];[.M801];)" office:value-type="string" office:string-value="{“humedad“:30,”temperatura29,”radiación”:13}" calcext:value-type="string">
            <text:p>{“humedad“:30,”temperatura29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802];[.B802];[.C802];[.D802];[.E802];[.F802];[.H802];[.I802];[.J802];[.K802];[.L802];[.M802];)" office:value-type="string" office:string-value="{“humedad“:23,”temperatura26,”radiación”:11}" calcext:value-type="string">
            <text:p>{“humedad“:23,”temperatura26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803];[.B803];[.C803];[.D803];[.E803];[.F803];[.H803];[.I803];[.J803];[.K803];[.L803];[.M803];)" office:value-type="string" office:string-value="{“humedad“:23,”temperatura12,”radiación”:14}" calcext:value-type="string">
            <text:p>{“humedad“:23,”temperatura12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804];[.B804];[.C804];[.D804];[.E804];[.F804];[.H804];[.I804];[.J804];[.K804];[.L804];[.M804];)" office:value-type="string" office:string-value="{“humedad“:30,”temperatura26,”radiación”:12}" calcext:value-type="string">
            <text:p>{“humedad“:30,”temperatura26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805];[.B805];[.C805];[.D805];[.E805];[.F805];[.H805];[.I805];[.J805];[.K805];[.L805];[.M805];)" office:value-type="string" office:string-value="{“humedad“:17,”temperatura26,”radiación”:14}" calcext:value-type="string">
            <text:p>{“humedad“:17,”temperatura26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806];[.B806];[.C806];[.D806];[.E806];[.F806];[.H806];[.I806];[.J806];[.K806];[.L806];[.M806];)" office:value-type="string" office:string-value="{“humedad“:28,”temperatura27,”radiación”:20}" calcext:value-type="string">
            <text:p>{“humedad“:28,”temperatura27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807];[.B807];[.C807];[.D807];[.E807];[.F807];[.H807];[.I807];[.J807];[.K807];[.L807];[.M807];)" office:value-type="string" office:string-value="{“humedad“:20,”temperatura27,”radiación”:10}" calcext:value-type="string">
            <text:p>{“humedad“:20,”temperatura27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808];[.B808];[.C808];[.D808];[.E808];[.F808];[.H808];[.I808];[.J808];[.K808];[.L808];[.M808];)" office:value-type="string" office:string-value="{“humedad“:15,”temperatura23,”radiación”:12}" calcext:value-type="string">
            <text:p>{“humedad“:15,”temperatura23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809];[.B809];[.C809];[.D809];[.E809];[.F809];[.H809];[.I809];[.J809];[.K809];[.L809];[.M809];)" office:value-type="string" office:string-value="{“humedad“:14,”temperatura20,”radiación”:12}" calcext:value-type="string">
            <text:p>{“humedad“:14,”temperatura20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810];[.B810];[.C810];[.D810];[.E810];[.F810];[.H810];[.I810];[.J810];[.K810];[.L810];[.M810];)" office:value-type="string" office:string-value="{“humedad“:10,”temperatura24,”radiación”:20}" calcext:value-type="string">
            <text:p>{“humedad“:10,”temperatura24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811];[.B811];[.C811];[.D811];[.E811];[.F811];[.H811];[.I811];[.J811];[.K811];[.L811];[.M811];)" office:value-type="string" office:string-value="{“humedad“:18,”temperatura13,”radiación”:15}" calcext:value-type="string">
            <text:p>{“humedad“:18,”temperatura13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812];[.B812];[.C812];[.D812];[.E812];[.F812];[.H812];[.I812];[.J812];[.K812];[.L812];[.M812];)" office:value-type="string" office:string-value="{“humedad“:21,”temperatura22,”radiación”:16}" calcext:value-type="string">
            <text:p>{“humedad“:21,”temperatura22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813];[.B813];[.C813];[.D813];[.E813];[.F813];[.H813];[.I813];[.J813];[.K813];[.L813];[.M813];)" office:value-type="string" office:string-value="{“humedad“:16,”temperatura27,”radiación”:10}" calcext:value-type="string">
            <text:p>{“humedad“:16,”temperatura27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814];[.B814];[.C814];[.D814];[.E814];[.F814];[.H814];[.I814];[.J814];[.K814];[.L814];[.M814];)" office:value-type="string" office:string-value="{“humedad“:17,”temperatura21,”radiación”:11}" calcext:value-type="string">
            <text:p>{“humedad“:17,”temperatura21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815];[.B815];[.C815];[.D815];[.E815];[.F815];[.H815];[.I815];[.J815];[.K815];[.L815];[.M815];)" office:value-type="string" office:string-value="{“humedad“:21,”temperatura21,”radiación”:13}" calcext:value-type="string">
            <text:p>{“humedad“:21,”temperatura21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816];[.B816];[.C816];[.D816];[.E816];[.F816];[.H816];[.I816];[.J816];[.K816];[.L816];[.M816];)" office:value-type="string" office:string-value="{“humedad“:27,”temperatura22,”radiación”:17}" calcext:value-type="string">
            <text:p>{“humedad“:27,”temperatura22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817];[.B817];[.C817];[.D817];[.E817];[.F817];[.H817];[.I817];[.J817];[.K817];[.L817];[.M817];)" office:value-type="string" office:string-value="{“humedad“:30,”temperatura17,”radiación”:10}" calcext:value-type="string">
            <text:p>{“humedad“:30,”temperatura17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818];[.B818];[.C818];[.D818];[.E818];[.F818];[.H818];[.I818];[.J818];[.K818];[.L818];[.M818];)" office:value-type="string" office:string-value="{“humedad“:23,”temperatura26,”radiación”:13}" calcext:value-type="string">
            <text:p>{“humedad“:23,”temperatura26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819];[.B819];[.C819];[.D819];[.E819];[.F819];[.H819];[.I819];[.J819];[.K819];[.L819];[.M819];)" office:value-type="string" office:string-value="{“humedad“:23,”temperatura17,”radiación”:14}" calcext:value-type="string">
            <text:p>{“humedad“:23,”temperatura17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820];[.B820];[.C820];[.D820];[.E820];[.F820];[.H820];[.I820];[.J820];[.K820];[.L820];[.M820];)" office:value-type="string" office:string-value="{“humedad“:22,”temperatura26,”radiación”:12}" calcext:value-type="string">
            <text:p>{“humedad“:22,”temperatura26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821];[.B821];[.C821];[.D821];[.E821];[.F821];[.H821];[.I821];[.J821];[.K821];[.L821];[.M821];)" office:value-type="string" office:string-value="{“humedad“:27,”temperatura17,”radiación”:17}" calcext:value-type="string">
            <text:p>{“humedad“:27,”temperatura17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822];[.B822];[.C822];[.D822];[.E822];[.F822];[.H822];[.I822];[.J822];[.K822];[.L822];[.M822];)" office:value-type="string" office:string-value="{“humedad“:11,”temperatura26,”radiación”:15}" calcext:value-type="string">
            <text:p>{“humedad“:11,”temperatura26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823];[.B823];[.C823];[.D823];[.E823];[.F823];[.H823];[.I823];[.J823];[.K823];[.L823];[.M823];)" office:value-type="string" office:string-value="{“humedad“:21,”temperatura23,”radiación”:10}" calcext:value-type="string">
            <text:p>{“humedad“:21,”temperatura23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824];[.B824];[.C824];[.D824];[.E824];[.F824];[.H824];[.I824];[.J824];[.K824];[.L824];[.M824];)" office:value-type="string" office:string-value="{“humedad“:21,”temperatura26,”radiación”:14}" calcext:value-type="string">
            <text:p>{“humedad“:21,”temperatura26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825];[.B825];[.C825];[.D825];[.E825];[.F825];[.H825];[.I825];[.J825];[.K825];[.L825];[.M825];)" office:value-type="string" office:string-value="{“humedad“:19,”temperatura12,”radiación”:15}" calcext:value-type="string">
            <text:p>{“humedad“:19,”temperatura12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826];[.B826];[.C826];[.D826];[.E826];[.F826];[.H826];[.I826];[.J826];[.K826];[.L826];[.M826];)" office:value-type="string" office:string-value="{“humedad“:26,”temperatura21,”radiación”:15}" calcext:value-type="string">
            <text:p>{“humedad“:26,”temperatura21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827];[.B827];[.C827];[.D827];[.E827];[.F827];[.H827];[.I827];[.J827];[.K827];[.L827];[.M827];)" office:value-type="string" office:string-value="{“humedad“:19,”temperatura10,”radiación”:17}" calcext:value-type="string">
            <text:p>{“humedad“:19,”temperatura10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828];[.B828];[.C828];[.D828];[.E828];[.F828];[.H828];[.I828];[.J828];[.K828];[.L828];[.M828];)" office:value-type="string" office:string-value="{“humedad“:20,”temperatura14,”radiación”:14}" calcext:value-type="string">
            <text:p>{“humedad“:20,”temperatura14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829];[.B829];[.C829];[.D829];[.E829];[.F829];[.H829];[.I829];[.J829];[.K829];[.L829];[.M829];)" office:value-type="string" office:string-value="{“humedad“:12,”temperatura20,”radiación”:15}" calcext:value-type="string">
            <text:p>{“humedad“:12,”temperatura20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830];[.B830];[.C830];[.D830];[.E830];[.F830];[.H830];[.I830];[.J830];[.K830];[.L830];[.M830];)" office:value-type="string" office:string-value="{“humedad“:29,”temperatura15,”radiación”:13}" calcext:value-type="string">
            <text:p>{“humedad“:29,”temperatura15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831];[.B831];[.C831];[.D831];[.E831];[.F831];[.H831];[.I831];[.J831];[.K831];[.L831];[.M831];)" office:value-type="string" office:string-value="{“humedad“:27,”temperatura10,”radiación”:15}" calcext:value-type="string">
            <text:p>{“humedad“:27,”temperatura10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832];[.B832];[.C832];[.D832];[.E832];[.F832];[.H832];[.I832];[.J832];[.K832];[.L832];[.M832];)" office:value-type="string" office:string-value="{“humedad“:10,”temperatura15,”radiación”:10}" calcext:value-type="string">
            <text:p>{“humedad“:10,”temperatura15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833];[.B833];[.C833];[.D833];[.E833];[.F833];[.H833];[.I833];[.J833];[.K833];[.L833];[.M833];)" office:value-type="string" office:string-value="{“humedad“:12,”temperatura15,”radiación”:16}" calcext:value-type="string">
            <text:p>{“humedad“:12,”temperatura15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834];[.B834];[.C834];[.D834];[.E834];[.F834];[.H834];[.I834];[.J834];[.K834];[.L834];[.M834];)" office:value-type="string" office:string-value="{“humedad“:27,”temperatura14,”radiación”:11}" calcext:value-type="string">
            <text:p>{“humedad“:27,”temperatura14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835];[.B835];[.C835];[.D835];[.E835];[.F835];[.H835];[.I835];[.J835];[.K835];[.L835];[.M835];)" office:value-type="string" office:string-value="{“humedad“:27,”temperatura14,”radiación”:18}" calcext:value-type="string">
            <text:p>{“humedad“:27,”temperatura14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836];[.B836];[.C836];[.D836];[.E836];[.F836];[.H836];[.I836];[.J836];[.K836];[.L836];[.M836];)" office:value-type="string" office:string-value="{“humedad“:19,”temperatura28,”radiación”:20}" calcext:value-type="string">
            <text:p>{“humedad“:19,”temperatura28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837];[.B837];[.C837];[.D837];[.E837];[.F837];[.H837];[.I837];[.J837];[.K837];[.L837];[.M837];)" office:value-type="string" office:string-value="{“humedad“:29,”temperatura24,”radiación”:16}" calcext:value-type="string">
            <text:p>{“humedad“:29,”temperatura24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838];[.B838];[.C838];[.D838];[.E838];[.F838];[.H838];[.I838];[.J838];[.K838];[.L838];[.M838];)" office:value-type="string" office:string-value="{“humedad“:27,”temperatura20,”radiación”:20}" calcext:value-type="string">
            <text:p>{“humedad“:27,”temperatura20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839];[.B839];[.C839];[.D839];[.E839];[.F839];[.H839];[.I839];[.J839];[.K839];[.L839];[.M839];)" office:value-type="string" office:string-value="{“humedad“:23,”temperatura22,”radiación”:15}" calcext:value-type="string">
            <text:p>{“humedad“:23,”temperatura22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840];[.B840];[.C840];[.D840];[.E840];[.F840];[.H840];[.I840];[.J840];[.K840];[.L840];[.M840];)" office:value-type="string" office:string-value="{“humedad“:13,”temperatura13,”radiación”:10}" calcext:value-type="string">
            <text:p>{“humedad“:13,”temperatura13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841];[.B841];[.C841];[.D841];[.E841];[.F841];[.H841];[.I841];[.J841];[.K841];[.L841];[.M841];)" office:value-type="string" office:string-value="{“humedad“:16,”temperatura19,”radiación”:16}" calcext:value-type="string">
            <text:p>{“humedad“:16,”temperatura19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842];[.B842];[.C842];[.D842];[.E842];[.F842];[.H842];[.I842];[.J842];[.K842];[.L842];[.M842];)" office:value-type="string" office:string-value="{“humedad“:13,”temperatura30,”radiación”:20}" calcext:value-type="string">
            <text:p>{“humedad“:13,”temperatura30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843];[.B843];[.C843];[.D843];[.E843];[.F843];[.H843];[.I843];[.J843];[.K843];[.L843];[.M843];)" office:value-type="string" office:string-value="{“humedad“:27,”temperatura28,”radiación”:18}" calcext:value-type="string">
            <text:p>{“humedad“:27,”temperatura28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844];[.B844];[.C844];[.D844];[.E844];[.F844];[.H844];[.I844];[.J844];[.K844];[.L844];[.M844];)" office:value-type="string" office:string-value="{“humedad“:25,”temperatura27,”radiación”:10}" calcext:value-type="string">
            <text:p>{“humedad“:25,”temperatura27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845];[.B845];[.C845];[.D845];[.E845];[.F845];[.H845];[.I845];[.J845];[.K845];[.L845];[.M845];)" office:value-type="string" office:string-value="{“humedad“:15,”temperatura19,”radiación”:10}" calcext:value-type="string">
            <text:p>{“humedad“:15,”temperatura19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846];[.B846];[.C846];[.D846];[.E846];[.F846];[.H846];[.I846];[.J846];[.K846];[.L846];[.M846];)" office:value-type="string" office:string-value="{“humedad“:13,”temperatura27,”radiación”:15}" calcext:value-type="string">
            <text:p>{“humedad“:13,”temperatura27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847];[.B847];[.C847];[.D847];[.E847];[.F847];[.H847];[.I847];[.J847];[.K847];[.L847];[.M847];)" office:value-type="string" office:string-value="{“humedad“:27,”temperatura20,”radiación”:10}" calcext:value-type="string">
            <text:p>{“humedad“:27,”temperatura20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848];[.B848];[.C848];[.D848];[.E848];[.F848];[.H848];[.I848];[.J848];[.K848];[.L848];[.M848];)" office:value-type="string" office:string-value="{“humedad“:11,”temperatura15,”radiación”:16}" calcext:value-type="string">
            <text:p>{“humedad“:11,”temperatura15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849];[.B849];[.C849];[.D849];[.E849];[.F849];[.H849];[.I849];[.J849];[.K849];[.L849];[.M849];)" office:value-type="string" office:string-value="{“humedad“:20,”temperatura16,”radiación”:19}" calcext:value-type="string">
            <text:p>{“humedad“:20,”temperatura16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850];[.B850];[.C850];[.D850];[.E850];[.F850];[.H850];[.I850];[.J850];[.K850];[.L850];[.M850];)" office:value-type="string" office:string-value="{“humedad“:26,”temperatura10,”radiación”:15}" calcext:value-type="string">
            <text:p>{“humedad“:26,”temperatura10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851];[.B851];[.C851];[.D851];[.E851];[.F851];[.H851];[.I851];[.J851];[.K851];[.L851];[.M851];)" office:value-type="string" office:string-value="{“humedad“:30,”temperatura16,”radiación”:12}" calcext:value-type="string">
            <text:p>{“humedad“:30,”temperatura16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852];[.B852];[.C852];[.D852];[.E852];[.F852];[.H852];[.I852];[.J852];[.K852];[.L852];[.M852];)" office:value-type="string" office:string-value="{“humedad“:10,”temperatura10,”radiación”:15}" calcext:value-type="string">
            <text:p>{“humedad“:10,”temperatura10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853];[.B853];[.C853];[.D853];[.E853];[.F853];[.H853];[.I853];[.J853];[.K853];[.L853];[.M853];)" office:value-type="string" office:string-value="{“humedad“:11,”temperatura27,”radiación”:16}" calcext:value-type="string">
            <text:p>{“humedad“:11,”temperatura27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854];[.B854];[.C854];[.D854];[.E854];[.F854];[.H854];[.I854];[.J854];[.K854];[.L854];[.M854];)" office:value-type="string" office:string-value="{“humedad“:15,”temperatura26,”radiación”:12}" calcext:value-type="string">
            <text:p>{“humedad“:15,”temperatura26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855];[.B855];[.C855];[.D855];[.E855];[.F855];[.H855];[.I855];[.J855];[.K855];[.L855];[.M855];)" office:value-type="string" office:string-value="{“humedad“:29,”temperatura22,”radiación”:13}" calcext:value-type="string">
            <text:p>{“humedad“:29,”temperatura22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856];[.B856];[.C856];[.D856];[.E856];[.F856];[.H856];[.I856];[.J856];[.K856];[.L856];[.M856];)" office:value-type="string" office:string-value="{“humedad“:28,”temperatura15,”radiación”:12}" calcext:value-type="string">
            <text:p>{“humedad“:28,”temperatura15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857];[.B857];[.C857];[.D857];[.E857];[.F857];[.H857];[.I857];[.J857];[.K857];[.L857];[.M857];)" office:value-type="string" office:string-value="{“humedad“:28,”temperatura29,”radiación”:10}" calcext:value-type="string">
            <text:p>{“humedad“:28,”temperatura29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858];[.B858];[.C858];[.D858];[.E858];[.F858];[.H858];[.I858];[.J858];[.K858];[.L858];[.M858];)" office:value-type="string" office:string-value="{“humedad“:12,”temperatura19,”radiación”:10}" calcext:value-type="string">
            <text:p>{“humedad“:12,”temperatura19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859];[.B859];[.C859];[.D859];[.E859];[.F859];[.H859];[.I859];[.J859];[.K859];[.L859];[.M859];)" office:value-type="string" office:string-value="{“humedad“:13,”temperatura20,”radiación”:15}" calcext:value-type="string">
            <text:p>{“humedad“:13,”temperatura20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860];[.B860];[.C860];[.D860];[.E860];[.F860];[.H860];[.I860];[.J860];[.K860];[.L860];[.M860];)" office:value-type="string" office:string-value="{“humedad“:14,”temperatura10,”radiación”:14}" calcext:value-type="string">
            <text:p>{“humedad“:14,”temperatura10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861];[.B861];[.C861];[.D861];[.E861];[.F861];[.H861];[.I861];[.J861];[.K861];[.L861];[.M861];)" office:value-type="string" office:string-value="{“humedad“:19,”temperatura19,”radiación”:18}" calcext:value-type="string">
            <text:p>{“humedad“:19,”temperatura19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862];[.B862];[.C862];[.D862];[.E862];[.F862];[.H862];[.I862];[.J862];[.K862];[.L862];[.M862];)" office:value-type="string" office:string-value="{“humedad“:24,”temperatura26,”radiación”:17}" calcext:value-type="string">
            <text:p>{“humedad“:24,”temperatura26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863];[.B863];[.C863];[.D863];[.E863];[.F863];[.H863];[.I863];[.J863];[.K863];[.L863];[.M863];)" office:value-type="string" office:string-value="{“humedad“:23,”temperatura13,”radiación”:18}" calcext:value-type="string">
            <text:p>{“humedad“:23,”temperatura13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864];[.B864];[.C864];[.D864];[.E864];[.F864];[.H864];[.I864];[.J864];[.K864];[.L864];[.M864];)" office:value-type="string" office:string-value="{“humedad“:29,”temperatura21,”radiación”:14}" calcext:value-type="string">
            <text:p>{“humedad“:29,”temperatura21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865];[.B865];[.C865];[.D865];[.E865];[.F865];[.H865];[.I865];[.J865];[.K865];[.L865];[.M865];)" office:value-type="string" office:string-value="{“humedad“:28,”temperatura25,”radiación”:18}" calcext:value-type="string">
            <text:p>{“humedad“:28,”temperatura25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866];[.B866];[.C866];[.D866];[.E866];[.F866];[.H866];[.I866];[.J866];[.K866];[.L866];[.M866];)" office:value-type="string" office:string-value="{“humedad“:11,”temperatura13,”radiación”:16}" calcext:value-type="string">
            <text:p>{“humedad“:11,”temperatura13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867];[.B867];[.C867];[.D867];[.E867];[.F867];[.H867];[.I867];[.J867];[.K867];[.L867];[.M867];)" office:value-type="string" office:string-value="{“humedad“:10,”temperatura18,”radiación”:10}" calcext:value-type="string">
            <text:p>{“humedad“:10,”temperatura18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868];[.B868];[.C868];[.D868];[.E868];[.F868];[.H868];[.I868];[.J868];[.K868];[.L868];[.M868];)" office:value-type="string" office:string-value="{“humedad“:13,”temperatura17,”radiación”:20}" calcext:value-type="string">
            <text:p>{“humedad“:13,”temperatura17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869];[.B869];[.C869];[.D869];[.E869];[.F869];[.H869];[.I869];[.J869];[.K869];[.L869];[.M869];)" office:value-type="string" office:string-value="{“humedad“:26,”temperatura11,”radiación”:14}" calcext:value-type="string">
            <text:p>{“humedad“:26,”temperatura11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870];[.B870];[.C870];[.D870];[.E870];[.F870];[.H870];[.I870];[.J870];[.K870];[.L870];[.M870];)" office:value-type="string" office:string-value="{“humedad“:20,”temperatura11,”radiación”:20}" calcext:value-type="string">
            <text:p>{“humedad“:20,”temperatura11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871];[.B871];[.C871];[.D871];[.E871];[.F871];[.H871];[.I871];[.J871];[.K871];[.L871];[.M871];)" office:value-type="string" office:string-value="{“humedad“:18,”temperatura30,”radiación”:12}" calcext:value-type="string">
            <text:p>{“humedad“:18,”temperatura30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872];[.B872];[.C872];[.D872];[.E872];[.F872];[.H872];[.I872];[.J872];[.K872];[.L872];[.M872];)" office:value-type="string" office:string-value="{“humedad“:25,”temperatura11,”radiación”:16}" calcext:value-type="string">
            <text:p>{“humedad“:25,”temperatura11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873];[.B873];[.C873];[.D873];[.E873];[.F873];[.H873];[.I873];[.J873];[.K873];[.L873];[.M873];)" office:value-type="string" office:string-value="{“humedad“:22,”temperatura18,”radiación”:19}" calcext:value-type="string">
            <text:p>{“humedad“:22,”temperatura18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874];[.B874];[.C874];[.D874];[.E874];[.F874];[.H874];[.I874];[.J874];[.K874];[.L874];[.M874];)" office:value-type="string" office:string-value="{“humedad“:21,”temperatura23,”radiación”:13}" calcext:value-type="string">
            <text:p>{“humedad“:21,”temperatura23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875];[.B875];[.C875];[.D875];[.E875];[.F875];[.H875];[.I875];[.J875];[.K875];[.L875];[.M875];)" office:value-type="string" office:string-value="{“humedad“:27,”temperatura19,”radiación”:12}" calcext:value-type="string">
            <text:p>{“humedad“:27,”temperatura19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876];[.B876];[.C876];[.D876];[.E876];[.F876];[.H876];[.I876];[.J876];[.K876];[.L876];[.M876];)" office:value-type="string" office:string-value="{“humedad“:26,”temperatura25,”radiación”:17}" calcext:value-type="string">
            <text:p>{“humedad“:26,”temperatura25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877];[.B877];[.C877];[.D877];[.E877];[.F877];[.H877];[.I877];[.J877];[.K877];[.L877];[.M877];)" office:value-type="string" office:string-value="{“humedad“:18,”temperatura24,”radiación”:12}" calcext:value-type="string">
            <text:p>{“humedad“:18,”temperatura24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878];[.B878];[.C878];[.D878];[.E878];[.F878];[.H878];[.I878];[.J878];[.K878];[.L878];[.M878];)" office:value-type="string" office:string-value="{“humedad“:14,”temperatura16,”radiación”:10}" calcext:value-type="string">
            <text:p>{“humedad“:14,”temperatura16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879];[.B879];[.C879];[.D879];[.E879];[.F879];[.H879];[.I879];[.J879];[.K879];[.L879];[.M879];)" office:value-type="string" office:string-value="{“humedad“:22,”temperatura28,”radiación”:14}" calcext:value-type="string">
            <text:p>{“humedad“:22,”temperatura28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880];[.B880];[.C880];[.D880];[.E880];[.F880];[.H880];[.I880];[.J880];[.K880];[.L880];[.M880];)" office:value-type="string" office:string-value="{“humedad“:12,”temperatura15,”radiación”:16}" calcext:value-type="string">
            <text:p>{“humedad“:12,”temperatura15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881];[.B881];[.C881];[.D881];[.E881];[.F881];[.H881];[.I881];[.J881];[.K881];[.L881];[.M881];)" office:value-type="string" office:string-value="{“humedad“:15,”temperatura27,”radiación”:11}" calcext:value-type="string">
            <text:p>{“humedad“:15,”temperatura27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882];[.B882];[.C882];[.D882];[.E882];[.F882];[.H882];[.I882];[.J882];[.K882];[.L882];[.M882];)" office:value-type="string" office:string-value="{“humedad“:16,”temperatura11,”radiación”:13}" calcext:value-type="string">
            <text:p>{“humedad“:16,”temperatura11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883];[.B883];[.C883];[.D883];[.E883];[.F883];[.H883];[.I883];[.J883];[.K883];[.L883];[.M883];)" office:value-type="string" office:string-value="{“humedad“:28,”temperatura16,”radiación”:18}" calcext:value-type="string">
            <text:p>{“humedad“:28,”temperatura16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884];[.B884];[.C884];[.D884];[.E884];[.F884];[.H884];[.I884];[.J884];[.K884];[.L884];[.M884];)" office:value-type="string" office:string-value="{“humedad“:12,”temperatura20,”radiación”:17}" calcext:value-type="string">
            <text:p>{“humedad“:12,”temperatura20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885];[.B885];[.C885];[.D885];[.E885];[.F885];[.H885];[.I885];[.J885];[.K885];[.L885];[.M885];)" office:value-type="string" office:string-value="{“humedad“:10,”temperatura29,”radiación”:19}" calcext:value-type="string">
            <text:p>{“humedad“:10,”temperatura29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886];[.B886];[.C886];[.D886];[.E886];[.F886];[.H886];[.I886];[.J886];[.K886];[.L886];[.M886];)" office:value-type="string" office:string-value="{“humedad“:28,”temperatura13,”radiación”:18}" calcext:value-type="string">
            <text:p>{“humedad“:28,”temperatura13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887];[.B887];[.C887];[.D887];[.E887];[.F887];[.H887];[.I887];[.J887];[.K887];[.L887];[.M887];)" office:value-type="string" office:string-value="{“humedad“:27,”temperatura10,”radiación”:18}" calcext:value-type="string">
            <text:p>{“humedad“:27,”temperatura10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888];[.B888];[.C888];[.D888];[.E888];[.F888];[.H888];[.I888];[.J888];[.K888];[.L888];[.M888];)" office:value-type="string" office:string-value="{“humedad“:28,”temperatura19,”radiación”:11}" calcext:value-type="string">
            <text:p>{“humedad“:28,”temperatura19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889];[.B889];[.C889];[.D889];[.E889];[.F889];[.H889];[.I889];[.J889];[.K889];[.L889];[.M889];)" office:value-type="string" office:string-value="{“humedad“:22,”temperatura10,”radiación”:19}" calcext:value-type="string">
            <text:p>{“humedad“:22,”temperatura10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890];[.B890];[.C890];[.D890];[.E890];[.F890];[.H890];[.I890];[.J890];[.K890];[.L890];[.M890];)" office:value-type="string" office:string-value="{“humedad“:29,”temperatura15,”radiación”:11}" calcext:value-type="string">
            <text:p>{“humedad“:29,”temperatura15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891];[.B891];[.C891];[.D891];[.E891];[.F891];[.H891];[.I891];[.J891];[.K891];[.L891];[.M891];)" office:value-type="string" office:string-value="{“humedad“:20,”temperatura28,”radiación”:17}" calcext:value-type="string">
            <text:p>{“humedad“:20,”temperatura28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892];[.B892];[.C892];[.D892];[.E892];[.F892];[.H892];[.I892];[.J892];[.K892];[.L892];[.M892];)" office:value-type="string" office:string-value="{“humedad“:28,”temperatura17,”radiación”:20}" calcext:value-type="string">
            <text:p>{“humedad“:28,”temperatura17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893];[.B893];[.C893];[.D893];[.E893];[.F893];[.H893];[.I893];[.J893];[.K893];[.L893];[.M893];)" office:value-type="string" office:string-value="{“humedad“:14,”temperatura16,”radiación”:12}" calcext:value-type="string">
            <text:p>{“humedad“:14,”temperatura16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894];[.B894];[.C894];[.D894];[.E894];[.F894];[.H894];[.I894];[.J894];[.K894];[.L894];[.M894];)" office:value-type="string" office:string-value="{“humedad“:11,”temperatura18,”radiación”:19}" calcext:value-type="string">
            <text:p>{“humedad“:11,”temperatura18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895];[.B895];[.C895];[.D895];[.E895];[.F895];[.H895];[.I895];[.J895];[.K895];[.L895];[.M895];)" office:value-type="string" office:string-value="{“humedad“:14,”temperatura29,”radiación”:18}" calcext:value-type="string">
            <text:p>{“humedad“:14,”temperatura29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896];[.B896];[.C896];[.D896];[.E896];[.F896];[.H896];[.I896];[.J896];[.K896];[.L896];[.M896];)" office:value-type="string" office:string-value="{“humedad“:17,”temperatura15,”radiación”:14}" calcext:value-type="string">
            <text:p>{“humedad“:17,”temperatura15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897];[.B897];[.C897];[.D897];[.E897];[.F897];[.H897];[.I897];[.J897];[.K897];[.L897];[.M897];)" office:value-type="string" office:string-value="{“humedad“:17,”temperatura16,”radiación”:16}" calcext:value-type="string">
            <text:p>{“humedad“:17,”temperatura16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898];[.B898];[.C898];[.D898];[.E898];[.F898];[.H898];[.I898];[.J898];[.K898];[.L898];[.M898];)" office:value-type="string" office:string-value="{“humedad“:24,”temperatura11,”radiación”:13}" calcext:value-type="string">
            <text:p>{“humedad“:24,”temperatura11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899];[.B899];[.C899];[.D899];[.E899];[.F899];[.H899];[.I899];[.J899];[.K899];[.L899];[.M899];)" office:value-type="string" office:string-value="{“humedad“:16,”temperatura24,”radiación”:16}" calcext:value-type="string">
            <text:p>{“humedad“:16,”temperatura24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900];[.B900];[.C900];[.D900];[.E900];[.F900];[.H900];[.I900];[.J900];[.K900];[.L900];[.M900];)" office:value-type="string" office:string-value="{“humedad“:18,”temperatura13,”radiación”:12}" calcext:value-type="string">
            <text:p>{“humedad“:18,”temperatura13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901];[.B901];[.C901];[.D901];[.E901];[.F901];[.H901];[.I901];[.J901];[.K901];[.L901];[.M901];)" office:value-type="string" office:string-value="{“humedad“:21,”temperatura21,”radiación”:15}" calcext:value-type="string">
            <text:p>{“humedad“:21,”temperatura21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902];[.B902];[.C902];[.D902];[.E902];[.F902];[.H902];[.I902];[.J902];[.K902];[.L902];[.M902];)" office:value-type="string" office:string-value="{“humedad“:15,”temperatura12,”radiación”:19}" calcext:value-type="string">
            <text:p>{“humedad“:15,”temperatura12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903];[.B903];[.C903];[.D903];[.E903];[.F903];[.H903];[.I903];[.J903];[.K903];[.L903];[.M903];)" office:value-type="string" office:string-value="{“humedad“:23,”temperatura22,”radiación”:13}" calcext:value-type="string">
            <text:p>{“humedad“:23,”temperatura22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904];[.B904];[.C904];[.D904];[.E904];[.F904];[.H904];[.I904];[.J904];[.K904];[.L904];[.M904];)" office:value-type="string" office:string-value="{“humedad“:17,”temperatura25,”radiación”:14}" calcext:value-type="string">
            <text:p>{“humedad“:17,”temperatura25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905];[.B905];[.C905];[.D905];[.E905];[.F905];[.H905];[.I905];[.J905];[.K905];[.L905];[.M905];)" office:value-type="string" office:string-value="{“humedad“:12,”temperatura25,”radiación”:20}" calcext:value-type="string">
            <text:p>{“humedad“:12,”temperatura25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906];[.B906];[.C906];[.D906];[.E906];[.F906];[.H906];[.I906];[.J906];[.K906];[.L906];[.M906];)" office:value-type="string" office:string-value="{“humedad“:22,”temperatura26,”radiación”:20}" calcext:value-type="string">
            <text:p>{“humedad“:22,”temperatura26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907];[.B907];[.C907];[.D907];[.E907];[.F907];[.H907];[.I907];[.J907];[.K907];[.L907];[.M907];)" office:value-type="string" office:string-value="{“humedad“:14,”temperatura12,”radiación”:18}" calcext:value-type="string">
            <text:p>{“humedad“:14,”temperatura12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908];[.B908];[.C908];[.D908];[.E908];[.F908];[.H908];[.I908];[.J908];[.K908];[.L908];[.M908];)" office:value-type="string" office:string-value="{“humedad“:20,”temperatura13,”radiación”:17}" calcext:value-type="string">
            <text:p>{“humedad“:20,”temperatura13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909];[.B909];[.C909];[.D909];[.E909];[.F909];[.H909];[.I909];[.J909];[.K909];[.L909];[.M909];)" office:value-type="string" office:string-value="{“humedad“:29,”temperatura11,”radiación”:13}" calcext:value-type="string">
            <text:p>{“humedad“:29,”temperatura11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910];[.B910];[.C910];[.D910];[.E910];[.F910];[.H910];[.I910];[.J910];[.K910];[.L910];[.M910];)" office:value-type="string" office:string-value="{“humedad“:29,”temperatura26,”radiación”:10}" calcext:value-type="string">
            <text:p>{“humedad“:29,”temperatura26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911];[.B911];[.C911];[.D911];[.E911];[.F911];[.H911];[.I911];[.J911];[.K911];[.L911];[.M911];)" office:value-type="string" office:string-value="{“humedad“:20,”temperatura23,”radiación”:16}" calcext:value-type="string">
            <text:p>{“humedad“:20,”temperatura23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912];[.B912];[.C912];[.D912];[.E912];[.F912];[.H912];[.I912];[.J912];[.K912];[.L912];[.M912];)" office:value-type="string" office:string-value="{“humedad“:23,”temperatura14,”radiación”:13}" calcext:value-type="string">
            <text:p>{“humedad“:23,”temperatura14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913];[.B913];[.C913];[.D913];[.E913];[.F913];[.H913];[.I913];[.J913];[.K913];[.L913];[.M913];)" office:value-type="string" office:string-value="{“humedad“:28,”temperatura27,”radiación”:16}" calcext:value-type="string">
            <text:p>{“humedad“:28,”temperatura27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914];[.B914];[.C914];[.D914];[.E914];[.F914];[.H914];[.I914];[.J914];[.K914];[.L914];[.M914];)" office:value-type="string" office:string-value="{“humedad“:24,”temperatura28,”radiación”:19}" calcext:value-type="string">
            <text:p>{“humedad“:24,”temperatura28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915];[.B915];[.C915];[.D915];[.E915];[.F915];[.H915];[.I915];[.J915];[.K915];[.L915];[.M915];)" office:value-type="string" office:string-value="{“humedad“:27,”temperatura13,”radiación”:20}" calcext:value-type="string">
            <text:p>{“humedad“:27,”temperatura13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916];[.B916];[.C916];[.D916];[.E916];[.F916];[.H916];[.I916];[.J916];[.K916];[.L916];[.M916];)" office:value-type="string" office:string-value="{“humedad“:27,”temperatura28,”radiación”:10}" calcext:value-type="string">
            <text:p>{“humedad“:27,”temperatura28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917];[.B917];[.C917];[.D917];[.E917];[.F917];[.H917];[.I917];[.J917];[.K917];[.L917];[.M917];)" office:value-type="string" office:string-value="{“humedad“:23,”temperatura29,”radiación”:12}" calcext:value-type="string">
            <text:p>{“humedad“:23,”temperatura29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918];[.B918];[.C918];[.D918];[.E918];[.F918];[.H918];[.I918];[.J918];[.K918];[.L918];[.M918];)" office:value-type="string" office:string-value="{“humedad“:16,”temperatura20,”radiación”:18}" calcext:value-type="string">
            <text:p>{“humedad“:16,”temperatura20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919];[.B919];[.C919];[.D919];[.E919];[.F919];[.H919];[.I919];[.J919];[.K919];[.L919];[.M919];)" office:value-type="string" office:string-value="{“humedad“:27,”temperatura22,”radiación”:16}" calcext:value-type="string">
            <text:p>{“humedad“:27,”temperatura22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920];[.B920];[.C920];[.D920];[.E920];[.F920];[.H920];[.I920];[.J920];[.K920];[.L920];[.M920];)" office:value-type="string" office:string-value="{“humedad“:29,”temperatura13,”radiación”:20}" calcext:value-type="string">
            <text:p>{“humedad“:29,”temperatura13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921];[.B921];[.C921];[.D921];[.E921];[.F921];[.H921];[.I921];[.J921];[.K921];[.L921];[.M921];)" office:value-type="string" office:string-value="{“humedad“:21,”temperatura28,”radiación”:17}" calcext:value-type="string">
            <text:p>{“humedad“:21,”temperatura28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922];[.B922];[.C922];[.D922];[.E922];[.F922];[.H922];[.I922];[.J922];[.K922];[.L922];[.M922];)" office:value-type="string" office:string-value="{“humedad“:24,”temperatura24,”radiación”:15}" calcext:value-type="string">
            <text:p>{“humedad“:24,”temperatura24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923];[.B923];[.C923];[.D923];[.E923];[.F923];[.H923];[.I923];[.J923];[.K923];[.L923];[.M923];)" office:value-type="string" office:string-value="{“humedad“:23,”temperatura10,”radiación”:17}" calcext:value-type="string">
            <text:p>{“humedad“:23,”temperatura10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924];[.B924];[.C924];[.D924];[.E924];[.F924];[.H924];[.I924];[.J924];[.K924];[.L924];[.M924];)" office:value-type="string" office:string-value="{“humedad“:20,”temperatura25,”radiación”:16}" calcext:value-type="string">
            <text:p>{“humedad“:20,”temperatura25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925];[.B925];[.C925];[.D925];[.E925];[.F925];[.H925];[.I925];[.J925];[.K925];[.L925];[.M925];)" office:value-type="string" office:string-value="{“humedad“:14,”temperatura29,”radiación”:12}" calcext:value-type="string">
            <text:p>{“humedad“:14,”temperatura29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926];[.B926];[.C926];[.D926];[.E926];[.F926];[.H926];[.I926];[.J926];[.K926];[.L926];[.M926];)" office:value-type="string" office:string-value="{“humedad“:29,”temperatura23,”radiación”:19}" calcext:value-type="string">
            <text:p>{“humedad“:29,”temperatura23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927];[.B927];[.C927];[.D927];[.E927];[.F927];[.H927];[.I927];[.J927];[.K927];[.L927];[.M927];)" office:value-type="string" office:string-value="{“humedad“:24,”temperatura18,”radiación”:16}" calcext:value-type="string">
            <text:p>{“humedad“:24,”temperatura18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928];[.B928];[.C928];[.D928];[.E928];[.F928];[.H928];[.I928];[.J928];[.K928];[.L928];[.M928];)" office:value-type="string" office:string-value="{“humedad“:24,”temperatura16,”radiación”:17}" calcext:value-type="string">
            <text:p>{“humedad“:24,”temperatura16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929];[.B929];[.C929];[.D929];[.E929];[.F929];[.H929];[.I929];[.J929];[.K929];[.L929];[.M929];)" office:value-type="string" office:string-value="{“humedad“:20,”temperatura18,”radiación”:10}" calcext:value-type="string">
            <text:p>{“humedad“:20,”temperatura18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930];[.B930];[.C930];[.D930];[.E930];[.F930];[.H930];[.I930];[.J930];[.K930];[.L930];[.M930];)" office:value-type="string" office:string-value="{“humedad“:29,”temperatura22,”radiación”:16}" calcext:value-type="string">
            <text:p>{“humedad“:29,”temperatura22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931];[.B931];[.C931];[.D931];[.E931];[.F931];[.H931];[.I931];[.J931];[.K931];[.L931];[.M931];)" office:value-type="string" office:string-value="{“humedad“:20,”temperatura30,”radiación”:13}" calcext:value-type="string">
            <text:p>{“humedad“:20,”temperatura30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932];[.B932];[.C932];[.D932];[.E932];[.F932];[.H932];[.I932];[.J932];[.K932];[.L932];[.M932];)" office:value-type="string" office:string-value="{“humedad“:16,”temperatura29,”radiación”:17}" calcext:value-type="string">
            <text:p>{“humedad“:16,”temperatura29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933];[.B933];[.C933];[.D933];[.E933];[.F933];[.H933];[.I933];[.J933];[.K933];[.L933];[.M933];)" office:value-type="string" office:string-value="{“humedad“:28,”temperatura20,”radiación”:10}" calcext:value-type="string">
            <text:p>{“humedad“:28,”temperatura20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934];[.B934];[.C934];[.D934];[.E934];[.F934];[.H934];[.I934];[.J934];[.K934];[.L934];[.M934];)" office:value-type="string" office:string-value="{“humedad“:28,”temperatura21,”radiación”:14}" calcext:value-type="string">
            <text:p>{“humedad“:28,”temperatura21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935];[.B935];[.C935];[.D935];[.E935];[.F935];[.H935];[.I935];[.J935];[.K935];[.L935];[.M935];)" office:value-type="string" office:string-value="{“humedad“:12,”temperatura17,”radiación”:15}" calcext:value-type="string">
            <text:p>{“humedad“:12,”temperatura17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936];[.B936];[.C936];[.D936];[.E936];[.F936];[.H936];[.I936];[.J936];[.K936];[.L936];[.M936];)" office:value-type="string" office:string-value="{“humedad“:11,”temperatura15,”radiación”:12}" calcext:value-type="string">
            <text:p>{“humedad“:11,”temperatura15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937];[.B937];[.C937];[.D937];[.E937];[.F937];[.H937];[.I937];[.J937];[.K937];[.L937];[.M937];)" office:value-type="string" office:string-value="{“humedad“:22,”temperatura10,”radiación”:20}" calcext:value-type="string">
            <text:p>{“humedad“:22,”temperatura10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938];[.B938];[.C938];[.D938];[.E938];[.F938];[.H938];[.I938];[.J938];[.K938];[.L938];[.M938];)" office:value-type="string" office:string-value="{“humedad“:17,”temperatura22,”radiación”:10}" calcext:value-type="string">
            <text:p>{“humedad“:17,”temperatura22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939];[.B939];[.C939];[.D939];[.E939];[.F939];[.H939];[.I939];[.J939];[.K939];[.L939];[.M939];)" office:value-type="string" office:string-value="{“humedad“:23,”temperatura15,”radiación”:16}" calcext:value-type="string">
            <text:p>{“humedad“:23,”temperatura15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940];[.B940];[.C940];[.D940];[.E940];[.F940];[.H940];[.I940];[.J940];[.K940];[.L940];[.M940];)" office:value-type="string" office:string-value="{“humedad“:19,”temperatura28,”radiación”:18}" calcext:value-type="string">
            <text:p>{“humedad“:19,”temperatura28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941];[.B941];[.C941];[.D941];[.E941];[.F941];[.H941];[.I941];[.J941];[.K941];[.L941];[.M941];)" office:value-type="string" office:string-value="{“humedad“:21,”temperatura23,”radiación”:17}" calcext:value-type="string">
            <text:p>{“humedad“:21,”temperatura23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942];[.B942];[.C942];[.D942];[.E942];[.F942];[.H942];[.I942];[.J942];[.K942];[.L942];[.M942];)" office:value-type="string" office:string-value="{“humedad“:27,”temperatura28,”radiación”:20}" calcext:value-type="string">
            <text:p>{“humedad“:27,”temperatura28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943];[.B943];[.C943];[.D943];[.E943];[.F943];[.H943];[.I943];[.J943];[.K943];[.L943];[.M943];)" office:value-type="string" office:string-value="{“humedad“:28,”temperatura11,”radiación”:17}" calcext:value-type="string">
            <text:p>{“humedad“:28,”temperatura11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944];[.B944];[.C944];[.D944];[.E944];[.F944];[.H944];[.I944];[.J944];[.K944];[.L944];[.M944];)" office:value-type="string" office:string-value="{“humedad“:29,”temperatura28,”radiación”:16}" calcext:value-type="string">
            <text:p>{“humedad“:29,”temperatura28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945];[.B945];[.C945];[.D945];[.E945];[.F945];[.H945];[.I945];[.J945];[.K945];[.L945];[.M945];)" office:value-type="string" office:string-value="{“humedad“:19,”temperatura22,”radiación”:13}" calcext:value-type="string">
            <text:p>{“humedad“:19,”temperatura22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946];[.B946];[.C946];[.D946];[.E946];[.F946];[.H946];[.I946];[.J946];[.K946];[.L946];[.M946];)" office:value-type="string" office:string-value="{“humedad“:18,”temperatura16,”radiación”:11}" calcext:value-type="string">
            <text:p>{“humedad“:18,”temperatura16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947];[.B947];[.C947];[.D947];[.E947];[.F947];[.H947];[.I947];[.J947];[.K947];[.L947];[.M947];)" office:value-type="string" office:string-value="{“humedad“:30,”temperatura21,”radiación”:13}" calcext:value-type="string">
            <text:p>{“humedad“:30,”temperatura21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948];[.B948];[.C948];[.D948];[.E948];[.F948];[.H948];[.I948];[.J948];[.K948];[.L948];[.M948];)" office:value-type="string" office:string-value="{“humedad“:28,”temperatura12,”radiación”:20}" calcext:value-type="string">
            <text:p>{“humedad“:28,”temperatura12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949];[.B949];[.C949];[.D949];[.E949];[.F949];[.H949];[.I949];[.J949];[.K949];[.L949];[.M949];)" office:value-type="string" office:string-value="{“humedad“:19,”temperatura25,”radiación”:13}" calcext:value-type="string">
            <text:p>{“humedad“:19,”temperatura25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950];[.B950];[.C950];[.D950];[.E950];[.F950];[.H950];[.I950];[.J950];[.K950];[.L950];[.M950];)" office:value-type="string" office:string-value="{“humedad“:18,”temperatura21,”radiación”:11}" calcext:value-type="string">
            <text:p>{“humedad“:18,”temperatura21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951];[.B951];[.C951];[.D951];[.E951];[.F951];[.H951];[.I951];[.J951];[.K951];[.L951];[.M951];)" office:value-type="string" office:string-value="{“humedad“:17,”temperatura29,”radiación”:12}" calcext:value-type="string">
            <text:p>{“humedad“:17,”temperatura29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952];[.B952];[.C952];[.D952];[.E952];[.F952];[.H952];[.I952];[.J952];[.K952];[.L952];[.M952];)" office:value-type="string" office:string-value="{“humedad“:20,”temperatura24,”radiación”:12}" calcext:value-type="string">
            <text:p>{“humedad“:20,”temperatura24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953];[.B953];[.C953];[.D953];[.E953];[.F953];[.H953];[.I953];[.J953];[.K953];[.L953];[.M953];)" office:value-type="string" office:string-value="{“humedad“:22,”temperatura30,”radiación”:17}" calcext:value-type="string">
            <text:p>{“humedad“:22,”temperatura30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3" calcext:value-type="float">
            <text:p>2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954];[.B954];[.C954];[.D954];[.E954];[.F954];[.H954];[.I954];[.J954];[.K954];[.L954];[.M954];)" office:value-type="string" office:string-value="{“humedad“:23,”temperatura10,”radiación”:17}" calcext:value-type="string">
            <text:p>{“humedad“:23,”temperatura10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955];[.B955];[.C955];[.D955];[.E955];[.F955];[.H955];[.I955];[.J955];[.K955];[.L955];[.M955];)" office:value-type="string" office:string-value="{“humedad“:29,”temperatura22,”radiación”:20}" calcext:value-type="string">
            <text:p>{“humedad“:29,”temperatura22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956];[.B956];[.C956];[.D956];[.E956];[.F956];[.H956];[.I956];[.J956];[.K956];[.L956];[.M956];)" office:value-type="string" office:string-value="{“humedad“:12,”temperatura29,”radiación”:15}" calcext:value-type="string">
            <text:p>{“humedad“:12,”temperatura29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957];[.B957];[.C957];[.D957];[.E957];[.F957];[.H957];[.I957];[.J957];[.K957];[.L957];[.M957];)" office:value-type="string" office:string-value="{“humedad“:22,”temperatura28,”radiación”:14}" calcext:value-type="string">
            <text:p>{“humedad“:22,”temperatura28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958];[.B958];[.C958];[.D958];[.E958];[.F958];[.H958];[.I958];[.J958];[.K958];[.L958];[.M958];)" office:value-type="string" office:string-value="{“humedad“:12,”temperatura19,”radiación”:13}" calcext:value-type="string">
            <text:p>{“humedad“:12,”temperatura19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959];[.B959];[.C959];[.D959];[.E959];[.F959];[.H959];[.I959];[.J959];[.K959];[.L959];[.M959];)" office:value-type="string" office:string-value="{“humedad“:11,”temperatura15,”radiación”:18}" calcext:value-type="string">
            <text:p>{“humedad“:11,”temperatura15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960];[.B960];[.C960];[.D960];[.E960];[.F960];[.H960];[.I960];[.J960];[.K960];[.L960];[.M960];)" office:value-type="string" office:string-value="{“humedad“:17,”temperatura26,”radiación”:11}" calcext:value-type="string">
            <text:p>{“humedad“:17,”temperatura26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961];[.B961];[.C961];[.D961];[.E961];[.F961];[.H961];[.I961];[.J961];[.K961];[.L961];[.M961];)" office:value-type="string" office:string-value="{“humedad“:11,”temperatura25,”radiación”:16}" calcext:value-type="string">
            <text:p>{“humedad“:11,”temperatura25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962];[.B962];[.C962];[.D962];[.E962];[.F962];[.H962];[.I962];[.J962];[.K962];[.L962];[.M962];)" office:value-type="string" office:string-value="{“humedad“:27,”temperatura13,”radiación”:12}" calcext:value-type="string">
            <text:p>{“humedad“:27,”temperatura13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963];[.B963];[.C963];[.D963];[.E963];[.F963];[.H963];[.I963];[.J963];[.K963];[.L963];[.M963];)" office:value-type="string" office:string-value="{“humedad“:26,”temperatura27,”radiación”:11}" calcext:value-type="string">
            <text:p>{“humedad“:26,”temperatura27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964];[.B964];[.C964];[.D964];[.E964];[.F964];[.H964];[.I964];[.J964];[.K964];[.L964];[.M964];)" office:value-type="string" office:string-value="{“humedad“:15,”temperatura17,”radiación”:12}" calcext:value-type="string">
            <text:p>{“humedad“:15,”temperatura17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965];[.B965];[.C965];[.D965];[.E965];[.F965];[.H965];[.I965];[.J965];[.K965];[.L965];[.M965];)" office:value-type="string" office:string-value="{“humedad“:26,”temperatura18,”radiación”:13}" calcext:value-type="string">
            <text:p>{“humedad“:26,”temperatura18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966];[.B966];[.C966];[.D966];[.E966];[.F966];[.H966];[.I966];[.J966];[.K966];[.L966];[.M966];)" office:value-type="string" office:string-value="{“humedad“:30,”temperatura18,”radiación”:12}" calcext:value-type="string">
            <text:p>{“humedad“:30,”temperatura18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967];[.B967];[.C967];[.D967];[.E967];[.F967];[.H967];[.I967];[.J967];[.K967];[.L967];[.M967];)" office:value-type="string" office:string-value="{“humedad“:19,”temperatura17,”radiación”:13}" calcext:value-type="string">
            <text:p>{“humedad“:19,”temperatura17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968];[.B968];[.C968];[.D968];[.E968];[.F968];[.H968];[.I968];[.J968];[.K968];[.L968];[.M968];)" office:value-type="string" office:string-value="{“humedad“:18,”temperatura19,”radiación”:19}" calcext:value-type="string">
            <text:p>{“humedad“:18,”temperatura19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969];[.B969];[.C969];[.D969];[.E969];[.F969];[.H969];[.I969];[.J969];[.K969];[.L969];[.M969];)" office:value-type="string" office:string-value="{“humedad“:15,”temperatura22,”radiación”:15}" calcext:value-type="string">
            <text:p>{“humedad“:15,”temperatura22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970];[.B970];[.C970];[.D970];[.E970];[.F970];[.H970];[.I970];[.J970];[.K970];[.L970];[.M970];)" office:value-type="string" office:string-value="{“humedad“:10,”temperatura26,”radiación”:14}" calcext:value-type="string">
            <text:p>{“humedad“:10,”temperatura26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971];[.B971];[.C971];[.D971];[.E971];[.F971];[.H971];[.I971];[.J971];[.K971];[.L971];[.M971];)" office:value-type="string" office:string-value="{“humedad“:29,”temperatura10,”radiación”:12}" calcext:value-type="string">
            <text:p>{“humedad“:29,”temperatura10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972];[.B972];[.C972];[.D972];[.E972];[.F972];[.H972];[.I972];[.J972];[.K972];[.L972];[.M972];)" office:value-type="string" office:string-value="{“humedad“:16,”temperatura14,”radiación”:10}" calcext:value-type="string">
            <text:p>{“humedad“:16,”temperatura14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973];[.B973];[.C973];[.D973];[.E973];[.F973];[.H973];[.I973];[.J973];[.K973];[.L973];[.M973];)" office:value-type="string" office:string-value="{“humedad“:30,”temperatura10,”radiación”:11}" calcext:value-type="string">
            <text:p>{“humedad“:30,”temperatura10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974];[.B974];[.C974];[.D974];[.E974];[.F974];[.H974];[.I974];[.J974];[.K974];[.L974];[.M974];)" office:value-type="string" office:string-value="{“humedad“:17,”temperatura15,”radiación”:17}" calcext:value-type="string">
            <text:p>{“humedad“:17,”temperatura15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975];[.B975];[.C975];[.D975];[.E975];[.F975];[.H975];[.I975];[.J975];[.K975];[.L975];[.M975];)" office:value-type="string" office:string-value="{“humedad“:22,”temperatura18,”radiación”:20}" calcext:value-type="string">
            <text:p>{“humedad“:22,”temperatura18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976];[.B976];[.C976];[.D976];[.E976];[.F976];[.H976];[.I976];[.J976];[.K976];[.L976];[.M976];)" office:value-type="string" office:string-value="{“humedad“:30,”temperatura13,”radiación”:11}" calcext:value-type="string">
            <text:p>{“humedad“:30,”temperatura13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977];[.B977];[.C977];[.D977];[.E977];[.F977];[.H977];[.I977];[.J977];[.K977];[.L977];[.M977];)" office:value-type="string" office:string-value="{“humedad“:28,”temperatura19,”radiación”:16}" calcext:value-type="string">
            <text:p>{“humedad“:28,”temperatura19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formula="of:=CONCATENATE([.A978];[.B978];[.C978];[.D978];[.E978];[.F978];[.H978];[.I978];[.J978];[.K978];[.L978];[.M978];)" office:value-type="string" office:string-value="{“humedad“:19,”temperatura24,”radiación”:15}" calcext:value-type="string">
            <text:p>{“humedad“:19,”temperatura24,”radiación”:15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6" calcext:value-type="float">
            <text:p>1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979];[.B979];[.C979];[.D979];[.E979];[.F979];[.H979];[.I979];[.J979];[.K979];[.L979];[.M979];)" office:value-type="string" office:string-value="{“humedad“:30,”temperatura16,”radiación”:13}" calcext:value-type="string">
            <text:p>{“humedad“:30,”temperatura16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980];[.B980];[.C980];[.D980];[.E980];[.F980];[.H980];[.I980];[.J980];[.K980];[.L980];[.M980];)" office:value-type="string" office:string-value="{“humedad“:30,”temperatura27,”radiación”:20}" calcext:value-type="string">
            <text:p>{“humedad“:30,”temperatura27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981];[.B981];[.C981];[.D981];[.E981];[.F981];[.H981];[.I981];[.J981];[.K981];[.L981];[.M981];)" office:value-type="string" office:string-value="{“humedad“:19,”temperatura25,”radiación”:14}" calcext:value-type="string">
            <text:p>{“humedad“:19,”temperatura25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982];[.B982];[.C982];[.D982];[.E982];[.F982];[.H982];[.I982];[.J982];[.K982];[.L982];[.M982];)" office:value-type="string" office:string-value="{“humedad“:17,”temperatura30,”radiación”:11}" calcext:value-type="string">
            <text:p>{“humedad“:17,”temperatura30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983];[.B983];[.C983];[.D983];[.E983];[.F983];[.H983];[.I983];[.J983];[.K983];[.L983];[.M983];)" office:value-type="string" office:string-value="{“humedad“:20,”temperatura27,”radiación”:16}" calcext:value-type="string">
            <text:p>{“humedad“:20,”temperatura27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0" calcext:value-type="float">
            <text:p>1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table:formula="of:=CONCATENATE([.A984];[.B984];[.C984];[.D984];[.E984];[.F984];[.H984];[.I984];[.J984];[.K984];[.L984];[.M984];)" office:value-type="string" office:string-value="{“humedad“:14,”temperatura10,”radiación”:16}" calcext:value-type="string">
            <text:p>{“humedad“:14,”temperatura10,”radiación”:16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8" calcext:value-type="float">
            <text:p>1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7" calcext:value-type="float">
            <text:p>2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table:formula="of:=CONCATENATE([.A985];[.B985];[.C985];[.D985];[.E985];[.F985];[.H985];[.I985];[.J985];[.K985];[.L985];[.M985];)" office:value-type="string" office:string-value="{“humedad“:18,”temperatura27,”radiación”:18}" calcext:value-type="string">
            <text:p>{“humedad“:18,”temperatura27,”radiación”:18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3" calcext:value-type="float">
            <text:p>13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986];[.B986];[.C986];[.D986];[.E986];[.F986];[.H986];[.I986];[.J986];[.K986];[.L986];[.M986];)" office:value-type="string" office:string-value="{“humedad“:17,”temperatura13,”radiación”:13}" calcext:value-type="string">
            <text:p>{“humedad“:17,”temperatura13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987];[.B987];[.C987];[.D987];[.E987];[.F987];[.H987];[.I987];[.J987];[.K987];[.L987];[.M987];)" office:value-type="string" office:string-value="{“humedad“:11,”temperatura17,”radiación”:14}" calcext:value-type="string">
            <text:p>{“humedad“:11,”temperatura17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1" calcext:value-type="float">
            <text:p>1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2" calcext:value-type="float">
            <text:p>1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988];[.B988];[.C988];[.D988];[.E988];[.F988];[.H988];[.I988];[.J988];[.K988];[.L988];[.M988];)" office:value-type="string" office:string-value="{“humedad“:11,”temperatura12,”radiación”:12}" calcext:value-type="string">
            <text:p>{“humedad“:11,”temperatura12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NCATENATE([.A989];[.B989];[.C989];[.D989];[.E989];[.F989];[.H989];[.I989];[.J989];[.K989];[.L989];[.M989];)" office:value-type="string" office:string-value="{“humedad“:15,”temperatura26,”radiación”:11}" calcext:value-type="string">
            <text:p>{“humedad“:15,”temperatura26,”radiación”:11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table:formula="of:=CONCATENATE([.A990];[.B990];[.C990];[.D990];[.E990];[.F990];[.H990];[.I990];[.J990];[.K990];[.L990];[.M990];)" office:value-type="string" office:string-value="{“humedad“:21,”temperatura14,”radiación”:20}" calcext:value-type="string">
            <text:p>{“humedad“:21,”temperatura14,”radiación”:2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9" calcext:value-type="float">
            <text:p>2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NCATENATE([.A991];[.B991];[.C991];[.D991];[.E991];[.F991];[.H991];[.I991];[.J991];[.K991];[.L991];[.M991];)" office:value-type="string" office:string-value="{“humedad“:19,”temperatura29,”radiación”:12}" calcext:value-type="string">
            <text:p>{“humedad“:19,”temperatura29,”radiación”:12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992];[.B992];[.C992];[.D992];[.E992];[.F992];[.H992];[.I992];[.J992];[.K992];[.L992];[.M992];)" office:value-type="string" office:string-value="{“humedad“:20,”temperatura17,”radiación”:10}" calcext:value-type="string">
            <text:p>{“humedad“:20,”temperatura17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5" calcext:value-type="float">
            <text:p>2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8" calcext:value-type="float">
            <text:p>28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993];[.B993];[.C993];[.D993];[.E993];[.F993];[.H993];[.I993];[.J993];[.K993];[.L993];[.M993];)" office:value-type="string" office:string-value="{“humedad“:25,”temperatura28,”radiación”:14}" calcext:value-type="string">
            <text:p>{“humedad“:25,”temperatura28,”radiación”:14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2" calcext:value-type="float">
            <text:p>22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994];[.B994];[.C994];[.D994];[.E994];[.F994];[.H994];[.I994];[.J994];[.K994];[.L994];[.M994];)" office:value-type="string" office:string-value="{“humedad“:22,”temperatura15,”radiación”:13}" calcext:value-type="string">
            <text:p>{“humedad“:22,”temperatura15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6" calcext:value-type="float">
            <text:p>26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995];[.B995];[.C995];[.D995];[.E995];[.F995];[.H995];[.I995];[.J995];[.K995];[.L995];[.M995];)" office:value-type="string" office:string-value="{“humedad“:26,”temperatura15,”radiación”:10}" calcext:value-type="string">
            <text:p>{“humedad“:26,”temperatura15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4" calcext:value-type="float">
            <text:p>1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20" calcext:value-type="float">
            <text:p>2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NCATENATE([.A996];[.B996];[.C996];[.D996];[.E996];[.F996];[.H996];[.I996];[.J996];[.K996];[.L996];[.M996];)" office:value-type="string" office:string-value="{“humedad“:14,”temperatura20,”radiación”:19}" calcext:value-type="string">
            <text:p>{“humedad“:14,”temperatura20,”radiación”:19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1" calcext:value-type="float">
            <text:p>21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5" calcext:value-type="float">
            <text:p>15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table:formula="of:=CONCATENATE([.A997];[.B997];[.C997];[.D997];[.E997];[.F997];[.H997];[.I997];[.J997];[.K997];[.L997];[.M997];)" office:value-type="string" office:string-value="{“humedad“:21,”temperatura15,”radiación”:17}" calcext:value-type="string">
            <text:p>{“humedad“:21,”temperatura15,”radiación”:17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24" calcext:value-type="float">
            <text:p>24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formula="of:=CONCATENATE([.A998];[.B998];[.C998];[.D998];[.E998];[.F998];[.H998];[.I998];[.J998];[.K998];[.L998];[.M998];)" office:value-type="string" office:string-value="{“humedad“:24,”temperatura17,”radiación”:13}" calcext:value-type="string">
            <text:p>{“humedad“:24,”temperatura17,”radiación”:13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19" calcext:value-type="float">
            <text:p>19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NCATENATE([.A999];[.B999];[.C999];[.D999];[.E999];[.F999];[.H999];[.I999];[.J999];[.K999];[.L999];[.M999];)" office:value-type="string" office:string-value="{“humedad“:19,”temperatura30,”radiación”:10}" calcext:value-type="string">
            <text:p>{“humedad“:19,”temperatura30,”radiación”:10}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style-name="ce1" office:value-type="string" calcext:value-type="string">
            <text:p>humedad</text:p>
          </table:table-cell>
          <table:table-cell table:style-name="ce2" office:value-type="string" calcext:value-type="string">
            <text:p>“:</text:p>
          </table:table-cell>
          <table:table-cell table:style-name="ce1" table:formula="of:=RANDBETWEEN(10;30)" office:value-type="float" office:value="30" calcext:value-type="float">
            <text:p>30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“:</text:p>
          </table:table-cell>
          <table:table-cell table:style-name="ce2" table:formula="of:=RANDBETWEEN(10;30)" office:value-type="float" office:value="17" calcext:value-type="float">
            <text:p>17</text:p>
          </table:table-cell>
          <table:table-cell table:style-name="ce2" office:value-type="string" calcext:value-type="string">
            <text:p>,”</text:p>
          </table:table-cell>
          <table:table-cell table:style-name="ce1" office:value-type="string" calcext:value-type="string">
            <text:p>radiación</text:p>
          </table:table-cell>
          <table:table-cell table:style-name="ce2" office:value-type="string" calcext:value-type="string">
            <text:p>”:</text:p>
          </table:table-cell>
          <table:table-cell table:style-name="ce2" table:formula="of:=RANDBETWEEN(10;20)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NCATENATE([.A1000];[.B1000];[.C1000];[.D1000];[.E1000];[.F1000];[.H1000];[.I1000];[.J1000];[.K1000];[.L1000];[.M1000];)" office:value-type="string" office:string-value="{“humedad“:30,”temperatura17,”radiación”:14}" calcext:value-type="string">
            <text:p>{“humedad“:30,”temperatura17,”radiación”:14}</text:p>
          </table:table-cell>
        </table:table-row>
        <table:table-row table:style-name="ro1" table:number-rows-repeated="104757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1:51:00.564486347</meta:creation-date>
    <dc:date>2017-11-07T12:02:19.615321240</dc:date>
    <meta:editing-duration>PT11M18S</meta:editing-duration>
    <meta:editing-cycles>5</meta:editing-cycles>
    <meta:generator>LibreOffice/5.1.6.2$Linux_X86_64 LibreOffice_project/10m0$Build-2</meta:generator>
    <meta:document-statistic meta:table-count="1" meta:cell-count="14000" meta:object-count="0"/>
  </office:meta>
</office:document-meta>
</file>